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re Concepts of Internal Family Systems (IFS) Therapy</text:h>
      <text:h text:style-name="Heading_20_2" text:outline-level="2">Introduction to IFS</text:h>
      <text:p text:style-name="Text_20_body"><text:span text:style-name="Strong_20_Emphasis">Internal Family Systems (IFS)</text:span> is a therapeutic model that views the mind as a system of interacting “parts” and a core Self. It was developed in the 1980s by Dr. <text:span text:style-name="Strong_20_Emphasis">Richard C. Schwartz</text:span>, who was a family therapist working with clients with eating disorders<text:a xlink:type="simple" xlink:href="https://psychology.org.au/for-members/publications/inpsych/2022/winter-2022/internal-family-systems-therapy#:~:text=Internal%20Family%20Systems%20,know%20to%20treat%20clients%20effectively’" office:target-frame-name="_blank" xlink:show="new" text:style-name="Internet_20_link" text:visited-style-name="Visited_20_Internet_20_Link">psychology.org.au</text:a><text:a xlink:type="simple" xlink:href="https://www.psychologytoday.com/us/therapy-types/internal-family-systems-therapy#:~:text=IFS%20was%20developed%20by%20psychologist,idea%20of%20the%20core%20Self" office:target-frame-name="_blank" xlink:show="new" text:style-name="Internet_20_link" text:visited-style-name="Visited_20_Internet_20_Link">psychologytoday.com</text:a>. Schwartz noticed his clients speaking as if different <text:span text:style-name="Emphasis">subpersonalities</text:span> inside them had conflicts (e.g. <text:span text:style-name="Emphasis">“a part of me wants to binge, and another part hates me for it”</text:span>). Inspired by systems thinking, he began treating these inner parts like a family, applying the same compassion and curiosity one might bring to an external family system<text:a xlink:type="simple" xlink:href="https://wentworthandassociates.com/evolution-of-the-internal-family-systems-model-by-dr-richard-schwartz-ph-d/#:~:text=The%20Internal%20Family%20Systems%20Model,therapy%20and%20the%20mind%2C%20and" office:target-frame-name="_blank" xlink:show="new" text:style-name="Internet_20_link" text:visited-style-name="Visited_20_Internet_20_Link">wentworthandassociates.com</text:a><text:a xlink:type="simple" xlink:href="https://wentworthandassociates.com/evolution-of-the-internal-family-systems-model-by-dr-richard-schwartz-ph-d/#:~:text=Since%20I%20was%20steeped%20in,used%20as%20a%20family%20therapist" office:target-frame-name="_blank" xlink:show="new" text:style-name="Internet_20_link" text:visited-style-name="Visited_20_Internet_20_Link">wentworthandassociates.com</text:a>. The result was IFS, an <text:span text:style-name="Strong_20_Emphasis">integrative</text:span> approach combining family systems therapy with the idea of a naturally <text:span text:style-name="Strong_20_Emphasis">multiple mind</text:span><text:a xlink:type="simple" xlink:href="https://www.internalfamilydynamics.com/internal-family-systems#:~:text=The%20Internal%20Family%20Systems%20Model,to%20the%20world%20of%20subpersonalities" office:target-frame-name="_blank" xlink:show="new" text:style-name="Internet_20_link" text:visited-style-name="Visited_20_Internet_20_Link">internalfamilydynamics.com</text:a><text:a xlink:type="simple" xlink:href="https://psychology.org.au/for-members/publications/inpsych/2022/winter-2022/internal-family-systems-therapy#:~:text=Initially%20developed%20for%20clinicians%20working,in%20the%20system%20results%20in" office:target-frame-name="_blank" xlink:show="new" text:style-name="Internet_20_link" text:visited-style-name="Visited_20_Internet_20_Link">psychology.org.au</text:a>. In IFS, having many parts is considered normal and even <text:span text:style-name="Strong_20_Emphasis">helpful</text:span>, not a pathological flaw<text:a xlink:type="simple" xlink:href="https://psychology.org.au/for-members/publications/inpsych/2022/winter-2022/internal-family-systems-therapy#:~:text=Initially%20developed%20for%20clinicians%20working,IFS%20seeks%20to%20empower%20and" office:target-frame-name="_blank" xlink:show="new" text:style-name="Internet_20_link" text:visited-style-name="Visited_20_Internet_20_Link">psychology.org.au</text:a>. Each part has its own perspective and role, and the goal of therapy is not to eliminate parts but to help them find healthier roles and balance<text:a xlink:type="simple" xlink:href="https://en.wikipedia.org/wiki/Internal_Family_Systems_Model#:~:text=IFS%20posits%20that%20the%20mind,the%20mind%20back%20into%20balance" office:target-frame-name="_blank" xlink:show="new" text:style-name="Internet_20_link" text:visited-style-name="Visited_20_Internet_20_Link">en.wikipedia.org</text:a><text:a xlink:type="simple" xlink:href="https://www.internalfamilydynamics.com/internal-family-systems#:~:text=The%20IFS%20Model%2C%20which%20evolved,the%20scapegoat%2C%20mascot" office:target-frame-name="_blank" xlink:show="new" text:style-name="Internet_20_link" text:visited-style-name="Visited_20_Internet_20_Link">internalfamilydynamics.com</text:a>.</text:p>
      <text:p text:style-name="Text_20_body"><text:span text:style-name="Strong_20_Emphasis">IFS is particularly effective for trauma and fragmentation.</text:span> Trauma often causes the mind to “fragment” into walled-off feelings and protective modes. IFS offers a safe, gentle way to heal this: The client’s core <text:span text:style-name="Strong_20_Emphasis">Self</text:span> is enlisted as an inner leader, and <text:span text:style-name="Strong_20_Emphasis">protective parts</text:span> are approached with respect so they don’t overwhelm the person during trauma processing<text:a xlink:type="simple" xlink:href="https://en.wikipedia.org/wiki/Internal_Family_Systems_Model#:~:text=clients%20to%20access%20and%20remain,also%20frequently%20in%20conflict%20with" office:target-frame-name="_blank" xlink:show="new" text:style-name="Internet_20_link" text:visited-style-name="Visited_20_Internet_20_Link">en.wikipedia.org</text:a>. For example, in IFS the therapist will <text:span text:style-name="Strong_20_Emphasis">not</text:span> push a client to relive a childhood trauma unless the parts of the client that protect them (such as a skeptical critic or a dissociative part) agree that it’s safe to proceed<text:a xlink:type="simple" xlink:href="https://en.wikipedia.org/wiki/Internal_Family_Systems_Model#:~:text=until%20the%20Exiles%20they%20are,also%20frequently%20in%20conflict%20with" office:target-frame-name="_blank" xlink:show="new" text:style-name="Internet_20_link" text:visited-style-name="Visited_20_Internet_20_Link">en.wikipedia.org</text:a>. This permission-based process makes IFS a relatively safe method even for very painful material<text:a xlink:type="simple" xlink:href="https://en.wikipedia.org/wiki/Internal_Family_Systems_Model#:~:text=clients%20to%20access%20and%20remain,activated%20and%20takes%20the%20lead" office:target-frame-name="_blank" xlink:show="new" text:style-name="Internet_20_link" text:visited-style-name="Visited_20_Internet_20_Link">en.wikipedia.org</text:a>. It’s a <text:span text:style-name="Strong_20_Emphasis">“no bad parts”</text:span> approach: even behaviors or emotions that seem self-destructive are understood as attempts by parts to protect the person from deeper pain<text:a xlink:type="simple" xlink:href="https://scottbarrykaufman.com/podcast/no-bad-parts-w-richard-schwartz/#:~:text=that%20maybe%20these%20parts%20aren’t,what%20they%20seem" office:target-frame-name="_blank" xlink:show="new" text:style-name="Internet_20_link" text:visited-style-name="Visited_20_Internet_20_Link">scottbarrykaufman.com</text:a><text:a xlink:type="simple" xlink:href="https://fab-freedom.com/about-internal-family-systems-therapy-2/#:~:text=of%20ourselves%20from%20a%20foundation,of%20curiosity%20and%20intimate%20care" office:target-frame-name="_blank" xlink:show="new" text:style-name="Internet_20_link" text:visited-style-name="Visited_20_Internet_20_Link">fab-freedom.com</text:a>. This compassionate, non-pathologizing stance often helps trauma survivors overcome shame and self-criticism, allowing them to finally tend to the wounded parts carrying their pain<text:a xlink:type="simple" xlink:href="https://fab-freedom.com/about-internal-family-systems-therapy-2/#:~:text=What%20is%20unique%20about%20IFS,IFS%20allows%20for%20this%20safety" office:target-frame-name="_blank" xlink:show="new" text:style-name="Internet_20_link" text:visited-style-name="Visited_20_Internet_20_Link">fab-freedom.com</text:a><text:a xlink:type="simple" xlink:href="https://scottbarrykaufman.com/podcast/no-bad-parts-w-richard-schwartz/#:~:text=the%20part%20told%20me%20the,to%20do%20that%2C%20the%20cutting" office:target-frame-name="_blank" xlink:show="new" text:style-name="Internet_20_link" text:visited-style-name="Visited_20_Internet_20_Link">scottbarrykaufman.com</text:a>. Leading trauma experts have taken notice – Dr. Bessel van der Kolk has called IFS “the treatment method that all clinicians should know” for effective trauma therapy<text:a xlink:type="simple" xlink:href="https://psychology.org.au/for-members/publications/inpsych/2022/winter-2022/internal-family-systems-therapy#:~:text=Internal%20Family%20Systems%20,know%20to%20treat%20clients%20effectively’" office:target-frame-name="_blank" xlink:show="new" text:style-name="Internet_20_link" text:visited-style-name="Visited_20_Internet_20_Link">psychology.org.au</text:a>. Over the past decade, IFS has <text:span text:style-name="Emphasis">“taken the therapy world by storm,”</text:span> gaining a reputation as a powerful, evidence-based model for healing deep wounds<text:a xlink:type="simple" xlink:href="https://psychology.org.au/for-members/publications/inpsych/2022/winter-2022/internal-family-systems-therapy#:~:text=Internal%20Family%20Systems%20,know%20to%20treat%20clients%20effectively’" office:target-frame-name="_blank" xlink:show="new" text:style-name="Internet_20_link" text:visited-style-name="Visited_20_Internet_20_Link">psychology.org.au</text:a>.</text:p>
      <text:p text:style-name="Text_20_body">Today, IFS is used not only for trauma but for a wide range of issues (from depression and anxiety to relationship problems and self-development). In 2015 it was designated an evidence-based practice by the U.S. National Registry of Evidence-based Programs and Practices<text:a xlink:type="simple" xlink:href="https://www.psychologytoday.com/us/therapy-types/internal-family-systems-therapy#:~:text=In%202015%2C%20IFS%20was%20designated,of%20an%20evidence%20base%20as" office:target-frame-name="_blank" xlink:show="new" text:style-name="Internet_20_link" text:visited-style-name="Visited_20_Internet_20_Link">psychologytoday.com</text:a>. Research, while still growing, has shown IFS can reduce PTSD symptoms, improve depression, and even help with physical pain conditions by addressing emotional burdens<text:a xlink:type="simple" xlink:href="https://www.psychologytoday.com/us/therapy-types/internal-family-systems-therapy#:~:text=In%202015%2C%20IFS%20was%20designated,as%20other%20forms%20of%20therapy" office:target-frame-name="_blank" xlink:show="new" text:style-name="Internet_20_link" text:visited-style-name="Visited_20_Internet_20_Link">psychologytoday.com</text:a>. Yet IFS is more than a technique – it’s a whole perspective on the mind: <text:span text:style-name="Strong_20_Emphasis">inside each person is an “inner family”</text:span> of parts in need of understanding. By helping our inner family become more harmonious, IFS allows the <text:span text:style-name="Strong_20_Emphasis">fragmented self to become whole</text:span> in a profound way<text:a xlink:type="simple" xlink:href="https://fab-freedom.com/about-internal-family-systems-therapy-2/#:~:text=What%20is%20unique%20about%20IFS,without%20can%20at%20last%20occur" office:target-frame-name="_blank" xlink:show="new" text:style-name="Internet_20_link" text:visited-style-name="Visited_20_Internet_20_Link">fab-freedom.com</text:a><text:a xlink:type="simple" xlink:href="https://www.internalfamilydynamics.com/internal-family-systems#:~:text=containing%20an%20ecology%20of%20relatively,released%20from%20his%20or%20her" office:target-frame-name="_blank" xlink:show="new" text:style-name="Internet_20_link" text:visited-style-name="Visited_20_Internet_20_Link">internalfamilydynamics.com</text:a>.</text:p>
      <text:h text:style-name="Heading_20_2" text:outline-level="2"><text:soft-page-break/>The Self: The Core and Compassionate Leader</text:h>
      <text:p text:style-name="Text_20_body">At the heart of IFS is the concept of the <text:span text:style-name="Strong_20_Emphasis">Self</text:span> (with a capital S). The Self is our core being – the calm, wise center that is <text:span text:style-name="Strong_20_Emphasis">not</text:span> a part, but rather the natural leader of the internal family. IFS posits that everyone has a Self, and that this Self cannot be damaged or destroyed, only obscured<text:a xlink:type="simple" xlink:href="https://scottbarrykaufman.com/podcast/no-bad-parts-w-richard-schwartz/#:~:text=And%20when%20I%20would%20ask,in%20everybody%2C%20can’t%20be%20damaged" office:target-frame-name="_blank" xlink:show="new" text:style-name="Internet_20_link" text:visited-style-name="Visited_20_Internet_20_Link">scottbarrykaufman.com</text:a><text:a xlink:type="simple" xlink:href="https://scottbarrykaufman.com/podcast/no-bad-parts-w-richard-schwartz/#:~:text=that’s%20me,in%20everybody%2C%20can’t%20be%20damaged" office:target-frame-name="_blank" xlink:show="new" text:style-name="Internet_20_link" text:visited-style-name="Visited_20_Internet_20_Link">scottbarrykaufman.com</text:a>. No matter how troubled or fragmented a person may seem, Schwartz found that when protective parts relaxed, the person’s Self would spontaneously emerge with a remarkable set of <text:span text:style-name="Strong_20_Emphasis">healing qualities</text:span><text:a xlink:type="simple" xlink:href="https://scottbarrykaufman.com/podcast/no-bad-parts-w-richard-schwartz/#:~:text=And%20when%20I%20would%20ask,in%20everybody%2C%20can’t%20be%20damaged" office:target-frame-name="_blank" xlink:show="new" text:style-name="Internet_20_link" text:visited-style-name="Visited_20_Internet_20_Link">scottbarrykaufman.com</text:a><text:a xlink:type="simple" xlink:href="https://www.therapywithalessio.com/articles/self-in-ifs-therapy-what-it-is-what-are-the-8-cs-and-the-5-ps-of-self#:~:text=Richard%20Schwartz%20found%20that%2C%20no,feeling%20more%20space”" office:target-frame-name="_blank" xlink:show="new" text:style-name="Internet_20_link" text:visited-style-name="Visited_20_Internet_20_Link">therapywithalessio.com</text:a>. Clients would suddenly display curiosity about themselves, or compassion toward a hurting part, or a sense of calm, even if moments before they felt overwhelmed. Over time, Schwartz catalogued these core qualities of Self – often called the “8 C’s” of Self-leadership<text:a xlink:type="simple" xlink:href="https://scottbarrykaufman.com/podcast/no-bad-parts-w-richard-schwartz/#:~:text=qualities%20of%20calm%2C%20confidence%2C%20curiosity%2C,creativity%2C%20clarity%2C%20courage%2C%20and%20connectedness" office:target-frame-name="_blank" xlink:show="new" text:style-name="Internet_20_link" text:visited-style-name="Visited_20_Internet_20_Link">scottbarrykaufman.com</text:a><text:a xlink:type="simple" xlink:href="https://scottbarrykaufman.com/podcast/no-bad-parts-w-richard-schwartz/#:~:text=Knows%20how%20to%20heal%2C%20and,every%20spiritual%20tradition%20has%20made" office:target-frame-name="_blank" xlink:show="new" text:style-name="Internet_20_link" text:visited-style-name="Visited_20_Internet_20_Link">scottbarrykaufman.com</text:a>:</text:p>
      <text:list xml:id="list1044599118" text:style-name="L1">
        <text:list-item>
          <text:p text:style-name="P1"><text:span text:style-name="Strong_20_Emphasis">Calmness</text:span> – An inner peace and steadiness, even when witnessing upsetting material<text:a xlink:type="simple" xlink:href="https://scottbarrykaufman.com/podcast/no-bad-parts-w-richard-schwartz/#:~:text=And%20when%20I%20would%20ask,in%20everybody%2C%20can’t%20be%20damaged" office:target-frame-name="_blank" xlink:show="new" text:style-name="Internet_20_link" text:visited-style-name="Visited_20_Internet_20_Link">scottbarrykaufman.com</text:a>.</text:p>
        </text:list-item>
        <text:list-item>
          <text:p text:style-name="P1"><text:span text:style-name="Strong_20_Emphasis">Curiosity</text:span> – A genuinely interested, non-judgmental desire to understand one’s parts (e.g. <text:span text:style-name="Emphasis">“Why do I feel this anger? I want to get to know it”</text:span>)<text:a xlink:type="simple" xlink:href="https://scottbarrykaufman.com/podcast/no-bad-parts-w-richard-schwartz/#:~:text=And%20when%20I%20would%20ask,in%20everybody%2C%20can’t%20be%20damaged" office:target-frame-name="_blank" xlink:show="new" text:style-name="Internet_20_link" text:visited-style-name="Visited_20_Internet_20_Link">scottbarrykaufman.com</text:a><text:a xlink:type="simple" xlink:href="https://scottbarrykaufman.com/podcast/no-bad-parts-w-richard-schwartz/#:~:text=Knows%20how%20to%20heal%2C%20and,every%20spiritual%20tradition%20has%20made" office:target-frame-name="_blank" xlink:show="new" text:style-name="Internet_20_link" text:visited-style-name="Visited_20_Internet_20_Link">scottbarrykaufman.com</text:a>.</text:p>
        </text:list-item>
        <text:list-item>
          <text:p text:style-name="P1"><text:span text:style-name="Strong_20_Emphasis">Compassion</text:span> – A heartfelt caring for one’s parts; the ability to feel for their suffering without being overwhelmed by it<text:a xlink:type="simple" xlink:href="https://scottbarrykaufman.com/podcast/no-bad-parts-w-richard-schwartz/#:~:text=that’s%20me,in%20everybody%2C%20can’t%20be%20damaged" office:target-frame-name="_blank" xlink:show="new" text:style-name="Internet_20_link" text:visited-style-name="Visited_20_Internet_20_Link">scottbarrykaufman.com</text:a><text:a xlink:type="simple" xlink:href="https://scottbarrykaufman.com/podcast/no-bad-parts-w-richard-schwartz/#:~:text=Knows%20how%20to%20heal%2C%20and,every%20spiritual%20tradition%20has%20made" office:target-frame-name="_blank" xlink:show="new" text:style-name="Internet_20_link" text:visited-style-name="Visited_20_Internet_20_Link">scottbarrykaufman.com</text:a>.</text:p>
        </text:list-item>
        <text:list-item>
          <text:p text:style-name="P1"><text:span text:style-name="Strong_20_Emphasis">Clarity</text:span> – Seeing things as they are, without the distortions or confusions that parts may introduce. It’s an intuitive wisdom about what’s really going on internally<text:a xlink:type="simple" xlink:href="https://www.internalfamilydynamics.com/internal-family-systems#:~:text=Clarity" office:target-frame-name="_blank" xlink:show="new" text:style-name="Internet_20_link" text:visited-style-name="Visited_20_Internet_20_Link">internalfamilydynamics.com</text:a><text:a xlink:type="simple" xlink:href="https://www.internalfamilydynamics.com/internal-family-systems#:~:text=The%20Internal%20Family%20Systems%20Model,to%20the%20world%20of%20subpersonalities" office:target-frame-name="_blank" xlink:show="new" text:style-name="Internet_20_link" text:visited-style-name="Visited_20_Internet_20_Link">internalfamilydynamics.com</text:a>.</text:p>
        </text:list-item>
        <text:list-item>
          <text:p text:style-name="P1"><text:span text:style-name="Strong_20_Emphasis">Confidence</text:span> – Deep trust in oneself; the sense that “I (Self) can handle this” even if parts are anxious or doubting<text:a xlink:type="simple" xlink:href="https://www.psychologytoday.com/us/therapy-types/internal-family-systems-therapy#:~:text=1,Connectedness" office:target-frame-name="_blank" xlink:show="new" text:style-name="Internet_20_link" text:visited-style-name="Visited_20_Internet_20_Link">psychologytoday.com</text:a>.</text:p>
        </text:list-item>
        <text:list-item>
          <text:p text:style-name="P1"><text:span text:style-name="Strong_20_Emphasis">Courage</text:span> – The strength to take compassionate action, to face fears and difficult emotions that parts present, knowing the Self can survive it<text:a xlink:type="simple" xlink:href="https://www.therapywithalessio.com/articles/self-in-ifs-therapy-what-it-is-what-are-the-8-cs-and-the-5-ps-of-self#:~:text=Once%20parts%20started%20to%20open,6C%29%20developed" office:target-frame-name="_blank" xlink:show="new" text:style-name="Internet_20_link" text:visited-style-name="Visited_20_Internet_20_Link">therapywithalessio.com</text:a><text:a xlink:type="simple" xlink:href="https://scottbarrykaufman.com/podcast/no-bad-parts-w-richard-schwartz/#:~:text=Knows%20how%20to%20heal%2C%20and,every%20spiritual%20tradition%20has%20made" office:target-frame-name="_blank" xlink:show="new" text:style-name="Internet_20_link" text:visited-style-name="Visited_20_Internet_20_Link">scottbarrykaufman.com</text:a>.</text:p>
        </text:list-item>
        <text:list-item>
          <text:p text:style-name="P1"><text:span text:style-name="Strong_20_Emphasis">Creativity</text:span> – The ability to come up with innovative solutions or healing gestures that help parts transform (for example, envisioning giving a frightened child-part a comforting gift)<text:a xlink:type="simple" xlink:href="https://www.therapywithalessio.com/articles/self-in-ifs-therapy-what-it-is-what-are-the-8-cs-and-the-5-ps-of-self#:~:text=their%20responses%2C%20a%20sense%20of,6C%29%20developed" office:target-frame-name="_blank" xlink:show="new" text:style-name="Internet_20_link" text:visited-style-name="Visited_20_Internet_20_Link">therapywithalessio.com</text:a><text:a xlink:type="simple" xlink:href="https://scottbarrykaufman.com/podcast/no-bad-parts-w-richard-schwartz/#:~:text=Knows%20how%20to%20heal%2C%20and,every%20spiritual%20tradition%20has%20made" office:target-frame-name="_blank" xlink:show="new" text:style-name="Internet_20_link" text:visited-style-name="Visited_20_Internet_20_Link">scottbarrykaufman.com</text:a>.</text:p>
        </text:list-item>
        <text:list-item>
          <text:p text:style-name="P1"><text:span text:style-name="Strong_20_Emphasis">Connectedness</text:span> – A sense of connection internally (parts trusting Self and each other) and externally (feeling connected to others or something larger). Self is often described as feeling “in relationship” rather than alone<text:a xlink:type="simple" xlink:href="https://scottbarrykaufman.com/podcast/no-bad-parts-w-richard-schwartz/#:~:text=Knows%20how%20to%20heal%2C%20and,every%20spiritual%20tradition%20has%20made" office:target-frame-name="_blank" xlink:show="new" text:style-name="Internet_20_link" text:visited-style-name="Visited_20_Internet_20_Link">scottbarrykaufman.com</text:a><text:a xlink:type="simple" xlink:href="https://www.psychologytoday.com/us/therapy-types/internal-family-systems-therapy#:~:text=1,Connectedness" office:target-frame-name="_blank" xlink:show="new" text:style-name="Internet_20_link" text:visited-style-name="Visited_20_Internet_20_Link">psychologytoday.com</text:a>.</text:p>
        </text:list-item>
      </text:list>
      <text:p text:style-name="Text_20_body">IFS also identifies <text:span text:style-name="Strong_20_Emphasis">five “P’s”</text:span> – additional qualities of Self: <text:span text:style-name="Strong_20_Emphasis">Patience, Perspective, Persistence, Presence, and Playfulness</text:span><text:a xlink:type="simple" xlink:href="https://www.psychologytoday.com/us/therapy-types/internal-family-systems-therapy#:~:text=The%20five%20Ps%20are%3A" office:target-frame-name="_blank" xlink:show="new" text:style-name="Internet_20_link" text:visited-style-name="Visited_20_Internet_20_Link">psychologytoday.com</text:a>. These often naturally accompany the 8 C’s. For instance, when in Self a person might have a steady Patience with their process, an ability to see things in Perspective, a persistent commitment to stay present to a part’s story, a special warm Presence that parts can sense, and even a lightness or Playfulness once healing is underway (e.g. joking kindly with a formerly afraid part)<text:a xlink:type="simple" xlink:href="https://www.therapywithalessio.com/articles/self-in-ifs-therapy-what-it-is-what-are-the-8-cs-and-the-5-ps-of-self#:~:text=From%20a%20place%20of%20compassion%2C,pace%20that%20was%20most%20beneficial" office:target-frame-name="_blank" xlink:show="new" text:style-name="Internet_20_link" text:visited-style-name="Visited_20_Internet_20_Link">therapywithalessio.com</text:a><text:a xlink:type="simple" xlink:href="https://www.therapywithalessio.com/articles/self-in-ifs-therapy-what-it-is-what-are-the-8-cs-and-the-5-ps-of-self#:~:text=Often%2C%20once%20parts%20healed%2C%20the,when%20engaging%20with%20parts" office:target-frame-name="_blank" xlink:show="new" text:style-name="Internet_20_link" text:visited-style-name="Visited_20_Internet_20_Link">therapywithalessio.com</text:a>.</text:p>
      <text:p text:style-name="Text_20_body">Importantly, the Self is not something the therapist gives the client – it’s believed to be always there, just beneath the surface of the parts. <text:span text:style-name="Emphasis">“Self is in everybody; it can’t be damaged. It knows how </text:span><text:soft-page-break/><text:span text:style-name="Emphasis">to heal, and is just beneath the surface of these parts, such that when they open space, it pops out,”</text:span> explains Schwartz<text:a xlink:type="simple" xlink:href="https://scottbarrykaufman.com/podcast/no-bad-parts-w-richard-schwartz/#:~:text=And%20when%20I%20would%20ask,in%20everybody%2C%20can’t%20be%20damaged" office:target-frame-name="_blank" xlink:show="new" text:style-name="Internet_20_link" text:visited-style-name="Visited_20_Internet_20_Link">scottbarrykaufman.com</text:a><text:a xlink:type="simple" xlink:href="https://scottbarrykaufman.com/podcast/no-bad-parts-w-richard-schwartz/#:~:text=can%20safely%20say%20that%20that ,in%20everybody%2C%20can’t%20be%20damaged" office:target-frame-name="_blank" xlink:show="new" text:style-name="Internet_20_link" text:visited-style-name="Visited_20_Internet_20_Link">scottbarrykaufman.com</text:a>. In practical terms, much of IFS therapy is about helping the client <text:span text:style-name="Strong_20_Emphasis">“unblend”</text:span> from their parts so that their Self can emerge and lead (more on blending/unblending below). When a person has even a bit of Self present, you can often tell because these qualities show up. For example, a client who initially says, “I hate this anxious part of me,” might, after some unblending, suddenly say, “I’m actually curious why this anxious part is so worried” – a clear sign of the curiosity and compassion of Self coming online.</text:p>
      <text:p text:style-name="Text_20_body">Clients often report <text:span text:style-name="Strong_20_Emphasis">somatic sensations</text:span> when the Self comes forward. They may feel an easing of tension or a sense of spaciousness in the body. One client described it as if their chest had more room to breathe once their protective parts relaxed<text:a xlink:type="simple" xlink:href="https://www.therapywithalessio.com/articles/self-in-ifs-therapy-what-it-is-what-are-the-8-cs-and-the-5-ps-of-self#:~:text=Richard%20Schwartz%20found%20that%2C%20no,feeling%20more%20space”" office:target-frame-name="_blank" xlink:show="new" text:style-name="Internet_20_link" text:visited-style-name="Visited_20_Internet_20_Link">therapywithalessio.com</text:a><text:a xlink:type="simple" xlink:href="https://www.therapywithalessio.com/articles/self-in-ifs-therapy-what-it-is-what-are-the-8-cs-and-the-5-ps-of-self#:~:text=qualities,feeling%20more%20space”" office:target-frame-name="_blank" xlink:show="new" text:style-name="Internet_20_link" text:visited-style-name="Visited_20_Internet_20_Link">therapywithalessio.com</text:a>. This makes sense, as the Self carries an embodied calm. In IFS sessions, when a client achieves Self presence, their voice may become more grounded and gentle, their face often softens, and there’s a palpable shift toward peace. The person is <text:span text:style-name="Strong_20_Emphasis">“in Self”</text:span> – a state of clarity and compassion. From this state, true healing dialogue with their parts can occur.</text:p>
      <text:p text:style-name="Text_20_body">The Self’s <text:span text:style-name="Strong_20_Emphasis">leadership role</text:span> is central. IFS sees the Self as the natural inner leader that, ideally, all parts will trust. In a well-functioning internal system, the Self is like a good parent or a skilled captain, and the parts are like beloved children or crew members – each contributing in their own way under the Self’s guidance. When trauma or stress hits, often parts take over the leadership, pushing the Self aside. This is when people say <text:span text:style-name="Emphasis">“I wasn’t myself – my anger got the best of me,”</text:span> indicating a part blended with Self. The work of IFS is to restore <text:span text:style-name="Strong_20_Emphasis">Self-leadership</text:span>: parts learn to trust the Self again and allow it to make decisions, resulting in a person who feels internally coherent and balanced<text:a xlink:type="simple" xlink:href="https://en.wikipedia.org/wiki/Internal_Family_Systems_Model#:~:text=,internal%20harmony%20under%20its%20guidance" office:target-frame-name="_blank" xlink:show="new" text:style-name="Internet_20_link" text:visited-style-name="Visited_20_Internet_20_Link">en.wikipedia.org</text:a><text:a xlink:type="simple" xlink:href="https://en.wikipedia.org/wiki/Internal_Family_Systems_Model#:~:text=each%20other%2C%20resulting%20in%20internal,internal%20harmony%20under%20its%20guidance" office:target-frame-name="_blank" xlink:show="new" text:style-name="Internet_20_link" text:visited-style-name="Visited_20_Internet_20_Link">en.wikipedia.org</text:a>. Therapists often encourage clients to personify their Self as an inner leader – for instance, imagining their Self giving comfort and direction to a scared part, like a loving inner parent. When Self is in charge, the internal system moves from chaos or rigidity into <text:span text:style-name="Strong_20_Emphasis">cooperation and harmony</text:span>, because Self embodies the compassion and wisdom needed to coordinate all parts fairly<text:a xlink:type="simple" xlink:href="https://en.wikipedia.org/wiki/Internal_Family_Systems_Model#:~:text=,internal%20harmony%20under%20its%20guidance" office:target-frame-name="_blank" xlink:show="new" text:style-name="Internet_20_link" text:visited-style-name="Visited_20_Internet_20_Link">en.wikipedia.org</text:a><text:a xlink:type="simple" xlink:href="https://www.psychologytoday.com/us/therapy-types/internal-family-systems-therapy#:~:text=achieving%20three%20goals%20of%20IFS%3A" office:target-frame-name="_blank" xlink:show="new" text:style-name="Internet_20_link" text:visited-style-name="Visited_20_Internet_20_Link">psychologytoday.com</text:a>.</text:p>
      <text:p text:style-name="Text_20_body"><text:span text:style-name="Strong_20_Emphasis">Blending vs. Unblending:</text:span> A key skill in IFS is recognizing when the Self is “blended” with a part and how to unblend. <text:span text:style-name="Strong_20_Emphasis">Blending</text:span> means a part’s thoughts or feelings have flooded the Self to the point that the person <text:span text:style-name="Emphasis">identifies</text:span> with the part. For example, if an angry part is blended, the person will say <text:span text:style-name="Emphasis">“I am angry!”</text:span> and feel no separation – in that moment, the angry part <text:span text:style-name="Strong_20_Emphasis">is</text:span> them. Their core Self is eclipsed (Schwartz likens it to the sun being obscured by clouds – the sun of Self is still there, but we can’t see it through the cloud of the part’s emotion). When blended, our perspective is distorted by the part’s agenda<text:a xlink:type="simple" xlink:href="https://www.internalfamilysystems.org/blog/how%20to%20unblend#:~:text=In%20IFS%2C%20we%20view%20the,central%20to%20the%20IFS%20model" office:target-frame-name="_blank" xlink:show="new" text:style-name="Internet_20_link" text:visited-style-name="Visited_20_Internet_20_Link">internalfamilysystems.org</text:a><text:a xlink:type="simple" xlink:href="https://www.internalfamilysystems.org/blog/how%20to%20unblend#:~:text=Why%20Is%20Unblending%20Important%3F" office:target-frame-name="_blank" xlink:show="new" text:style-name="Internet_20_link" text:visited-style-name="Visited_20_Internet_20_Link">internalfamilysystems.org</text:a>. We speak as <text:span text:style-name="Emphasis">that part</text:span> (“He hurt me and I want to scream!”) rather than <text:span text:style-name="Emphasis">to that part</text:span>. In contrast, <text:span text:style-name="Strong_20_Emphasis">unblending</text:span> means creating space between the Self and the part, so the Self can observe and interact with the part, rather than being drowned in its experience<text:a xlink:type="simple" xlink:href="https://www.internalfamilysystems.org/blog/how%20to%20unblend#:~:text=thoughts%2C%20emotions%2C%20and%20beliefs,central%20to%20the%20IFS%20model" office:target-frame-name="_blank" xlink:show="new" text:style-name="Internet_20_link" text:visited-style-name="Visited_20_Internet_20_Link">internalfamilysystems.org</text:a><text:a xlink:type="simple" xlink:href="https://www.internalfamilysystems.org/blog/how%20to%20unblend#:~:text=One%20powerful%20tool%20for%20unblending,without%20becoming%20overwhelmed%20by%20it" office:target-frame-name="_blank" xlink:show="new" text:style-name="Internet_20_link" text:visited-style-name="Visited_20_Internet_20_Link">internalfamilysystems.org</text:a>. It’s the difference between <text:span text:style-name="Strong_20_Emphasis">“I am anxious”</text:span> and <text:span text:style-name="Strong_20_Emphasis">“A part of me is feeling anxious”</text:span><text:a xlink:type="simple" xlink:href="https://www.internalfamilysystems.org/blog/how%20to%20unblend#:~:text=" office:target-frame-name="_blank" xlink:show="new" text:style-name="Internet_20_link" text:visited-style-name="Visited_20_Internet_20_Link">internalfamilysystems.org</text:a>. The latter phrasing, which IFS actively encourages, already introduces a bit of Self perspective – it acknowledges that the anxiety is just one part of you, not the whole of you<text:a xlink:type="simple" xlink:href="https://www.internalfamilysystems.org/blog/how%20to%20unblend#:~:text=" office:target-frame-name="_blank" xlink:show="new" text:style-name="Internet_20_link" text:visited-style-name="Visited_20_Internet_20_Link">internalfamilysystems.org</text:a>.</text:p>
      <text:p text:style-name="Text_20_body">Therapeutically, learning to unblend is tremendously empowering. When you are unblended, you can access your Self’s resources (calm, curiosity, etc.) to help the part, rather than being swept away by the part’s emotion<text:a xlink:type="simple" xlink:href="https://www.internalfamilysystems.org/blog/how%20to%20unblend#:~:text=%23%204.%20Strengthen%20Self" office:target-frame-name="_blank" xlink:show="new" text:style-name="Internet_20_link" text:visited-style-name="Visited_20_Internet_20_Link">internalfamilysystems.org</text:a><text:a xlink:type="simple" xlink:href="https://www.internalfamilysystems.org/blog/how%20to%20unblend#:~:text=,Parts" office:target-frame-name="_blank" xlink:show="new" text:style-name="Internet_20_link" text:visited-style-name="Visited_20_Internet_20_Link">internalfamilysystems.org</text:a>. IFS teaches several techniques to facilitate unblending<text:a xlink:type="simple" xlink:href="https://www.internalfamilysystems.org/blog/how%20to%20unblend#:~:text=The%20process%20of%20unblending%20in,Let’s%20walk%20through%20the%20process" office:target-frame-name="_blank" xlink:show="new" text:style-name="Internet_20_link" text:visited-style-name="Visited_20_Internet_20_Link">internalfamilysystems.org</text:a><text:a xlink:type="simple" xlink:href="https://www.internalfamilysystems.org/blog/how%20to%20unblend#:~:text=" office:target-frame-name="_blank" xlink:show="new" text:style-name="Internet_20_link" text:visited-style-name="Visited_20_Internet_20_Link">internalfamilysystems.org</text:a>:</text:p>
      <text:list xml:id="list1935699918" text:style-name="L2">
        <text:list-item>
          <text:p text:style-name="P2"><text:soft-page-break/><text:span text:style-name="Strong_20_Emphasis">Mindful Noticing:</text:span> Simply pause and notice what you’re feeling in the moment<text:a xlink:type="simple" xlink:href="https://www.internalfamilysystems.org/blog/how%20to%20unblend#:~:text=,How%20You%20Feel" office:target-frame-name="_blank" xlink:show="new" text:style-name="Internet_20_link" text:visited-style-name="Visited_20_Internet_20_Link">internalfamilysystems.org</text:a>. Name the emotion and see if you can sense it as coming from a part of you. This act of noticing begins to separate the observer (Self) from the emotion (part). For example, <text:span text:style-name="Emphasis">“I notice a heavy feeling in my chest – maybe that’s a sad part of me.”</text:span></text:p>
        </text:list-item>
        <text:list-item>
          <text:p text:style-name="P2"><text:span text:style-name="Strong_20_Emphasis">Curious Questioning:</text:span> Ask yourself (or the part), <text:span text:style-name="Emphasis">“What am I feeling right now, and could this be a part of me?”</text:span><text:a xlink:type="simple" xlink:href="https://www.internalfamilysystems.org/blog/how%20to%20unblend#:~:text=Why%20Is%20Unblending%20Important%3F" office:target-frame-name="_blank" xlink:show="new" text:style-name="Internet_20_link" text:visited-style-name="Visited_20_Internet_20_Link">internalfamilysystems.org</text:a><text:a xlink:type="simple" xlink:href="https://www.internalfamilysystems.org/blog/how%20to%20unblend#:~:text=,How%20You%20Feel" office:target-frame-name="_blank" xlink:show="new" text:style-name="Internet_20_link" text:visited-style-name="Visited_20_Internet_20_Link">internalfamilysystems.org</text:a> Sometimes just wondering which part might be activated starts to activate your Self. You shift from <text:span text:style-name="Emphasis">being</text:span> in the feeling to <text:span text:style-name="Emphasis">investigating</text:span> the feeling with interest<text:a xlink:type="simple" xlink:href="https://www.internalfamilysystems.org/blog/how%20to%20unblend#:~:text=“I%20wonder%20if%20this%20is,and%20the%20part%20that’s%20active" office:target-frame-name="_blank" xlink:show="new" text:style-name="Internet_20_link" text:visited-style-name="Visited_20_Internet_20_Link">internalfamilysystems.org</text:a>.</text:p>
        </text:list-item>
        <text:list-item>
          <text:p text:style-name="P2"><text:span text:style-name="Strong_20_Emphasis">Language Shift (Name the Part):</text:span> Deliberately use language that separates Self from the part. Instead of “I’m panicking,” say “A part of me is panicking.” Instead of “I’m worthless,” maybe say “Part of me feels worthless.” This seemingly small semantic change is a powerful tool – it reminds you that <text:span text:style-name="Strong_20_Emphasis">you (Self) are not identical to that feeling</text:span>, but rather you have a part that feels that way<text:a xlink:type="simple" xlink:href="https://www.internalfamilysystems.org/blog/how%20to%20unblend#:~:text=" office:target-frame-name="_blank" xlink:show="new" text:style-name="Internet_20_link" text:visited-style-name="Visited_20_Internet_20_Link">internalfamilysystems.org</text:a>. Giving the part a simple name or label (e.g. “the Panicker” or “the Critic”) can help you step back and relate to it, rather than from it.</text:p>
        </text:list-item>
        <text:list-item>
          <text:p text:style-name="P2"><text:span text:style-name="Strong_20_Emphasis">Breath and Body Awareness:</text:span> Ground yourself in your body through a few deep breaths or by feeling your feet on the floor. This helps the reactive part relax. As you breathe, you might even gently address the part in your mind: <text:span text:style-name="Emphasis">“I know you’re there, I’m here too.”</text:span> Grounding techniques signal to your nervous system that the Self is present and in a calmer state, which can give a blended part permission to loosen its grip<text:a xlink:type="simple" xlink:href="https://www.internalfamilysystems.org/blog/how%20to%20unblend#:~:text=blended%20with%20a%20part%2C%20especially,recognize%20blending%20when%20it%20happens" office:target-frame-name="_blank" xlink:show="new" text:style-name="Internet_20_link" text:visited-style-name="Visited_20_Internet_20_Link">internalfamilysystems.org</text:a>.</text:p>
        </text:list-item>
        <text:list-item>
          <text:p text:style-name="P2"><text:span text:style-name="Strong_20_Emphasis">Invite the Part to Step Back:</text:span> In IFS, the therapist might directly ask the client’s part, “Would you be willing to give [client’s name] a little space, just for a moment, so they can hear you better?” Surprisingly often, parts will oblige when asked politely. They ultimately want the Self’s help. As parts step back, clients report feeling a shift – often the intense emotion dial downs, and those 8 C’s begin to surface (perhaps a bit of curiosity or calm arises)<text:a xlink:type="simple" xlink:href="https://www.internalfamilysystems.org/blog/how%20to%20unblend#:~:text=%23%204.%20Strengthen%20Self" office:target-frame-name="_blank" xlink:show="new" text:style-name="Internet_20_link" text:visited-style-name="Visited_20_Internet_20_Link">internalfamilysystems.org</text:a>. This indicates successful unblending.</text:p>
        </text:list-item>
      </text:list>
      <text:p text:style-name="Text_20_body">When unblending occurs, clients frequently experience immediate benefits: more emotional <text:span text:style-name="Strong_20_Emphasis">clarity</text:span>, a sense of <text:span text:style-name="Strong_20_Emphasis">relief or control</text:span>, and access to compassion for themselves<text:a xlink:type="simple" xlink:href="https://www.internalfamilysystems.org/blog/how%20to%20unblend#:~:text=Unblending%20is%20a%20powerful%20practice,When%20we%20are%20unblended%2C%20we" office:target-frame-name="_blank" xlink:show="new" text:style-name="Internet_20_link" text:visited-style-name="Visited_20_Internet_20_Link">internalfamilysystems.org</text:a><text:a xlink:type="simple" xlink:href="https://www.internalfamilysystems.org/blog/how%20to%20unblend#:~:text=,like%20anger%2C%20anxiety%2C%20and%20sadness" office:target-frame-name="_blank" xlink:show="new" text:style-name="Internet_20_link" text:visited-style-name="Visited_20_Internet_20_Link">internalfamilysystems.org</text:a>. For example, if an anxious part was making your chest tight and full of worry, once it steps back you might suddenly breathe easier and feel, “Okay, I’m anxious but <text:span text:style-name="Emphasis">I</text:span> (Self) am not overwhelmed by it. I can handle this feeling.” The part hasn’t disappeared – it’s now right next to you instead of fused with you. From that position, you can have a dialog with the part (e.g. “I see you’re really worried; tell me what you’re afraid of.”).</text:p>
      <text:p text:style-name="Text_20_body">Unblending takes practice. At first, some people find it challenging to even recognize when they are blended because they’ve lived that way for so long (like a fish in water)<text:a xlink:type="simple" xlink:href="https://www.internalfamilysystems.org/blog/how%20to%20unblend#:~:text=,recognize%20blending%20when%20it%20happens" office:target-frame-name="_blank" xlink:show="new" text:style-name="Internet_20_link" text:visited-style-name="Visited_20_Internet_20_Link">internalfamilysystems.org</text:a>. A person deeply blended with a critical part might say “It’s not a part, it’s just true that I’m bad.” Gently, the therapist will persist in externalizing that voice as a part to create room for Self. Other challenges include parts that are so strong that they quickly “re-blend” (for instance, a rage part that keeps rushing back in). In such cases, grounding exercises and reassurance are key: <text:span text:style-name="Emphasis">“I know this anger is really intense. Let’s help it trust that you will listen, even if it steps back a little.”</text:span> Over time, parts do learn to trust the process, especially as they <text:span text:style-name="Emphasis">feel</text:span> the Self’s compassion when unblended. Even a few seconds of Self can be transformative – the client might suddenly empathize <text:soft-page-break/>with a part that they hated before, which in turn softens the part. IFS practitioners often say that <text:span text:style-name="Strong_20_Emphasis">unblending, in and of itself, is healing</text:span>. It proves to the system that there is a core Self available and in charge, which is inherently calming. In day-to-day life, being able to step back and say “A part of me is feeling X” creates a kind of inner freedom: you have feelings, but you are not <text:span text:style-name="Emphasis">defined</text:span> by them. This opens the door for true internal dialogue and healing.</text:p>
      <text:h text:style-name="Heading_20_2" text:outline-level="2">Part Types: Managers, Firefighters, and Exiles</text:h>
      <text:p text:style-name="Text_20_body">IFS divides our inner cast of characters into three broad categories of parts: <text:span text:style-name="Strong_20_Emphasis">Managers, Firefighters, and Exiles</text:span><text:a xlink:type="simple" xlink:href="https://en.wikipedia.org/wiki/Internal_Family_Systems_Model#:~:text=In%20the%20IFS%20model%2C%20there,4" office:target-frame-name="_blank" xlink:show="new" text:style-name="Internet_20_link" text:visited-style-name="Visited_20_Internet_20_Link">en.wikipedia.org</text:a>. Understanding these roles is key to navigating the internal family.</text:p>
      <text:list xml:id="list3064780082" text:style-name="L3">
        <text:list-item>
          <text:p text:style-name="P3"><text:span text:style-name="Strong_20_Emphasis">Exiles: The Wounded Children.</text:span> Exiles are the young, hurt parts of us that carry <text:span text:style-name="Strong_20_Emphasis">trauma, pain, and shame</text:span> from the past<text:a xlink:type="simple" xlink:href="https://en.wikipedia.org/wiki/Internal_Family_Systems_Model#:~:text=1,They%20work" office:target-frame-name="_blank" xlink:show="new" text:style-name="Internet_20_link" text:visited-style-name="Visited_20_Internet_20_Link">en.wikipedia.org</text:a>. They often originate in childhood or other vulnerable times. An exile holds the raw emotions and memories that were too overwhelming for us at the time of the wounding – like terror from an abusive incident, grief from a loss, or the deep loneliness of a neglected child<text:a xlink:type="simple" xlink:href="https://www.fostercounseling.org/resources-and-blog/understanding-exile-parts-in-internal-family-systems-ifs#:~:text=Exile%20parts%20in%20IFS%20are,parts%20out%20of%20conscious%20awareness" office:target-frame-name="_blank" xlink:show="new" text:style-name="Internet_20_link" text:visited-style-name="Visited_20_Internet_20_Link">fostercounseling.org</text:a><text:a xlink:type="simple" xlink:href="https://www.fostercounseling.org/resources-and-blog/understanding-exile-parts-in-internal-family-systems-ifs#:~:text=Exile%20parts%20carry%20the%20raw,mental%20health%20if%20not%20addressed" office:target-frame-name="_blank" xlink:show="new" text:style-name="Internet_20_link" text:visited-style-name="Visited_20_Internet_20_Link">fostercounseling.org</text:a>. Because their pain is so intense, the psyche “exiles” these parts to keep them out of everyday consciousness. We try not to feel or see them. You can imagine an exile as an inner child hiding in a closet, carrying burdens of fear, shame, or hurt. For example, an exile might be a 5-year-old part holding the belief “I’m bad and unlovable” because of childhood abuse. Exiles desperately want to be cared for and heard, but they also are stuck in the past and can flood us with overwhelming emotion if triggered<text:a xlink:type="simple" xlink:href="https://www.fostercounseling.org/resources-and-blog/understanding-exile-parts-in-internal-family-systems-ifs#:~:text=How%20Exile%20Parts%20Manifest" office:target-frame-name="_blank" xlink:show="new" text:style-name="Internet_20_link" text:visited-style-name="Visited_20_Internet_20_Link">fostercounseling.org</text:a><text:a xlink:type="simple" xlink:href="https://www.fostercounseling.org/resources-and-blog/understanding-exile-parts-in-internal-family-systems-ifs#:~:text=When%20exile%20parts%20are%20triggered%2C,such%20as%20depression%20and%20anxiety" office:target-frame-name="_blank" xlink:show="new" text:style-name="Internet_20_link" text:visited-style-name="Visited_20_Internet_20_Link">fostercounseling.org</text:a>. When an exile does get triggered (say, something in the present reminds it of the old hurt), we may suddenly feel engulfed by feelings like panic, despair, or rage that seem out of proportion to the current situation<text:a xlink:type="simple" xlink:href="https://www.fostercounseling.org/resources-and-blog/understanding-exile-parts-in-internal-family-systems-ifs#:~:text=How%20Exile%20Parts%20Manifest" office:target-frame-name="_blank" xlink:show="new" text:style-name="Internet_20_link" text:visited-style-name="Visited_20_Internet_20_Link">fostercounseling.org</text:a><text:a xlink:type="simple" xlink:href="https://www.fostercounseling.org/resources-and-blog/understanding-exile-parts-in-internal-family-systems-ifs#:~:text=When%20exile%20parts%20are%20triggered%2C,such%20as%20depression%20and%20anxiety" office:target-frame-name="_blank" xlink:show="new" text:style-name="Internet_20_link" text:visited-style-name="Visited_20_Internet_20_Link">fostercounseling.org</text:a>. That’s a sign an exile has burst out, bringing its old pain into the now. Much of IFS therapy centers on gently <text:span text:style-name="Strong_20_Emphasis">uncovering and healing exiles</text:span>, because they carry the core of our hurt. Once unburdened (healed), these parts often transform into vibrant aspects of our personality (e.g., an exile holding sadness might transform into a part that brings depth and empathy once its sadness is released).</text:p>
        </text:list-item>
        <text:list-item>
          <text:p text:style-name="P3"><text:span text:style-name="Strong_20_Emphasis">Managers: The Proactive Protectors.</text:span> Managers are the parts that run our day-to-day life in a way that minimizes risk and vulnerability<text:a xlink:type="simple" xlink:href="https://en.wikipedia.org/wiki/Internal_Family_Systems_Model#:~:text=2,such%20as%20overworking%20or%20overmedicating" office:target-frame-name="_blank" xlink:show="new" text:style-name="Internet_20_link" text:visited-style-name="Visited_20_Internet_20_Link">en.wikipedia.org</text:a>. They are <text:span text:style-name="Strong_20_Emphasis">protective parts</text:span> that operate in a <text:span text:style-name="Strong_20_Emphasis">preventative</text:span> fashion – anticipating potential pain or shame and doing whatever they can to keep it at bay<text:a xlink:type="simple" xlink:href="https://www.fostercounseling.org/resources-and-blog/understanding-exile-parts-in-internal-family-systems-ifs#:~:text=In%20IFS%2C%20two%20types%20of,to%20keep%20exiles%20from%20surfacing" office:target-frame-name="_blank" xlink:show="new" text:style-name="Internet_20_link" text:visited-style-name="Visited_20_Internet_20_Link">fostercounseling.org</text:a><text:a xlink:type="simple" xlink:href="https://www.fostercounseling.org/resources-and-blog/understanding-exile-parts-in-internal-family-systems-ifs#:~:text=1,overly%20critical%2C%20or%20excessively%20worrying" office:target-frame-name="_blank" xlink:show="new" text:style-name="Internet_20_link" text:visited-style-name="Visited_20_Internet_20_Link">fostercounseling.org</text:a>. Managers like to be <text:span text:style-name="Strong_20_Emphasis">in control</text:span>. They manage our relationships, our work, our appearance, our environment – all to prevent anything from activating our exiles’ pain<text:a xlink:type="simple" xlink:href="https://en.wikipedia.org/wiki/Internal_Family_Systems_Model#:~:text=2,such%20as%20overworking%20or%20overmedicating" office:target-frame-name="_blank" xlink:show="new" text:style-name="Internet_20_link" text:visited-style-name="Visited_20_Internet_20_Link">en.wikipedia.org</text:a>. Common manager parts include the <text:span text:style-name="Strong_20_Emphasis">Inner Critic</text:span> (which beats you up so you’ll “stay in line” and not draw criticism from others), the <text:span text:style-name="Strong_20_Emphasis">Perfectionist</text:span> (driving you to perform flawlessly to avoid failure or ridicule), the <text:span text:style-name="Strong_20_Emphasis">People-Pleaser</text:span> (making sure you keep everyone happy so you’re not rejected), the <text:span text:style-name="Strong_20_Emphasis">Controller</text:span> or <text:span text:style-name="Strong_20_Emphasis">Planner</text:span> (obsessing over details to prevent surprises), and the <text:span text:style-name="Strong_20_Emphasis">Avoidant</text:span> part (steering you away from any risks or emotional situations). A manager’s motto is often <text:span text:style-name="Strong_20_Emphasis">“Never again.”</text:span> It remembers the exile’s trauma and is determined to never feel that way again<text:a xlink:type="simple" xlink:href="https://www.counselinginrockfordil.com/copy-of-cognitive-retraining-1#:~:text=Managers%20are%20protector%20parts%20that,a%20multitude%20of%20other%20characteristics" office:target-frame-name="_blank" xlink:show="new" text:style-name="Internet_20_link" text:visited-style-name="Visited_20_Internet_20_Link">counselinginrockfordil.com</text:a>. For example, if an exile was humiliated in childhood, a manager might enforce that you <text:span text:style-name="Strong_20_Emphasis">never</text:span> put yourself in a situation where you could be embarrassed – it might keep you socially anxious and hypervigilant to avoid any hint of <text:soft-page-break/>ridicule. Managers can be <text:span text:style-name="Strong_20_Emphasis">harsh</text:span> (like a critical voice telling you nothing you do is good enough) or they can seem <text:span text:style-name="Strong_20_Emphasis">very mature</text:span> (the part of you that is extremely responsible and never breaks rules). What they share is an extreme dedication to protection and control. They often run on anxiety about the “what ifs” – <text:span text:style-name="Emphasis">“What if something goes wrong? We must prevent it.”</text:span> When operating in extreme ways, managers can lead to issues like workaholism, perfectionism, analysis paralysis, people-pleasing exhaustion, and self-criticism. But remember, in IFS we see that <text:span text:style-name="Strong_20_Emphasis">all managers have good intentions</text:span> – they truly believe their strategies are keeping you safe. In therapy, we don’t try to eliminate the inner critic or taskmaster; instead, we help it relax into a less extreme role once it sees the Self can handle things. Managers usually need to learn to trust that the Self (and therapist) will protect the exiles, so that they can let go of their hyper-vigilant tactics<text:a xlink:type="simple" xlink:href="https://en.wikipedia.org/wiki/Internal_Family_Systems_Model#:~:text=,internal%20harmony%20under%20its%20guidance" office:target-frame-name="_blank" xlink:show="new" text:style-name="Internet_20_link" text:visited-style-name="Visited_20_Internet_20_Link">en.wikipedia.org</text:a><text:a xlink:type="simple" xlink:href="https://en.wikipedia.org/wiki/Internal_Family_Systems_Model#:~:text=each%20other%2C%20resulting%20in%20internal,internal%20harmony%20under%20its%20guidance" office:target-frame-name="_blank" xlink:show="new" text:style-name="Internet_20_link" text:visited-style-name="Visited_20_Internet_20_Link">en.wikipedia.org</text:a>.</text:p>
        </text:list-item>
        <text:list-item>
          <text:p text:style-name="P3"><text:span text:style-name="Strong_20_Emphasis">Firefighters: The Reactive Soothers.</text:span> Firefighters are also <text:span text:style-name="Strong_20_Emphasis">protective parts</text:span>, but they have a very different strategy. They come <text:span text:style-name="Strong_20_Emphasis">online in emergencies</text:span> – whenever an exile’s pain has broken through the managers’ defenses, the firefighters leap into action to <text:span text:style-name="Strong_20_Emphasis">extinguish</text:span> that pain as fast as possible<text:a xlink:type="simple" xlink:href="https://en.wikipedia.org/wiki/Internal_Family_Systems_Model#:~:text=polarize%20the%20system,like%20overeating%2C%20drug%20use%2C%20and%2For" office:target-frame-name="_blank" xlink:show="new" text:style-name="Internet_20_link" text:visited-style-name="Visited_20_Internet_20_Link">en.wikipedia.org</text:a><text:a xlink:type="simple" xlink:href="https://en.wikipedia.org/wiki/Internal_Family_Systems_Model#:~:text=3,such%20as%20overworking%20or%20overmedicating" office:target-frame-name="_blank" xlink:show="new" text:style-name="Internet_20_link" text:visited-style-name="Visited_20_Internet_20_Link">en.wikipedia.org</text:a>. Firefighter parts provide immediate relief or distraction, often through impulsive or extreme behaviors. Think of “fighting fire with fire” – when the inner flames of emotion erupt, firefighters might douse them with things like alcohol, drugs, binge-eating, rageful outbursts, self-harm, risky sex, over-shopping, pornography, dissociation, or even suicidal thinking. There’s often a frantic, <text:span text:style-name="Strong_20_Emphasis">urgency</text:span> quality to firefighter behavior: <text:span text:style-name="Emphasis">“I need to stop this pain </text:span><text:span text:style-name="Emphasis"><text:span text:style-name="Strong_20_Emphasis">right now</text:span></text:span><text:span text:style-name="Emphasis"> – I’ll do anything to numb it out or distract from it.”</text:span> For example, if an exile’s heartbreak starts flooding you, a firefighter might impulsively drive you to drink a lot of wine, or to suddenly lash out in anger at someone, or to physically shut down and dissociate. Firefighters don’t care about long-term consequences; their focus is short-term survival – <text:span text:style-name="Strong_20_Emphasis">stop the emotional fire</text:span>. So while a manager’s mantra is “never again (prevent it),” a firefighter’s mantra is <text:span text:style-name="Strong_20_Emphasis">“whatever it takes to stop this feeling now.”</text:span> They will break the manager’s rules if needed. For instance, a manager might be controlling diet and sober for months, but if an exile’s pain overwhelms, a firefighter might make the person binge on junk food or reach for drugs. Later, the managers often feel upset or ashamed that the firefighters “wrecked the plan,” leading to internal polarizations (conflicts) between these parts. But from the firefighter’s perspective, it saved your life in that moment by numbing the unbearable pain of the exile. In IFS therapy, <text:span text:style-name="Strong_20_Emphasis">firefighters are approached with deep respect</text:span> – despite the chaos they may cause, they too are trying to protect you (often from overwhelming despair or trauma). By healing exiles and increasing Self-leadership, firefighters can relax. They can transform into positive roles just like any part. For example, an aggressive anger firefighter might transform into a passionate advocate part once it no longer needs to be on emergency duty all the time.</text:p>
        </text:list-item>
      </text:list>
      <text:p text:style-name="Text_20_body">It’s important to note that these categories aren’t rigid boxes, but they help us recognize patterns. All parts – even angry or destructive ones – are understood to have started <text:span text:style-name="Strong_20_Emphasis">with a positive intent</text:span><text:a xlink:type="simple" xlink:href="https://en.wikipedia.org/wiki/Internal_Family_Systems_Model#:~:text=take%20on%20extreme%20roles%20or,the%20mind%20back%20into%20balance" office:target-frame-name="_blank" xlink:show="new" text:style-name="Internet_20_link" text:visited-style-name="Visited_20_Internet_20_Link">en.wikipedia.org</text:a>. <text:span text:style-name="Strong_20_Emphasis">“There are no bad parts,”</text:span> Schwartz emphasizes<text:a xlink:type="simple" xlink:href="https://scottbarrykaufman.com/podcast/no-bad-parts-w-richard-schwartz/#:~:text=that%20maybe%20these%20parts%20aren’t,what%20they%20seem" office:target-frame-name="_blank" xlink:show="new" text:style-name="Internet_20_link" text:visited-style-name="Visited_20_Internet_20_Link">scottbarrykaufman.com</text:a>. A part resorting to self-harm, for instance, might originally have been trying to get relief or express unbearable pain when the person had no other way to cope<text:a xlink:type="simple" xlink:href="https://scottbarrykaufman.com/podcast/no-bad-parts-w-richard-schwartz/#:~:text=the%20part%20told%20me%20the,to%20do%20that%2C%20the%20cutting" office:target-frame-name="_blank" xlink:show="new" text:style-name="Internet_20_link" text:visited-style-name="Visited_20_Internet_20_Link">scottbarrykaufman.com</text:a>. In IFS, we honor the role each part has played, while helping it find less extreme, healthier ways to fulfill that role. Often, managers and firefighters are collectively called <text:span text:style-name="Strong_20_Emphasis">“Protectors”</text:span>, since they both act protectively (managers proactively, firefighters reactively)<text:a xlink:type="simple" xlink:href="https://en.wikipedia.org/wiki/Internal_Family_Systems_Model#:~:text=clients%20to%20access%20and%20remain,activated%20and%20takes%20the%20lead" office:target-frame-name="_blank" xlink:show="new" text:style-name="Internet_20_link" text:visited-style-name="Visited_20_Internet_20_Link">en.wikipedia.org</text:a>. Protectors are typically <text:soft-page-break/>the parts you encounter first in therapy – they guard the exile wounds. Exiles are the precious cargo underneath, holding the burden of past hurt.</text:p>
      <text:p text:style-name="Text_20_body">Clients can usually identify some of their managers and firefighters after a bit of reflection. For example, you might realize, <text:span text:style-name="Emphasis">“Oh, the part of me that overeats late at night – that’s a firefighter trying to comfort or numb me. And the part that schedules every minute of my day is a manager trying to keep me productive and safe from failure.”</text:span> Simply seeing these behaviors as parts with roles – rather than as personal failings – already brings some relief and separation. Instead of “I’m a horrible, out-of-control person,” we shift to, “I have a part that feels out of control, and it’s desperately trying to help me in its own way.” This sets the stage for an inner conversation and healing, rather than internal war.</text:p>
      <text:h text:style-name="Heading_20_2" text:outline-level="2">Blending &amp; Unblending: Staying in Self while Parts Arise</text:h>
      <text:p text:style-name="Text_20_body"><text:span text:style-name="Emphasis">(We touched on blending in the Self section, but here we’ll delve deeper into recognizing and managing it.)</text:span></text:p>
      <text:p text:style-name="Text_20_body"><text:span text:style-name="Strong_20_Emphasis">Blending</text:span> is a central concept in IFS – it refers to what happens when a part’s emotions or perspective flood your consciousness, and you “become” that part without any distance<text:a xlink:type="simple" xlink:href="https://www.internalfamilysystems.org/blog/how%20to%20unblend#:~:text=In%20IFS%2C%20we%20view%20the,central%20to%20the%20IFS%20model" office:target-frame-name="_blank" xlink:show="new" text:style-name="Internet_20_link" text:visited-style-name="Visited_20_Internet_20_Link">internalfamilysystems.org</text:a><text:a xlink:type="simple" xlink:href="https://www.internalfamilysystems.org/blog/how%20to%20unblend#:~:text=Unblending%20is%20the%20process%20of,awareness" office:target-frame-name="_blank" xlink:show="new" text:style-name="Internet_20_link" text:visited-style-name="Visited_20_Internet_20_Link">internalfamilysystems.org</text:a>. It’s like two colors mixing: if your core Self is clear light and a part is red, when blended you are tinted completely red. In practical terms, when blended, you lose access to the Self’s qualities. For example, if you are blended with a panicked part, you’ll feel only panic and catastrophize; you won’t feel calm or curious in that moment. Or if you blend with an inner critic, you might suddenly feel full of self-hatred and hopelessness, as if those thoughts are absolute truth.</text:p>
      <text:p text:style-name="Text_20_body">How do you know you’re blended? Some signs: your emotions feel <text:span text:style-name="Strong_20_Emphasis">overwhelming</text:span> and compel you to action (e.g. an overwhelming urge to binge eat or to scream at someone – likely a firefighter blend). Your thinking might become <text:span text:style-name="Strong_20_Emphasis">extreme or distorted</text:span> (e.g. <text:span text:style-name="Emphasis">“I’m sure everyone hates me”</text:span> – often an exile or manager blend speaking). You might lose track of time or feel not fully present (could be a dissociative firefighter blend). Often, when blended, our self-talk changes – instead of “a part of me feels X,” we’ll say <text:span text:style-name="Strong_20_Emphasis">“I”</text:span> feel X and it’s the only lens we have<text:a xlink:type="simple" xlink:href="https://www.internalfamilysystems.org/blog/how%20to%20unblend#:~:text=" office:target-frame-name="_blank" xlink:show="new" text:style-name="Internet_20_link" text:visited-style-name="Visited_20_Internet_20_Link">internalfamilysystems.org</text:a>. There’s an intensity and lack of inner dialogue; the part’s voice drowns out any other perspective.</text:p>
      <text:p text:style-name="Text_20_body">In contrast, when you are <text:span text:style-name="Strong_20_Emphasis">unblended</text:span>, you can feel the part’s emotions or hear its thoughts <text:span text:style-name="Strong_20_Emphasis">without</text:span> being consumed by them<text:a xlink:type="simple" xlink:href="https://www.internalfamilysystems.org/blog/how%20to%20unblend#:~:text=Unblending%20is%20the%20process%20of,awareness" office:target-frame-name="_blank" xlink:show="new" text:style-name="Internet_20_link" text:visited-style-name="Visited_20_Internet_20_Link">internalfamilysystems.org</text:a><text:a xlink:type="simple" xlink:href="https://www.internalfamilysystems.org/blog/how%20to%20unblend#:~:text=One%20powerful%20tool%20for%20unblending,without%20becoming%20overwhelmed%20by%20it" office:target-frame-name="_blank" xlink:show="new" text:style-name="Internet_20_link" text:visited-style-name="Visited_20_Internet_20_Link">internalfamilysystems.org</text:a>. There’s a bit of observation and choice. For instance, instead of blindly acting on anger, you might notice “Wow, a part of me is furious. I feel it in my fists and jaw. Let me not send that angry text yet – this part needs my attention first.” That indicates Self is present as an observer and caretaker.</text:p>
      <text:p text:style-name="Text_20_body">IFS teaches that <text:span text:style-name="Strong_20_Emphasis">unblending is the first step in healing any part</text:span><text:a xlink:type="simple" xlink:href="https://www.internalfamilysystems.org/blog/how%20to%20unblend#:~:text=,Parts" office:target-frame-name="_blank" xlink:show="new" text:style-name="Internet_20_link" text:visited-style-name="Visited_20_Internet_20_Link">internalfamilysystems.org</text:a>. If we’re blended, we <text:span text:style-name="Emphasis">are</text:span> the part and can’t help it heal (it’s as if a panicked child part has grabbed the steering wheel of the car from the adult – first we need the adult to get back in the driver’s seat). Here are some practical techniques and signs around blending/unblending, building on what we introduced:</text:p>
      <text:list xml:id="list2842911687" text:style-name="L4">
        <text:list-item>
          <text:p text:style-name="P4"><text:span text:style-name="Strong_20_Emphasis">Mindfulness and Checking In:</text:span> Regularly pausing to ask “What’s going on inside right now?” helps catch blends early<text:a xlink:type="simple" xlink:href="https://www.internalfamilysystems.org/blog/how%20to%20unblend#:~:text=,recognize%20blending%20when%20it%20happens" office:target-frame-name="_blank" xlink:show="new" text:style-name="Internet_20_link" text:visited-style-name="Visited_20_Internet_20_Link">internalfamilysystems.org</text:a>. If you find you’re in a strong emotion, identify it: <text:span text:style-name="Emphasis">“I notice a huge wave of shame.”</text:span> Simply naming it as a part (“this is a <text:soft-page-break/>shame part”) begins a slight unblending by shifting you into the narrator role rather than the character role.</text:p>
        </text:list-item>
        <text:list-item>
          <text:p text:style-name="P4"><text:span text:style-name="Strong_20_Emphasis">Use of “Self-energy” Cues:</text:span> In IFS, therapists listen for clues that the client’s Self is present or absent. If a client says, “I’m so angry at this part of me that binges,” the therapist hears that another part (an angry manager) is present – the client is blended with judgment, not Self. They might ask, “Can the part of you that’s angry at the bingeing step back, just for a moment? How do you feel toward the bingeing part now?” If the client then says, “Well... I guess I’m curious why it binges,” that’s a big shift – curiosity indicates Self is emerging<text:a xlink:type="simple" xlink:href="https://www.therapywithalessio.com/articles/self-in-ifs-therapy-what-it-is-what-are-the-8-cs-and-the-5-ps-of-self#:~:text=From%20this%20state%2C%20clients%20were,of%20the%20client’s%20Self" office:target-frame-name="_blank" xlink:show="new" text:style-name="Internet_20_link" text:visited-style-name="Visited_20_Internet_20_Link">therapywithalessio.com</text:a><text:a xlink:type="simple" xlink:href="https://www.therapywithalessio.com/articles/self-in-ifs-therapy-what-it-is-what-are-the-8-cs-and-the-5-ps-of-self#:~:text=their%20responses%2C%20a%20sense%20of,6C%29%20developed" office:target-frame-name="_blank" xlink:show="new" text:style-name="Internet_20_link" text:visited-style-name="Visited_20_Internet_20_Link">therapywithalessio.com</text:a>. The blend with the angry part relaxed, allowing Self’s curiosity in. So, noticing your <text:span text:style-name="Strong_20_Emphasis">attitude toward a part</text:span> is a great gauge: if you feel irritated, terrified, or disgusted by a part, you’re still blended with another part (one that doesn’t like the target part). When you feel acceptance or curiosity toward your own thoughts/feelings, you’re likely unblended and in Self.</text:p>
        </text:list-item>
        <text:list-item>
          <text:p text:style-name="P4"><text:span text:style-name="Strong_20_Emphasis">Body signals of unblending:</text:span> People often report a visceral calming or opening when they unblend<text:a xlink:type="simple" xlink:href="https://www.therapywithalessio.com/articles/self-in-ifs-therapy-what-it-is-what-are-the-8-cs-and-the-5-ps-of-self#:~:text=qualities,feeling%20more%20space”" office:target-frame-name="_blank" xlink:show="new" text:style-name="Internet_20_link" text:visited-style-name="Visited_20_Internet_20_Link">therapywithalessio.com</text:a>. Breathing might deepen, muscles relax slightly, tears might come (sometimes a sign Self is compassionately witnessing an exile). As mentioned, one client described it as “more space” inside when their parts stepped back<text:a xlink:type="simple" xlink:href="https://www.therapywithalessio.com/articles/self-in-ifs-therapy-what-it-is-what-are-the-8-cs-and-the-5-ps-of-self#:~:text=qualities,feeling%20more%20space”" office:target-frame-name="_blank" xlink:show="new" text:style-name="Internet_20_link" text:visited-style-name="Visited_20_Internet_20_Link">therapywithalessio.com</text:a>. Another sign is you can think more clearly – instead of a one-track emotional loop, other perspectives or ideas arise.</text:p>
        </text:list-item>
        <text:list-item>
          <text:p text:style-name="P4"><text:span text:style-name="Strong_20_Emphasis">Engage the Part from Self:</text:span> Once unblended, you can have a conversation with the part as an <text:span text:style-name="Emphasis">autonomous being</text:span>. This is a hallmark of IFS – speaking to your part as “you” (the part) from “I” (Self). For example: “Hello, I know you’re the anxious part that’s been so worried. I’m here now. Why are you so worried? What do you need?” If you can genuinely talk to a part like that, you are definitely unblended! The part might “talk back” in thoughts, images, or feelings. Maintaining a dialogue keeps Self and part differentiated (like two people talking, rather than one overwhelmed person). The IFS therapist might facilitate this, but clients can learn to do it internally on their own as well<text:a xlink:type="simple" xlink:href="https://www.internalfamilysystems.org/blog/how%20to%20unblend#:~:text=,Parts" office:target-frame-name="_blank" xlink:show="new" text:style-name="Internet_20_link" text:visited-style-name="Visited_20_Internet_20_Link">internalfamilysystems.org</text:a><text:a xlink:type="simple" xlink:href="https://www.internalfamilysystems.org/blog/how%20to%20unblend#:~:text=Once%20you%27ve%20created%20some%20distance,to%20relax%20and%20step%20back" office:target-frame-name="_blank" xlink:show="new" text:style-name="Internet_20_link" text:visited-style-name="Visited_20_Internet_20_Link">internalfamilysystems.org</text:a>.</text:p>
        </text:list-item>
        <text:list-item>
          <text:p text:style-name="P4"><text:span text:style-name="Strong_20_Emphasis">When Re-Blending Happens:</text:span> It’s normal in therapy for a client to get blended again (a tough memory comes up and suddenly an exile floods them, or a skeptic part jumps in saying “this is stupid”). The therapist will then “work with the part that took over.” For instance, “I see another part jumped in just now – maybe a skeptical part? Let’s see what it’s worried about.” In your own practice, if you notice you’ve lost that curious, calm stance, pause and say, “Okay, now this new intense feeling is here – that’s okay. It’s another part that needs my attention.” Gently repeat the unblending steps: acknowledge that part, ask it to give you a bit of space, etc. <text:span text:style-name="Strong_20_Emphasis">Patience</text:span> is key (which, fittingly, is one of the 5 P’s of Self). Unblending is a skill that gets easier with time. As one IFS teacher put it, <text:span text:style-name="Emphasis">“each small step of unblending is building your muscle of Self-leadership.”</text:span> Over time your parts will trust your Self more, and they won’t need to blend so often or so intensely.</text:p>
        </text:list-item>
      </text:list>
      <text:p text:style-name="Text_20_body">In summary, blending is when we lose ourselves in a part, and unblending is the practice of coming back to our Self while still acknowledging the part. Mastering this dance is life-changing. It means instead of, say, being consumed by anger for hours, you can notice “anger is here,” tend to what it’s protecting, and respond more thoughtfully. It turns inner conflict into an inner conversation. IFS <text:soft-page-break/>often appears almost like an inner mindfulness or meditation practice for this reason – but unlike pure mindfulness, it actively engages with the parts once you’re unblended<text:a xlink:type="simple" xlink:href="https://ifsguide.com/misunderstandings-about-ifs/#:~:text=,feelings—it%20actively%20engages%20with%20them" office:target-frame-name="_blank" xlink:show="new" text:style-name="Internet_20_link" text:visited-style-name="Visited_20_Internet_20_Link">ifsguide.com</text:a><text:a xlink:type="simple" xlink:href="https://ifsguide.com/misunderstandings-about-ifs/#:~:text=called%20unburdening%2C%20where%20Parts%20release,feelings—it%20actively%20engages%20with%20them" office:target-frame-name="_blank" xlink:show="new" text:style-name="Internet_20_link" text:visited-style-name="Visited_20_Internet_20_Link">ifsguide.com</text:a>. You’re not just observing your thoughts; you’re entering into a compassionate relationship with the sources of those thoughts. That all starts with the ability to step into your Self and out of the blend.</text:p>
      <text:h text:style-name="Heading_20_2" text:outline-level="2">The Internal System: Relationships Between Parts</text:h>
      <text:p text:style-name="Text_20_body">IFS is called <text:span text:style-name="Emphasis">Internal </text:span><text:span text:style-name="Emphasis"><text:span text:style-name="Strong_20_Emphasis">Family</text:span></text:span><text:span text:style-name="Emphasis"> Systems</text:span> for a reason – it sees our psyche as an interrelated system, much like a family. Our parts don’t exist in isolation; they form complex relationships with each other. Understanding these <text:span text:style-name="Strong_20_Emphasis">inner relationships</text:span> is crucial to making sense of our internal conflicts and emotional patterns.</text:p>
      <text:p text:style-name="Text_20_body">Just as in a real family one member’s behavior affects all the others, in your internal system <text:span text:style-name="Strong_20_Emphasis">parts affect each other dynamically</text:span><text:a xlink:type="simple" xlink:href="https://www.stroudtherapy.com/news/internalpolarisations#:~:text=SYSTEMS   %20we%20need%20to%20work,extreme%20in%20the%20other%20direction" office:target-frame-name="_blank" xlink:show="new" text:style-name="Internet_20_link" text:visited-style-name="Visited_20_Internet_20_Link">stroudtherapy.com</text:a>. There are a few common relationship patterns among parts:</text:p>
      <text:list xml:id="list960182375" text:style-name="L5">
        <text:list-item>
          <text:p text:style-name="P5"><text:span text:style-name="Strong_20_Emphasis">Protection:</text:span> As described, the primary relationship is that Protectors (Managers and Firefighters) revolve around Exiles in a protective role<text:a xlink:type="simple" xlink:href="https://en.wikipedia.org/wiki/Internal_Family_Systems_Model#:~:text=1,They%20work" office:target-frame-name="_blank" xlink:show="new" text:style-name="Internet_20_link" text:visited-style-name="Visited_20_Internet_20_Link">en.wikipedia.org</text:a><text:a xlink:type="simple" xlink:href="https://en.wikipedia.org/wiki/Internal_Family_Systems_Model#:~:text=2,such%20as%20overworking%20or%20overmedicating" office:target-frame-name="_blank" xlink:show="new" text:style-name="Internet_20_link" text:visited-style-name="Visited_20_Internet_20_Link">en.wikipedia.org</text:a>. Protectors define their lives by trying to <text:span text:style-name="Strong_20_Emphasis">prevent the Exile’s pain from overwhelming the person</text:span><text:a xlink:type="simple" xlink:href="https://en.wikipedia.org/wiki/Internal_Family_Systems_Model#:~:text=1,They%20work" office:target-frame-name="_blank" xlink:show="new" text:style-name="Internet_20_link" text:visited-style-name="Visited_20_Internet_20_Link">en.wikipedia.org</text:a>. For example, consider an exile holding a burden of shame from childhood bullying. A Manager part might form an alliance with a Firefighter part where the Manager says, “I’ll keep us away from social situations (so you don’t feel shame),” and the Firefighter says, “If shame does break through, I’ll numb it with video games or cutting.” Both are <text:span text:style-name="Strong_20_Emphasis">protecting</text:span> that sensitive shame Exile in their own ways<text:a xlink:type="simple" xlink:href="https://en.wikipedia.org/wiki/Internal_Family_Systems_Model#:~:text=1,They%20work" office:target-frame-name="_blank" xlink:show="new" text:style-name="Internet_20_link" text:visited-style-name="Visited_20_Internet_20_Link">en.wikipedia.org</text:a><text:a xlink:type="simple" xlink:href="https://en.wikipedia.org/wiki/Internal_Family_Systems_Model#:~:text=3,such%20as%20overworking%20or%20overmedicating" office:target-frame-name="_blank" xlink:show="new" text:style-name="Internet_20_link" text:visited-style-name="Visited_20_Internet_20_Link">en.wikipedia.org</text:a>. All three are locked in a kind of tragic orbit: the exile carries the pain, the manager tries to prevent it being triggered, the firefighter tries to squash it if it is. In therapy we gradually shift this relationship: the Self comes in to protect and care for the exile, so the protectors don’t have to do it in extreme ways.</text:p>
        </text:list-item>
        <text:list-item>
          <text:p text:style-name="P5"><text:span text:style-name="Strong_20_Emphasis">Polarization (Inner Conflict):</text:span> This is when two parts take on <text:span text:style-name="Strong_20_Emphasis">opposite roles and clash</text:span> with each other<text:a xlink:type="simple" xlink:href="https://www.stroudtherapy.com/news/internalpolarisations#:~:text=What%20is%20a%20polarisation" office:target-frame-name="_blank" xlink:show="new" text:style-name="Internet_20_link" text:visited-style-name="Visited_20_Internet_20_Link">stroudtherapy.com</text:a><text:a xlink:type="simple" xlink:href="https://www.stroudtherapy.com/news/internalpolarisations#:~:text=Polarizations%20serve%20three%20functions%3A" office:target-frame-name="_blank" xlink:show="new" text:style-name="Internet_20_link" text:visited-style-name="Visited_20_Internet_20_Link">stroudtherapy.com</text:a>. Polarized parts are like two people in a tug-of-war – each is convinced that letting go will spell disaster, so they pull even harder against each other<text:a xlink:type="simple" xlink:href="https://www.stroudtherapy.com/news/internalpolarisations#:~:text=A%20polarization%20exists%20when%20two,in%20a%20vicious%20feedback%20loop" office:target-frame-name="_blank" xlink:show="new" text:style-name="Internet_20_link" text:visited-style-name="Visited_20_Internet_20_Link">stroudtherapy.com</text:a>. A classic example is the <text:span text:style-name="Emphasis">inner critic</text:span> vs. the <text:span text:style-name="Emphasis">lazy part</text:span>. The critic (a manager) berates you to work harder because it fears failure; the lazy part (perhaps a firefighter seeking rest) resists by making you procrastinate because it fears burnout or resents being pushed. The more the inner critic yells, the more the other part stubbornly shuts down – and vice versa, in a vicious loop<text:a xlink:type="simple" xlink:href="https://www.stroudtherapy.com/news/internalpolarisations#:~:text=A%20polarization%20exists%20when%20two,in%20a%20vicious%20feedback%20loop" office:target-frame-name="_blank" xlink:show="new" text:style-name="Internet_20_link" text:visited-style-name="Visited_20_Internet_20_Link">stroudtherapy.com</text:a>. This leaves you feeling internally “torn” or stuck, as if two strong forces inside you are at odds<text:a xlink:type="simple" xlink:href="https://www.stroudtherapy.com/news/internalpolarisations#:~:text=Polarization%20occurs%20when%20parts%20of,of%20notes%20we’ll%20look%20at" office:target-frame-name="_blank" xlink:show="new" text:style-name="Internet_20_link" text:visited-style-name="Visited_20_Internet_20_Link">stroudtherapy.com</text:a><text:a xlink:type="simple" xlink:href="https://www.stroudtherapy.com/news/internalpolarisations#:~:text=I%20would%20really%20like%20to,it%20in%20fairly%20oppositional%20ways…" office:target-frame-name="_blank" xlink:show="new" text:style-name="Internet_20_link" text:visited-style-name="Visited_20_Internet_20_Link">stroudtherapy.com</text:a>. Many people recognize this feeling: <text:span text:style-name="Emphasis">“Part of me wants to change, part of me doesn’t.”</text:span> Polarizations can happen between any types of parts, including two managers with different agendas, or a manager and a firefighter (e.g., the classic diet scenario: a controlling diet-manager part vs. an indulgent eating-firefighter part). In IFS therapy, working with polarizations is a delicate process of <text:span text:style-name="Strong_20_Emphasis">hearing out each side</text:span> and helping them find that they actually share the same ultimate goal (protecting you)<text:a xlink:type="simple" xlink:href="https://www.stroudtherapy.com/news/internalpolarisations#:~:text=Polarizations%20serve%20three%20functions%3A" office:target-frame-name="_blank" xlink:show="new" text:style-name="Internet_20_link" text:visited-style-name="Visited_20_Internet_20_Link">stroudtherapy.com</text:a><text:a xlink:type="simple" xlink:href="https://www.stroudtherapy.com/news/internalpolarisations#:~:text=2,albeit%20with%20very%20different%20strategies" office:target-frame-name="_blank" xlink:show="new" text:style-name="Internet_20_link" text:visited-style-name="Visited_20_Internet_20_Link">stroudtherapy.com</text:a>. Often, polarized parts are <text:span text:style-name="Strong_20_Emphasis">both protecting an exile</text:span> but in opposite ways<text:a xlink:type="simple" xlink:href="https://www.stroudtherapy.com/news/internalpolarisations#:~:text=Polarizations%20serve%20three%20functions%3A" office:target-frame-name="_blank" xlink:show="new" text:style-name="Internet_20_link" text:visited-style-name="Visited_20_Internet_20_Link">stroudtherapy.com</text:a>. In the procrastination example, one part fears the shame of failure (so it pushes for perfection), the other fears the pain of stress and <text:soft-page-break/>criticism (so it avoids trying) – both are protecting from hurt. IFS has techniques to “depolarize” parts, essentially mediating like a family therapist between them. The Self acts as a <text:span text:style-name="Strong_20_Emphasis">trusted leader or mediator</text:span> who can help warring parts appreciate each other’s efforts and negotiate a peace. A lovely metaphor used by one IFS practitioner is <text:span text:style-name="Strong_20_Emphasis">the sailboat with no captain</text:span>: if a boat is tipping to one side, some sailors (parts) will scramble to the other side to balance it, then others react back the opposite way, and soon you have the crew split and leaning hard to either extreme, afraid of capsizing. They won’t stop because there’s no captain at the helm to reassure them it’s safe to find balance<text:a xlink:type="simple" xlink:href="https://www.stroudtherapy.com/news/internalpolarisations#:~:text=I%20want%20to%20give%20you,the%20captain%20of%20the%20system" office:target-frame-name="_blank" xlink:show="new" text:style-name="Internet_20_link" text:visited-style-name="Visited_20_Internet_20_Link">stroudtherapy.com</text:a><text:a xlink:type="simple" xlink:href="https://www.stroudtherapy.com/news/internalpolarisations#:~:text=everyone%20drowning,the%20captain%20of%20the%20system" office:target-frame-name="_blank" xlink:show="new" text:style-name="Internet_20_link" text:visited-style-name="Visited_20_Internet_20_Link">stroudtherapy.com</text:a>. Once a trusted captain (Self) takes the wheel, the crew can relax and come back to center without fear. In IFS, restoring Self leadership often resolves polarizations because the parts finally feel someone competent is ensuring everyone’s needs (safety, success, rest, etc.) will be met without extreme measures<text:a xlink:type="simple" xlink:href="https://www.stroudtherapy.com/news/internalpolarisations#:~:text=everyone%20drowning,the%20captain%20of%20the%20system" office:target-frame-name="_blank" xlink:show="new" text:style-name="Internet_20_link" text:visited-style-name="Visited_20_Internet_20_Link">stroudtherapy.com</text:a><text:a xlink:type="simple" xlink:href="https://www.stroudtherapy.com/news/internalpolarisations#:~:text=position%20until%20a%20captain%20emerges,the%20captain%20of%20the%20system" office:target-frame-name="_blank" xlink:show="new" text:style-name="Internet_20_link" text:visited-style-name="Visited_20_Internet_20_Link">stroudtherapy.com</text:a>.</text:p>
        </text:list-item>
        <text:list-item>
          <text:p text:style-name="P5"><text:span text:style-name="Strong_20_Emphasis">Alliances:</text:span> Sometimes, parts team up in a positive way. Alliances are when two or more parts share a common goal and support each other<text:a xlink:type="simple" xlink:href="https://en.wikipedia.org/wiki/Internal_Family_Systems_Model#:~:text=There%20are%20three%20primary%20types,6" office:target-frame-name="_blank" xlink:show="new" text:style-name="Internet_20_link" text:visited-style-name="Visited_20_Internet_20_Link">en.wikipedia.org</text:a>. For instance, a people-pleaser manager and a perfectionist manager might work hand-in-hand to help you succeed at work – one makes you agreeable, the other makes you efficient. Or an anxious lookout part might tag-team with a protective anger part: the anxious part constantly scans for threats and, if one is found, the anger part jumps in to aggressively ward it off. These alliances can make certain behaviors feel very entrenched (because multiple parts are coordinating to reinforce them). In therapy, understanding alliances helps because if you work with one part, you may need to reassure its ally as well. <text:span text:style-name="Strong_20_Emphasis">Coalitions</text:span> of parts often form around a shared burden or mission. For example, if someone has a lot of social anxiety, they might have a whole coalition of parts allied to protect them socially: a shy part that keeps them quiet, a self-critical part that says “don’t say something dumb,” and a planning part that strategizes conversation topics – all allied for the goal of avoiding embarrassment. By recognizing the alliance, we see the bigger picture of the system’s intent (in this case, avoiding shame).</text:p>
        </text:list-item>
        <text:list-item>
          <text:p text:style-name="P5"><text:span text:style-name="Strong_20_Emphasis">Hierarchies / Dominance:</text:span> In some internal systems, one part can dominate the whole system’s functioning for periods of time. This is like a very loud family member who dictates everyone else’s roles. For instance, an addiction firefighter can become so dominant that it overrides all managers’ attempts at control – essentially “hijacking” the person whenever it gets triggered. Alternatively, a manager can be so dominant (say a controlling intellectualizer part) that the person is always in their head and never allows any vulnerable feelings to surface. Hierarchy also shows up in the form of <text:span text:style-name="Strong_20_Emphasis">meta-parts</text:span>: parts that have opinions about other parts. A common one is a <text:span text:style-name="Emphasis">Judging Manager</text:span> that criticizes not just you, but other parts (“this angry part is bad,” “that sad part is weak”). That part tries to keep the hierarchy, placing itself above the others. In IFS, we often have to work with these judgmental or controlling parts first, because they won’t “allow” access to the exiles until they trust the process<text:a xlink:type="simple" xlink:href="https://en.wikipedia.org/wiki/Internal_Family_Systems_Model#:~:text=until%20the%20Exiles%20they%20are,also%20frequently%20in%20conflict%20with" office:target-frame-name="_blank" xlink:show="new" text:style-name="Internet_20_link" text:visited-style-name="Visited_20_Internet_20_Link">en.wikipedia.org</text:a>. Over time, as all parts learn to trust the Self as the true leader, these internal hierarchies soften. No part should have to dominate; ideally, all take guidance from the Self.</text:p>
        </text:list-item>
      </text:list>
      <text:p text:style-name="Text_20_body">Another interesting aspect of the internal system is how it can mirror external relationships. People often find that their internal parts replay dynamics from their family of origin. For example, if you had an overbearing father and a passive mother, you might internalize a domineering critical part <text:soft-page-break/>and a passive young part. Or if you were stuck in the middle of your parents’ fights as a child, you might have an inner peacemaker manager always intervening between two polarized inner parts. <text:span text:style-name="Strong_20_Emphasis">“Your system makes sense, however at war the parts seem,”</text:span> as one IFS therapist put it – often the battles began as adaptations to real life situations<text:a xlink:type="simple" xlink:href="https://www.stroudtherapy.com/news/internalpolarisations#:~:text=Polarization%20occurs%20when%20parts%20of,internal%20polarizations%20using%20IFS%20therapy" office:target-frame-name="_blank" xlink:show="new" text:style-name="Internet_20_link" text:visited-style-name="Visited_20_Internet_20_Link">stroudtherapy.com</text:a><text:a xlink:type="simple" xlink:href="https://www.stroudtherapy.com/news/internalpolarisations#:~:text=I%20would%20really%20like%20to,it%20in%20fairly%20oppositional%20ways…" office:target-frame-name="_blank" xlink:show="new" text:style-name="Internet_20_link" text:visited-style-name="Visited_20_Internet_20_Link">stroudtherapy.com</text:a>. In IFS we acknowledge these parallels. Sometimes healing a relationship with a part internally can even shift how you feel in external relationships, because you’re no longer projecting as much or reacting from old wounds.</text:p>
      <text:p text:style-name="Text_20_body">Finally, the internal system is self-organizing and strives for balance (even if it’s a dysfunctional balance). This means when you start changing one part, others will react – either gratefully or with resistance – to maintain equilibrium<text:a xlink:type="simple" xlink:href="https://www.stroudtherapy.com/news/internalpolarisations#:~:text=SYSTEMS   %20we%20need%20to%20work,extreme%20in%20the%20other%20direction" office:target-frame-name="_blank" xlink:show="new" text:style-name="Internet_20_link" text:visited-style-name="Visited_20_Internet_20_Link">stroudtherapy.com</text:a>. For instance, if a people-pleasing manager starts to loosen up in therapy and you set more boundaries externally, you might suddenly feel a surge of guilt or fear from another part that’s used to keeping you safe through social approval. This is normal. The system is readjusting. In IFS, we <text:span text:style-name="Strong_20_Emphasis">“work systemically”</text:span> – we are aware that an intervention with one part will ripple through the internal family. So we move carefully, always checking with other parts (“Does any part object to us working on this issue?”). Over time, with Self leadership established, the system shifts into a new, healthier balance: <text:span text:style-name="Strong_20_Emphasis">parts trust each other more, polarizations resolve, and each part can take on its preferred, natural healthy role rather than an extreme one</text:span><text:a xlink:type="simple" xlink:href="https://www.internalfamilydynamics.com/internal-family-systems#:~:text=The%20IFS%20Model%2C%20which%20evolved,the%20scapegoat%2C%20mascot" office:target-frame-name="_blank" xlink:show="new" text:style-name="Internet_20_link" text:visited-style-name="Visited_20_Internet_20_Link">internalfamilydynamics.com</text:a><text:a xlink:type="simple" xlink:href="https://www.internalfamilydynamics.com/internal-family-systems#:~:text=containing%20an%20ecology%20of%20relatively,released%20from%20his%20or%20her" office:target-frame-name="_blank" xlink:show="new" text:style-name="Internet_20_link" text:visited-style-name="Visited_20_Internet_20_Link">internalfamilydynamics.com</text:a>. For example, a former inner critic might transform into a gentle motivational coach once it trusts you no longer need harshness to stay on track. An exile that was isolated in darkness might transform into a playful, creative part once its burdens are lifted. This kind of inner transformation is the hallmark of successful IFS therapy – an internal family that was once in chaos becomes a cooperative team, all under the guidance of Self.</text:p>
      <text:h text:style-name="Heading_20_2" text:outline-level="2">The IFS Therapy Process: Healing in Steps</text:h>
      <text:p text:style-name="Text_20_body">So, how does an IFS therapy session actually proceed? While every client’s journey is unique, IFS practitioners generally follow a <text:span text:style-name="Strong_20_Emphasis">series of steps</text:span> or stages to help a person heal their parts and their system<text:a xlink:type="simple" xlink:href="https://www.psychologytoday.com/us/therapy-types/internal-family-systems-therapy#:~:text=Therapists%20can%20help%20patients%20identify,follow%20a%20six%20step%20process" office:target-frame-name="_blank" xlink:show="new" text:style-name="Internet_20_link" text:visited-style-name="Visited_20_Internet_20_Link">psychologytoday.com</text:a><text:a xlink:type="simple" xlink:href="https://www.psychologytoday.com/us/therapy-types/internal-family-systems-therapy#:~:text=Learning%20to%20recognize%20and%20explore,function%20and%20create%20positive%20change" office:target-frame-name="_blank" xlink:show="new" text:style-name="Internet_20_link" text:visited-style-name="Visited_20_Internet_20_Link">psychologytoday.com</text:a>. Here is a typical outline of the IFS therapeutic process, from meeting the parts to unburdening them and integrating the system:</text:p>
      <text:p text:style-name="Text_20_body"><text:span text:style-name="Strong_20_Emphasis">1. Access the Self:</text:span> The first task is to help the client <text:span text:style-name="Strong_20_Emphasis">access their Self</text:span> – that core state of calm, curiosity, and compassion<text:a xlink:type="simple" xlink:href="https://en.wikipedia.org/wiki/Internal_Family_Systems_Model#:~:text=The%20first%20step%20is%20to,7" office:target-frame-name="_blank" xlink:show="new" text:style-name="Internet_20_link" text:visited-style-name="Visited_20_Internet_20_Link">en.wikipedia.org</text:a>. Without Self present, true healing can’t happen, because the parts won’t fully trust the therapist or the process. Therapists often begin sessions with a centering exercise: maybe a brief mindfulness meditation, breath work, or simply asking the client to focus inside and notice what they feel. The therapist listens for indicators of Self versus parts. For example, if a client says “I’m feeling a lot of anxiety about doing this right,” the therapist knows an anxious part is blended. They might respond, “Can we ask that anxious part to relax for a bit and just observe? Let it know it doesn’t have to do anything right now.” They create an environment where protective parts can ease off. Sometimes the therapist will ask directly: <text:span text:style-name="Emphasis">“How do you feel toward the part of you that [is anxious, angry, etc.]?”</text:span> If the client replies with empathy or curiosity, that means Self is coming forward; if they reply with judgment or overwhelm, more unblending is needed. The therapist’s attitude also models Self energy – by being calm, accepting, and patient, the therapist’s demeanor implicitly invites the client’s Self to the forefront. This stage may take minutes in one session and much longer in early therapy when trust is still being built. Schwartz often says <text:soft-page-break/>the goal is for the therapist to “get the client’s Self in the driver’s seat as soon as possible” because the <text:span text:style-name="Strong_20_Emphasis">Self is the agent of healing</text:span><text:a xlink:type="simple" xlink:href="https://en.wikipedia.org/wiki/Internal_Family_Systems_Model#:~:text=healthy%20role.%20,in%20working%20with%20traumatized%20parts" office:target-frame-name="_blank" xlink:show="new" text:style-name="Internet_20_link" text:visited-style-name="Visited_20_Internet_20_Link">en.wikipedia.org</text:a><text:a xlink:type="simple" xlink:href="https://en.wikipedia.org/wiki/Internal_Family_Systems_Model#:~:text=,internal%20harmony%20under%20its%20guidance" office:target-frame-name="_blank" xlink:show="new" text:style-name="Internet_20_link" text:visited-style-name="Visited_20_Internet_20_Link">en.wikipedia.org</text:a>.</text:p>
      <text:p text:style-name="Text_20_body"><text:span text:style-name="Strong_20_Emphasis">2. Find and Focus on a Protector:</text:span> Once some Self presence is established, the work typically begins with a <text:span text:style-name="Strong_20_Emphasis">protector part</text:span> – usually a Manager that is presenting an issue, or a Firefighter behavior the client wants to change<text:a xlink:type="simple" xlink:href="https://en.wikipedia.org/wiki/Internal_Family_Systems_Model#:~:text=The%20first%20step%20is%20to,7" office:target-frame-name="_blank" xlink:show="new" text:style-name="Internet_20_link" text:visited-style-name="Visited_20_Internet_20_Link">en.wikipedia.org</text:a><text:a xlink:type="simple" xlink:href="https://en.wikipedia.org/wiki/Internal_Family_Systems_Model#:~:text=,internal%20harmony%20under%20its%20guidance" office:target-frame-name="_blank" xlink:show="new" text:style-name="Internet_20_link" text:visited-style-name="Visited_20_Internet_20_Link">en.wikipedia.org</text:a>. For example, a client might identify a part that is very self-critical, or a part that binge eats at night. In IFS, we start with these protector parts rather than diving straight for the trauma, because we <text:span text:style-name="Strong_20_Emphasis">respect their protective role</text:span><text:a xlink:type="simple" xlink:href="https://en.wikipedia.org/wiki/Internal_Family_Systems_Model#:~:text=clients%20to%20access%20and%20remain,activated%20and%20takes%20the%20lead" office:target-frame-name="_blank" xlink:show="new" text:style-name="Internet_20_link" text:visited-style-name="Visited_20_Internet_20_Link">en.wikipedia.org</text:a>. The therapist will help the client <text:span text:style-name="Strong_20_Emphasis">“Find”</text:span> a part to work with (one that is relevant and willing)<text:a xlink:type="simple" xlink:href="https://www.psychologytoday.com/us/therapy-types/internal-family-systems-therapy#:~:text=these%20parts%20carry,follow%20a%20six%20step%20process" office:target-frame-name="_blank" xlink:show="new" text:style-name="Internet_20_link" text:visited-style-name="Visited_20_Internet_20_Link">psychologytoday.com</text:a>. Suppose the client chooses to work with the inner critic. The next step is to <text:span text:style-name="Strong_20_Emphasis">Focus</text:span> on it: the client is asked to turn their attention inward and really notice that part – how it feels in the body, what thoughts or images come up associated with it<text:a xlink:type="simple" xlink:href="https://www.psychologytoday.com/us/therapy-types/internal-family-systems-therapy#:~:text=these%20parts%20carry,follow%20a%20six%20step%20process" office:target-frame-name="_blank" xlink:show="new" text:style-name="Internet_20_link" text:visited-style-name="Visited_20_Internet_20_Link">psychologytoday.com</text:a>. They might say, “I see a stern, dark figure kind of hovering over me.” This means the client is beginning to <text:span text:style-name="Strong_20_Emphasis">“flesh out”</text:span> the part’s qualities<text:a xlink:type="simple" xlink:href="https://www.psychologytoday.com/us/therapy-types/internal-family-systems-therapy#:~:text=1,if%20you%20changed%20its%20role" office:target-frame-name="_blank" xlink:show="new" text:style-name="Internet_20_link" text:visited-style-name="Visited_20_Internet_20_Link">psychologytoday.com</text:a>. The therapist might ask questions to help flesh it out: <text:span text:style-name="Emphasis">“How do you feel this part in your body? Does it have an age, a gender, a shape? About how close is it to you?”</text:span> These help the client personify and truly encounter the part, rather than just intellectualizing it.</text:p>
      <text:p text:style-name="Text_20_body"><text:span text:style-name="Strong_20_Emphasis">3. Befriend and Understand the Protector:</text:span> Now the therapist invites the client’s Self to <text:span text:style-name="Strong_20_Emphasis">get to know this part</text:span>. A crucial question at this stage is: <text:span text:style-name="Strong_20_Emphasis">“How do you feel toward this part?”</text:span><text:a xlink:type="simple" xlink:href="https://www.psychologytoday.com/us/therapy-types/internal-family-systems-therapy#:~:text=3,if%20you%20changed%20its%20role" office:target-frame-name="_blank" xlink:show="new" text:style-name="Internet_20_link" text:visited-style-name="Visited_20_Internet_20_Link">psychologytoday.com</text:a> This question gauges the client’s level of Self. If the client says, “I hate it, I want it gone,” then a different protector (a hating part) is blended – we have to deal with that first, because the inner critic won’t open up to someone who hates it. The therapist might then work with the part that hates the critic, asking it to step back. Eventually, the goal is the client can say, “I’m curious about why this inner critic is so harsh,” or at least, “I’m willing to listen to it.” That open stance means Self is now the one in relationship with the target part<text:a xlink:type="simple" xlink:href="https://www.internalfamilysystems.org/blog/how%20to%20unblend#:~:text=As%20you%20begin%20to%20unblend%2C,them%20away%20or%20control%20them" office:target-frame-name="_blank" xlink:show="new" text:style-name="Internet_20_link" text:visited-style-name="Visited_20_Internet_20_Link">internalfamilysystems.org</text:a><text:a xlink:type="simple" xlink:href="https://scottbarrykaufman.com/podcast/no-bad-parts-w-richard-schwartz/#:~:text=that%20maybe%20these%20parts%20aren’t,what%20they%20seem" office:target-frame-name="_blank" xlink:show="new" text:style-name="Internet_20_link" text:visited-style-name="Visited_20_Internet_20_Link">scottbarrykaufman.com</text:a>. The therapist then facilitates a <text:span text:style-name="Strong_20_Emphasis">dialogue</text:span>: <text:span text:style-name="Emphasis">“Ask the critic part what it’s trying to do for you – what is its positive intent? And just wait for an answer.”</text:span> The client might report, “It says it’s trying to make me perfect so I won’t be rejected.” We call this <text:span text:style-name="Strong_20_Emphasis">witnessing the part’s story</text:span> and <text:span text:style-name="Strong_20_Emphasis">purpose</text:span>. The client learns about how the part originated and what it fears. In IFS it’s common to ask a protector, <text:span text:style-name="Strong_20_Emphasis">“What are you afraid would happen if you did NOT do your job?”</text:span><text:a xlink:type="simple" xlink:href="https://www.psychologytoday.com/us/therapy-types/internal-family-systems-therapy#:~:text=4,if%20you%20changed%20its%20role" office:target-frame-name="_blank" xlink:show="new" text:style-name="Internet_20_link" text:visited-style-name="Visited_20_Internet_20_Link">psychologytoday.com</text:a><text:a xlink:type="simple" xlink:href="https://www.psychologytoday.com/us/therapy-types/internal-family-systems-therapy#:~:text=6,if%20you%20changed%20its%20role" office:target-frame-name="_blank" xlink:show="new" text:style-name="Internet_20_link" text:visited-style-name="Visited_20_Internet_20_Link">psychologytoday.com</text:a>. This often reveals the exile it’s protecting. For instance, the critic might answer, “If I don’t push you to be perfect, you’ll be mediocre and then your father will look down on you – you’ll feel worthless.” That fear points to an exile (a worthlessness-feeling young part). During this phase, <text:span text:style-name="Strong_20_Emphasis">the client is building a trusting relationship with the protector</text:span>. The therapist encourages the client to thank the part for its hard work, and maybe acknowledge the burden it carries (e.g., “It must be exhausting to always police my behavior.”). This appreciative approach often softens protector parts because, perhaps for the first time, someone sees that they’re trying to help<text:a xlink:type="simple" xlink:href="https://scottbarrykaufman.com/podcast/no-bad-parts-w-richard-schwartz/#:~:text=And%20so%2C%20I%20shifted%20again,parts%20aren’t%20what%20they%20seem" office:target-frame-name="_blank" xlink:show="new" text:style-name="Internet_20_link" text:visited-style-name="Visited_20_Internet_20_Link">scottbarrykaufman.com</text:a>. Many protectors, when truly listened to, will shift from defensive to somewhat cooperative. They may still be hesitant, but at least they feel respected. It’s not uncommon for a protector to “relax” a bit in the body at this point (the client might say, “That tightness in my gut eased up when I thanked the anxious part”). In some cases, simply befriending a protector and hearing its story can produce immediate changes in the client’s life (e.g., the inner critic stops yelling so much between sessions because it knows the client is finally listening).</text:p>
      <text:p text:style-name="Text_20_body"><text:soft-page-break/><text:span text:style-name="Strong_20_Emphasis">4. Gaining Permission and Access to Exiles:</text:span> Once the protector trusts the Self (and therapist) enough, it can often grant <text:span text:style-name="Strong_20_Emphasis">permission to access the exile</text:span> it’s been protecting<text:a xlink:type="simple" xlink:href="https://en.wikipedia.org/wiki/Internal_Family_Systems_Model#:~:text=until%20the%20Exiles%20they%20are,also%20frequently%20in%20conflict%20with" office:target-frame-name="_blank" xlink:show="new" text:style-name="Internet_20_link" text:visited-style-name="Visited_20_Internet_20_Link">en.wikipedia.org</text:a><text:a xlink:type="simple" xlink:href="https://en.wikipedia.org/wiki/Internal_Family_Systems_Model#:~:text=The%20first%20step%20is%20to,7" office:target-frame-name="_blank" xlink:show="new" text:style-name="Internet_20_link" text:visited-style-name="Visited_20_Internet_20_Link">en.wikipedia.org</text:a>. This step is vital in IFS – we do <text:span text:style-name="Strong_20_Emphasis">not</text:span> go to the tender wounds without the blessing of the parts who guard them<text:a xlink:type="simple" xlink:href="https://en.wikipedia.org/wiki/Internal_Family_Systems_Model#:~:text=clients%20to%20access%20and%20remain,activated%20and%20takes%20the%20lead" office:target-frame-name="_blank" xlink:show="new" text:style-name="Internet_20_link" text:visited-style-name="Visited_20_Internet_20_Link">en.wikipedia.org</text:a>. The therapist might ask the protector, “Would you be okay if we went to the vulnerable part you’re protecting, just to help it, under the condition that we will not overwhelm you or the system?” If the protector says “no,” we respect that and continue dialoguing until its fears are alleviated. Maybe more safety is needed, or maybe the protector wants assurances. Protectors often worry that if the person contacts the exile’s pain, it will be unbearable or things will spiral out of control<text:a xlink:type="simple" xlink:href="https://en.wikipedia.org/wiki/Internal_Family_Systems_Model#:~:text=clients%20to%20access%20and%20remain,activated%20and%20takes%20the%20lead" office:target-frame-name="_blank" xlink:show="new" text:style-name="Internet_20_link" text:visited-style-name="Visited_20_Internet_20_Link">en.wikipedia.org</text:a>. The therapist can negotiate – sometimes asking, “What if we just peek in, and you can watch, and the moment you think it’s too much, you can interrupt?” Often protectors agree to try, especially if they’ve developed some trust. When permission is obtained, the client then shifts focus to the <text:span text:style-name="Strong_20_Emphasis">Exile (the wounded part)</text:span>. This might be experienced as turning attention to a younger feeling or image that’s been in the background. The client might say, “I’m seeing an image of a little girl curled up in a dark room.” The therapist gently guides the client to <text:span text:style-name="Strong_20_Emphasis">approach the exile with compassion</text:span> (Self energy). This may involve the client visualizing their Self sitting with that little girl, or simply extending feelings of warmth toward that sad part. Now the client is essentially <text:span text:style-name="Strong_20_Emphasis">in dialog with their own trauma or pain</text:span>, but from a position of strength and support. This is only possible because groundwork was laid to ensure the protective parts are on board and the Self is present as a calm witness.</text:p>
      <text:p text:style-name="Text_20_body"><text:span text:style-name="Strong_20_Emphasis">5. Witnessing the Exile’s Story (Healing the Trauma):</text:span> With the exile now accessible, the client’s Self invites the exile to share whatever it’s been carrying. The exile may communicate through images, emotions, or even words (sometimes the client will speak as the young part). The goal here is <text:span text:style-name="Strong_20_Emphasis">to fully witness and validate the exile’s experience</text:span> that has been ignored or suppressed<text:a xlink:type="simple" xlink:href="https://www.fostercounseling.org/resources-and-blog/understanding-exile-parts-in-internal-family-systems-ifs#:~:text=2,understanding%20the%20burdens%20they%20carry" office:target-frame-name="_blank" xlink:show="new" text:style-name="Internet_20_link" text:visited-style-name="Visited_20_Internet_20_Link">fostercounseling.org</text:a><text:a xlink:type="simple" xlink:href="https://www.fostercounseling.org/resources-and-blog/understanding-exile-parts-in-internal-family-systems-ifs#:~:text=3,trauma%20they%20have%20been%20carrying" office:target-frame-name="_blank" xlink:show="new" text:style-name="Internet_20_link" text:visited-style-name="Visited_20_Internet_20_Link">fostercounseling.org</text:a>. In a sense, the client’s Self becomes the compassionate witness that perhaps the child never had at the time of the trauma. The exile might show a memory (e.g. hiding in a closet while parents fought, feeling terrified and alone). The client (as Self) is encouraged to stay with the exile and really let it unfold its feelings: “Tell/show me everything you want me to know about what happened and how you felt.” The therapist might ask the client to <text:span text:style-name="Emphasis">“let that part know you see how badly it was hurt,”</text:span> or <text:span text:style-name="Emphasis">“let it know you understand how lonely/scared it felt.”</text:span> This can be a profoundly emotional phase – often tears, shaking, or deep sadness arises as the exile finally releases what it’s held, in the accepting presence of Self. This is essentially a <text:span text:style-name="Strong_20_Emphasis">corrective emotional experience</text:span>: the exile is no longer alone with its pain; it has the Self there saying, “I’m here with you now. I’m sorry you went through that. It wasn’t your fault. I love you.” Sometimes the Self might even imaginatively step into the memory to comfort the child part (for instance, envisioning entering the closet, wrapping a blanket around that little girl and telling her she’s not alone anymore). The therapist monitors to ensure the client isn’t overwhelmed – if the client starts blending with the exile (fully reliving the trauma), the therapist will help pull them back to Self (e.g., “Maybe you can stay in Self and just let the part show you, like a movie – if you feel yourself becoming the child, step back and comfort her instead.”). This distinction between blending and witnessing can be subtle, but it’s crucial. We want the exile to feel fully heard, but we also need the client’s Self to remain the <text:span text:style-name="Strong_20_Emphasis">grounded witness</text:span> who can help the exile heal. This way, the traumatic memory gets processed with the resources and wisdom of an adult Self present, rather than just being re-experienced raw.</text:p>
      <text:p text:style-name="Text_20_body"><text:soft-page-break/><text:span text:style-name="Strong_20_Emphasis">6. Unburdening:</text:span> After the exile has shared its story and emotions, there comes a pivotal ritual in IFS called <text:span text:style-name="Strong_20_Emphasis">“unburdening.”</text:span> Burdens in IFS refer to the extreme beliefs or feelings that parts carry as a result of their experiences (e.g., “It was my fault,” “I’m dirty,” “I’m powerless,” or intense feelings like terror, shame, guilt)<text:a xlink:type="simple" xlink:href="https://en.wikipedia.org/wiki/Internal_Family_Systems_Model#:~:text=,are%20protecting%20have%20been%20unburdened" office:target-frame-name="_blank" xlink:show="new" text:style-name="Internet_20_link" text:visited-style-name="Visited_20_Internet_20_Link">en.wikipedia.org</text:a>. These are not inherent to the part – they are like heavy weights it has been carrying. Once the exile feels witnessed and understood, we ask if it would like to let go of these burdens it’s been carrying<text:a xlink:type="simple" xlink:href="https://en.wikipedia.org/wiki/Internal_Family_Systems_Model#:~:text=,are%20protecting%20have%20been%20unburdened" office:target-frame-name="_blank" xlink:show="new" text:style-name="Internet_20_link" text:visited-style-name="Visited_20_Internet_20_Link">en.wikipedia.org</text:a><text:a xlink:type="simple" xlink:href="https://en.wikipedia.org/wiki/Internal_Family_Systems_Model#:~:text=These%20burdens%20are%20not%20intrinsic,This%20allegedly%20makes%20the" office:target-frame-name="_blank" xlink:show="new" text:style-name="Internet_20_link" text:visited-style-name="Visited_20_Internet_20_Link">en.wikipedia.org</text:a>. Often the part is very eager to release them – it took them on only because it had to. Unburdening often involves using the client’s imagination in a healing way. The therapist might say, “Ask the exile how it would like to release these feelings or beliefs. Perhaps it wants to throw them into a fire, or send them out on the water, or give them back to the universe… whatever feels right.” People have very creative unburdenings: one might imagine the child wiping off black soot from her body and letting the wind carry it away; another might see the burden as a heavy backpack the child removes and drops; another might envision a dark cloud being pulled out of the child’s chest and dissipating. Sometimes a specific element is used (fire, water, wind, earth, light) that symbolically cleanses the part. What’s important is the part genuinely feels that something heavy and not-self is being let go<text:a xlink:type="simple" xlink:href="https://en.wikipedia.org/wiki/Internal_Family_Systems_Model#:~:text=,are%20protecting%20have%20been%20unburdened" office:target-frame-name="_blank" xlink:show="new" text:style-name="Internet_20_link" text:visited-style-name="Visited_20_Internet_20_Link">en.wikipedia.org</text:a><text:a xlink:type="simple" xlink:href="https://en.wikipedia.org/wiki/Internal_Family_Systems_Model#:~:text=These%20burdens%20are%20not%20intrinsic,This%20allegedly%20makes%20the" office:target-frame-name="_blank" xlink:show="new" text:style-name="Internet_20_link" text:visited-style-name="Visited_20_Internet_20_Link">en.wikipedia.org</text:a>. In many cases, the part may also take in something good to replace it – for example, after releasing shame, the child part might absorb warmth and love (the therapist might suggest, “Maybe you can invite a healing light to fill that space inside the child now”). This imagery resonates with the part’s experiential, emotional world. When unburdening happens, clients often report a significant shift – a feeling of lightness, or seeing the child part transform in appearance (perhaps from scared and dark to playful and light). They might say, “She’s smiling now,” or “I feel a huge weight off my chest.” Unburdening is essentially the <text:span text:style-name="Strong_20_Emphasis">core healing moment</text:span> in IFS – the trauma memory no longer has an emotional charge, the toxic belief is gone, and the part is liberated to be itself without that burden<text:a xlink:type="simple" xlink:href="https://en.wikipedia.org/wiki/Internal_Family_Systems_Model#:~:text=These%20burdens%20are%20not%20intrinsic,This%20allegedly%20makes%20the" office:target-frame-name="_blank" xlink:show="new" text:style-name="Internet_20_link" text:visited-style-name="Visited_20_Internet_20_Link">en.wikipedia.org</text:a><text:a xlink:type="simple" xlink:href="https://fab-freedom.com/about-internal-family-systems-therapy-2/#:~:text=What%20is%20unique%20about%20IFS,without%20can%20at%20last%20occur" office:target-frame-name="_blank" xlink:show="new" text:style-name="Internet_20_link" text:visited-style-name="Visited_20_Internet_20_Link">fab-freedom.com</text:a>.</text:p>
      <text:p text:style-name="Text_20_body"><text:span text:style-name="Strong_20_Emphasis">7. Integrate and Transform the Part:</text:span> Now that the exile is unburdened, it no longer needs to stay stuck in the past. The therapist may guide an <text:span text:style-name="Strong_20_Emphasis">imagery of retrieval</text:span> – for instance, if the client met the exile in a remembered scene (like that dark closet), they might invite the child part to leave that scene and come to the present with the Self. <text:span text:style-name="Emphasis">“Ask if she’d like to come with you to a safe, warm place – maybe you can imagine picking her up out of that closet and bringing her home with you.”</text:span> This helps ensure the part isn’t mentally living in trauma-time anymore. The client might visualize literally taking the child out of the old environment. Then, we check: what does this part want to do now, in its healed state? Often it will assume a <text:span text:style-name="Strong_20_Emphasis">new, healthy role</text:span> in the system<text:a xlink:type="simple" xlink:href="https://www.internalfamilydynamics.com/internal-family-systems#:~:text=The%20IFS%20Model%2C%20which%20evolved,the%20scapegoat%2C%20mascot" office:target-frame-name="_blank" xlink:show="new" text:style-name="Internet_20_link" text:visited-style-name="Visited_20_Internet_20_Link">internalfamilydynamics.com</text:a><text:a xlink:type="simple" xlink:href="https://www.internalfamilydynamics.com/internal-family-systems#:~:text=containing%20an%20ecology%20of%20relatively,released%20from%20his%20or%20her" office:target-frame-name="_blank" xlink:show="new" text:style-name="Internet_20_link" text:visited-style-name="Visited_20_Internet_20_Link">internalfamilydynamics.com</text:a>. For example, a formerly exiled part that carried pain might now reveal itself to be playful or creative – and can become a source of joy or imagination in the person’s life. The client may say, “I see her now as a little girl who just wants to play piano and draw.” So that part can now take up a positive function (creativity) rather than just holding pain. This is what we mean by integrating – the part is rejoining the internal family in a positive way. The therapist might have the client internally give this part a new “job” or acknowledge its new state (e.g., “You’re safe now and you can help me enjoy music again”).</text:p>
      <text:p text:style-name="Text_20_body"><text:span text:style-name="Strong_20_Emphasis">8. Reorganizing the System (Protectors Relax into New Roles):</text:span> Now we return our attention to the <text:span text:style-name="Strong_20_Emphasis">Protectors</text:span> – remember them, the loyal managers or firefighters who were working so hard to keep that exile under wraps. This is a beautiful moment: we check back in with those protector parts to see how they feel now that the exile’s burden is gone. Nine times out of ten, the protectors are <text:span text:style-name="Strong_20_Emphasis">elated and relieved</text:span>. The inner critic might say, “Oh, you healed that shame child? Thank goodness – I realize I don’t have to be so harsh now.” It might break down in tears (figuratively) and finally <text:soft-page-break/>relax. In IFS we often ask a protector after unburdening, <text:span text:style-name="Emphasis">“Would you like a new role? What would you prefer to do instead of your old job?”</text:span> Because most parts weren’t born to be extreme; they got forced into it by necessity<text:a xlink:type="simple" xlink:href="https://www.internalfamilydynamics.com/internal-family-systems#:~:text=containing%20an%20ecology%20of%20relatively,released%20from%20his%20or%20her" office:target-frame-name="_blank" xlink:show="new" text:style-name="Internet_20_link" text:visited-style-name="Visited_20_Internet_20_Link">internalfamilydynamics.com</text:a><text:a xlink:type="simple" xlink:href="https://www.internalfamilydynamics.com/internal-family-systems#:~:text=role%20within,hold%20true%20for%20internal%20families" office:target-frame-name="_blank" xlink:show="new" text:style-name="Internet_20_link" text:visited-style-name="Visited_20_Internet_20_Link">internalfamilydynamics.com</text:a>. Given the chance, they’ll gladly take on healthier roles. For example, a controlling manager might transform into a part that still helps with planning but in a relaxed way, or even a part that helps the person have fun (after all, it might have some useful skills that can be reapplied playfully). A binge-eating firefighter might transform into a part that now signals healthy needs (“I pop up to tell you when you really need a break or some comfort, but I don’t need to use food now”). These transformations are sometimes spontaneous and sometimes negotiated. But a key principle is: <text:span text:style-name="Strong_20_Emphasis">protectors can only truly let go of their extreme roles once the exiles they protected are healed</text:span><text:a xlink:type="simple" xlink:href="https://en.wikipedia.org/wiki/Internal_Family_Systems_Model#:~:text=clients%20to%20access%20and%20remain,activated%20and%20takes%20the%20lead" office:target-frame-name="_blank" xlink:show="new" text:style-name="Internet_20_link" text:visited-style-name="Visited_20_Internet_20_Link">en.wikipedia.org</text:a>. If we had tried to make the client stop their addictive behavior (firefighter) without healing the underlying pain, we’d meet massive resistance – because the firefighter part knows the person wouldn’t cope with the raw pain. After unburdening, that rationale is gone. The system can dramatically re-balance.</text:p>
      <text:p text:style-name="Text_20_body">The therapist might also explicitly invite the Self now to <text:span text:style-name="Strong_20_Emphasis">reassure the protectors</text:span>: <text:span text:style-name="Emphasis">“Let your critic part know that you (Self) are grateful for how it tried to protect you. Let it know that you can handle things much more now, so it doesn’t have to work so hard. It can trust you.”</text:span> Protectors often need to hear that their decades-long job is truly no longer needed – <text:span text:style-name="Emphasis">“you mean I can rest?”</text:span> Yes. Some IFS sessions end with the imagery of an “inner celebration” or a scene of harmony: maybe the client envisions all their parts in a safe place enjoying together, or the Self giving everyone a big hug, or a formal ceremony of changing roles. While it might sound a bit whimsical, these rituals in imagery help solidify the changes for the psyche. The mind responds to symbols and felt experiences.</text:p>
      <text:p text:style-name="Text_20_body">At the end of an IFS session, the therapist ensures all parts are comfortable with the new changes. If any part is skeptical (e.g., a protector saying “I’ll believe she’s safe when I see it long-term”), that’s acknowledged and will be worked with as needed in future sessions. The client is often encouraged to check in with their parts between sessions, perhaps through journaling or just quiet reflection, to maintain the new harmony.</text:p>
      <text:p text:style-name="Text_20_body">Over the course of therapy, the client may go through this process with many different exiles and their respective protectors. It’s like peeling layers of an onion – often there are multiple exiles from different life stages, each with its own burdens, and multiple protectors who formed around those. As each one is healed, the person feels progressively more <text:span text:style-name="Strong_20_Emphasis">light, self-led, and internally connected</text:span>. The ultimate goals of IFS therapy have been summarized as: <text:span text:style-name="Strong_20_Emphasis">(1)</text:span> Free the parts from their extreme roles, <text:span text:style-name="Strong_20_Emphasis">(2)</text:span> Restore trust in the Self, and <text:span text:style-name="Strong_20_Emphasis">(3)</text:span> Re-harmonize the internal system with Self in charge<text:a xlink:type="simple" xlink:href="https://www.psychologytoday.com/us/therapy-types/internal-family-systems-therapy#:~:text=How%20It%20Works" office:target-frame-name="_blank" xlink:show="new" text:style-name="Internet_20_link" text:visited-style-name="Visited_20_Internet_20_Link">psychologytoday.com</text:a>. When that happens, people report profound changes: they react to stress differently, they feel more grounded and compassionate towards themselves, their symptoms (anxiety, depression, anger, etc.) significantly diminish or even disappear because those were being driven by parts in distress. It’s not that they become an empty Stepford-like personality; rather, they become <text:span text:style-name="Strong_20_Emphasis">more richly themselves</text:span> – because all their once-exiled gifts are back on line (playfulness, creativity, love), and their once-overwhelming protectors are now allies rather than tyrants.</text:p>
      <text:p text:style-name="Text_20_body">A brief example to illustrate the whole process: Imagine a client who can’t stop people-pleasing (Manager) and occasionally explodes in resentment (Firefighter). Through IFS, they discover an exile that felt unloved in childhood unless they were “useful.” In session, they access Self and meet the people-pleasing part, which reveals it’s terrified of rejection. They get permission to meet the exile – a little boy who felt worthless and alone. The client’s Self comforts this boy, witnesses <text:soft-page-break/>memories of being emotionally neglected, and the boy part releases the belief “I’m only good if I serve others.” He unburdens that worthlessness perhaps by envisioning handing it back to his unaware parents lovingly and saying, “This isn’t mine.” The boy then feels light and love; he might even want to play. The protector parts, seeing this, realize the person’s worth is no longer in question. The people-pleaser can relax; it might take a new role of simply helping the person be thoughtfully considerate, but now with boundaries. The angry outburst part no longer needs to explode, since the person is now naturally setting limits from Self. That firefighter might step back entirely or transform into assertive energy available to the Self when needed. The client leaves with a newfound sense of worth and notices in daily life, “I don’t feel that compulsive need to appease everyone now. I can say no, and it feels okay.” The inner system has truly changed.</text:p>
      <text:p text:style-name="Text_20_body">The IFS process is often nonlinear – sometimes you have to pause working with an exile because another protector barges in, so you deal with that, and so on. It requires <text:span text:style-name="Strong_20_Emphasis">attunement and flexibility</text:span>. But the general arc remains: access Self, befriend protectors, heal exiles, integrate, repeat as needed. Throughout, the therapist maintains a stance of <text:span text:style-name="Strong_20_Emphasis">compassionate curiosity and respect</text:span> for every part, modeling to the client how to relate to themselves. In time, the client internalizes this and can continue the work on their own – effectively becoming their own IFS therapist, with their Self guiding the internal family toward ongoing health.</text:p>
      <text:h text:style-name="Heading_20_2" text:outline-level="2">Why IFS is Unique</text:h>
      <text:p text:style-name="Text_20_body">IFS has surged in popularity not just because it works, but because of some <text:span text:style-name="Strong_20_Emphasis">unique features and principles</text:span> that set it apart from many traditional therapies. These features make IFS a truly <text:span text:style-name="Strong_20_Emphasis">holistic, empowering, and non-stigmatizing</text:span> approach to healing.</text:p>
      <text:list xml:id="list220232931" text:style-name="L6">
        <text:list-item>
          <text:p text:style-name="P6"><text:span text:style-name="Strong_20_Emphasis">No Bad Parts – A Non-Pathologizing Approach:</text:span> Unlike approaches that might label certain feelings or behaviors as disordered or “bad,” IFS holds that every part of you is trying to help you, no matter how maladaptive its actions might appear<text:a xlink:type="simple" xlink:href="https://scottbarrykaufman.com/podcast/no-bad-parts-w-richard-schwartz/#:~:text=that%20maybe%20these%20parts%20aren’t,what%20they%20seem" office:target-frame-name="_blank" xlink:show="new" text:style-name="Internet_20_link" text:visited-style-name="Visited_20_Internet_20_Link">scottbarrykaufman.com</text:a>. This is deeply freeing for clients. The shame and self-blame can fall away as they realize that, for example, their addiction isn’t because they’re “bad” or “broken” – it’s because a part of them is desperately trying to soothe pain<text:a xlink:type="simple" xlink:href="https://fab-freedom.com/about-internal-family-systems-therapy-2/#:~:text=What%20is%20unique%20about%20IFS,without%20can%20at%20last%20occur" office:target-frame-name="_blank" xlink:show="new" text:style-name="Internet_20_link" text:visited-style-name="Visited_20_Internet_20_Link">fab-freedom.com</text:a>. Even suicidal thoughts, in IFS, are seen as the extreme strategy of a part that perhaps believes death is the only escape from suffering – meaning what that part actually wants is relief, not death per se. By understanding the <text:span text:style-name="Strong_20_Emphasis">positive intent</text:span> behind every part’s behavior, IFS avoids pathologizing the client<text:a xlink:type="simple" xlink:href="https://psychology.org.au/for-members/publications/inpsych/2022/winter-2022/internal-family-systems-therapy#:~:text=Initially%20developed%20for%20clinicians%20working,IFS%20seeks%20to%20empower%20and" office:target-frame-name="_blank" xlink:show="new" text:style-name="Internet_20_link" text:visited-style-name="Visited_20_Internet_20_Link">psychology.org.au</text:a>. The client is not seen as having a “sick personality” but rather a system of good parts in bad roles. This respectful view reduces internal conflict; clients often feel a sense of dignity and hope that <text:span text:style-name="Strong_20_Emphasis">“I’m not my disorder – I am a Self and these are parts, and all of them are welcome.”</text:span> It aligns with strengths-based and trauma-informed care, where symptoms are adaptations. As one article noted, IFS empowers and propels people toward wholeness rather than labelling them<text:a xlink:type="simple" xlink:href="https://psychology.org.au/for-members/publications/inpsych/2022/winter-2022/internal-family-systems-therapy#:~:text=‘subpersonalities’%20as%20part%20of%20our,all%20aspects%20of%20their%20life" office:target-frame-name="_blank" xlink:show="new" text:style-name="Internet_20_link" text:visited-style-name="Visited_20_Internet_20_Link">psychology.org.au</text:a>. This principle is even the title of Schwartz’s recent book, <text:span text:style-name="Emphasis">No Bad Parts</text:span>, which encapsulates the ethos: you are not your problems, and even the problematic aspects of you deserve understanding, not shame.</text:p>
        </text:list-item>
        <text:list-item>
          <text:p text:style-name="P6"><text:span text:style-name="Strong_20_Emphasis">Trauma-Informed and Safety-Oriented:</text:span> IFS inherently understands trauma. It recognizes that when we’ve been hurt, parts take on extreme roles to manage that – so it works with those parts gently rather than bulldozing through defenses. The method of always <text:span text:style-name="Strong_20_Emphasis">getting protectors’ permission</text:span> before dealing with vulnerable material<text:a xlink:type="simple" xlink:href="https://en.wikipedia.org/wiki/Internal_Family_Systems_Model#:~:text=until%20the%20Exiles%20they%20are,also%20frequently%20in%20conflict%20with" office:target-frame-name="_blank" xlink:show="new" text:style-name="Internet_20_link" text:visited-style-name="Visited_20_Internet_20_Link">en.wikipedia.org</text:a> is a safety <text:soft-page-break/>valve that many trauma therapies lack. This means the client’s system is never pushed farther than it’s ready to go, reducing the risk of re-traumatization. As mentioned, a protector can “veto” going to an exile if it feels it would be too destabilizing, and the therapist will respect that and maybe spend more sessions building trust. This respectful pacing is why even <text:span text:style-name="Strong_20_Emphasis">complex trauma</text:span> survivors (like those with C-PTSD or dissociative tendencies) can often go very deep with IFS – their protectors learn to trust that therapy will not betray or overwhelm them<text:a xlink:type="simple" xlink:href="https://en.wikipedia.org/wiki/Internal_Family_Systems_Model#:~:text=clients%20to%20access%20and%20remain,activated%20and%20takes%20the%20lead" office:target-frame-name="_blank" xlink:show="new" text:style-name="Internet_20_link" text:visited-style-name="Visited_20_Internet_20_Link">en.wikipedia.org</text:a>. Additionally, IFS is <text:span text:style-name="Strong_20_Emphasis">body-friendly</text:span> and can incorporate somatic techniques: because it’s mindful of sensations and emotions in parts, it naturally dovetails with body-based trauma work. It’s not unusual for an IFS session to involve a client noticing, say, tension in the shoulders (a protector) or nausea in the stomach (perhaps an exile’s burden) and working through the bodily felt sense of that. This attention to the body’s signals aligns with trauma research (like Peter Levine’s Somatic Experiencing or the Polyvagal Theory by Stephen Porges). In fact, IFS’s emphasis on creating inner safety parallels Porges’ idea that feeling safe (ventral vagal state) is necessary for healing<text:a xlink:type="simple" xlink:href="https://www.stroudtherapy.com/news/2023/2/18/ifs-and-neurodivergence#:~:text=I’d%20like%20to%20say%20a,the%20internal%20and%20external%20environment" office:target-frame-name="_blank" xlink:show="new" text:style-name="Internet_20_link" text:visited-style-name="Visited_20_Internet_20_Link">stroudtherapy.com</text:a>. Many trauma experts appreciate IFS for how it <text:span text:style-name="Strong_20_Emphasis">systematically cultivates self-compassion</text:span>, which is a powerful antidote to trauma’s effects.</text:p>
        </text:list-item>
        <text:list-item>
          <text:p text:style-name="P6"><text:span text:style-name="Strong_20_Emphasis">Self as Healer – Empowering the Client:</text:span> One of IFS’s most radical aspects is that it entrusts the <text:span text:style-name="Strong_20_Emphasis">client’s Self as the primary healer</text:span>, not the therapist. The therapist is a guide or facilitator, but ultimately, IFS believes the client has an inherent healing wisdom within them (the Self) that knows exactly how to heal their psyche when given the chance<text:a xlink:type="simple" xlink:href="https://scottbarrykaufman.com/podcast/no-bad-parts-w-richard-schwartz/#:~:text=And%20when%20I%20would%20ask,in%20everybody%2C%20can’t%20be%20damaged" office:target-frame-name="_blank" xlink:show="new" text:style-name="Internet_20_link" text:visited-style-name="Visited_20_Internet_20_Link">scottbarrykaufman.com</text:a><text:a xlink:type="simple" xlink:href="https://scottbarrykaufman.com/podcast/no-bad-parts-w-richard-schwartz/#:~:text=Knows%20how%20to%20heal%2C%20and,every%20spiritual%20tradition%20has%20made" office:target-frame-name="_blank" xlink:show="new" text:style-name="Internet_20_link" text:visited-style-name="Visited_20_Internet_20_Link">scottbarrykaufman.com</text:a>. This is empowering because the client isn’t dependent on the therapist for every insight or comfort – they learn to access their own Self to soothe and transform their parts. Essentially, the client becomes the leader of their own therapeutic process, with the therapist cheering them on and offering tools. As therapy progresses, clients internalize the process and can continue using it lifelong. They build <text:span text:style-name="Strong_20_Emphasis">self-trust</text:span>: initially a client might say “I can’t handle feeling that grief,” but after IFS work they might say “I know I (my Self) can be with my grief and not be destroyed by it.” That is a tremendous increase in inner confidence. It also means after therapy, clients have a method to address future challenges – they can talk to their parts on their own, do self-IFS exercises like journaling dialogues or guided visualizations, effectively becoming their own caregiver. Many clients find this far more respectful and empowering than therapies where the therapist is the “expert” doing something to the “patient.” In IFS, the client is the expert on their inner world; the therapist is skilled in the process but is always checking with the client’s inner wisdom. This also makes IFS egalitarian and collaborative.</text:p>
        </text:list-item>
        <text:list-item>
          <text:p text:style-name="P6"><text:span text:style-name="Strong_20_Emphasis">Integrative of Mind, Body, and Even Spirit:</text:span> IFS doesn’t separate mind and body – parts can carry emotions, beliefs, and also live in the body as tension or illness. So IFS can integrate with physical health approaches (there are cases of pain or somatic symptoms alleviating when the underlying part is healed<text:a xlink:type="simple" xlink:href="https://www.psychologytoday.com/us/therapy-types/internal-family-systems-therapy#:~:text=In%202015%2C%20IFS%20was%20designated,as%20other%20forms%20of%20therapy" office:target-frame-name="_blank" xlink:show="new" text:style-name="Internet_20_link" text:visited-style-name="Visited_20_Internet_20_Link">psychologytoday.com</text:a>). Additionally, while IFS is a psychological model, it has a <text:span text:style-name="Strong_20_Emphasis">spiritual</text:span> dimension that many people resonate with. Schwartz found that the Self state often feels somewhat spiritual – clients in Self have described it as a sense of being connected to humanity, or accessing something like a higher consciousness<text:a xlink:type="simple" xlink:href="https://scottbarrykaufman.com/podcast/no-bad-parts-w-richard-schwartz/#:~:text=Knows%20how%20to%20heal%2C%20and,every%20spiritual%20tradition%20has%20made" office:target-frame-name="_blank" xlink:show="new" text:style-name="Internet_20_link" text:visited-style-name="Visited_20_Internet_20_Link">scottbarrykaufman.com</text:a>. Schwartz has drawn parallels to concepts like the <text:span text:style-name="Emphasis">Buddha-nature</text:span> or <text:span text:style-name="Emphasis">soul</text:span><text:a xlink:type="simple" xlink:href="https://scottbarrykaufman.com/podcast/no-bad-parts-w-richard-schwartz/#:~:text=Knows%20how%20to%20heal%2C%20and,every%20spiritual%20tradition%20has%20made" office:target-frame-name="_blank" xlink:show="new" text:style-name="Internet_20_link" text:visited-style-name="Visited_20_Internet_20_Link">scottbarrykaufman.com</text:a>. However, IFS is not tied to any religion; it simply opens space for clients to bring in their own spiritual beliefs if relevant. For instance, some clients imagine divine light aiding in unburdenings, or see their Self as connected to <text:soft-page-break/>God or the universe. The model’s flexibility allows such integration without pushing it on those not inclined. In summary, IFS works at the intersection of the psychological, physical, and (if one wants) spiritual realms, which can make the healing feel holistic and profound.</text:p>
        </text:list-item>
        <text:list-item>
          <text:p text:style-name="P6"><text:span text:style-name="Strong_20_Emphasis">Universality and Accessibility:</text:span> IFS posits that <text:span text:style-name="Strong_20_Emphasis">everyone</text:span> has parts and Self – it’s part of being human. This makes it broadly accessible. It’s not just for those with diagnosed disorders; it can be taught to children (kids easily understand “a part of you feels this way”), used in couples therapy (partners learning about each other’s parts), groups, schools, etc. There is a growing movement of using IFS informally for coaching, workplace conflict resolution, and even activism (understanding polarized groups as analogous to polarized parts, and bringing compassion there). The idea that multiplicity is normal helps destigmatize mental health – having inner voices or conflicts is not “crazy,” it’s normal. In fact, IFS shows that even very severe conditions (like DID or hearing voices) can be on a continuum with normal multiplicity, just with more extreme separation. This perspective can reduce shame and isolation for people suffering – they realize <text:span text:style-name="Emphasis">everyone</text:span> has an “inner family,” some are just more extreme. Therapists also find IFS gives them a personal practice – they apply it to their own parts (for example, a therapist notices a frustrated part arising with a client and can ask it to step back). This leads to a kind of humility and personal growth in practitioners that enriches the therapeutic relationship.</text:p>
        </text:list-item>
        <text:list-item>
          <text:p text:style-name="P6"><text:span text:style-name="Strong_20_Emphasis">Evidence-Based and Adaptable:</text:span> Though IFS began as a sort of maverick idea, it has gained empirical support. It’s now recognized by the American Psychological Association as an evidence-based practice<text:a xlink:type="simple" xlink:href="https://ifsguide.com/misunderstandings-about-ifs/#:~:text=The%20Truth" office:target-frame-name="_blank" xlink:show="new" text:style-name="Internet_20_link" text:visited-style-name="Visited_20_Internet_20_Link">ifsguide.com</text:a>. Research has shown positive outcomes for PTSD, depression, anxiety, and physical conditions like rheumatoid arthritis<text:a xlink:type="simple" xlink:href="https://www.psychologytoday.com/us/therapy-types/internal-family-systems-therapy#:~:text=In%202015%2C%20IFS%20was%20designated,as%20other%20forms%20of%20therapy" office:target-frame-name="_blank" xlink:show="new" text:style-name="Internet_20_link" text:visited-style-name="Visited_20_Internet_20_Link">psychologytoday.com</text:a>. The model has also been adaptable – there are IFS-informed approaches integrating with other modalities (e.g., IFS with EMDR for trauma, or with <text:span text:style-name="Strong_20_Emphasis">polyvagal-informed</text:span> bodywork to help highly dysregulated clients). It’s a testament to the model’s <text:span text:style-name="Strong_20_Emphasis">flexibility</text:span> that it can complement other therapies. But many find it comprehensive enough on its own – after all, it gives equal weight to working with thoughts, emotions, and the body via parts, and emphasizes relationship (between Self and parts) which is analogous to the therapeutic relationship but internalized.</text:p>
        </text:list-item>
      </text:list>
      <text:p text:style-name="Text_20_body">In short, IFS is unique in that it <text:span text:style-name="Strong_20_Emphasis">champions compassion over confrontation</text:span>. It doesn’t pathologize inner experience; it welcomes it and transforms it. It trusts the client’s own Self to lead the healing – a very respectful stance. It is <text:span text:style-name="Strong_20_Emphasis">trauma-savvy</text:span>, avoiding re-traumatization through careful pacing. And it provides a framework that people can continue to use long after formal therapy, promoting ongoing self-led growth. Many clients describe IFS as not just therapy but a life practice – once you learn it, you relate to yourself differently forever. You become more mindful of <text:span text:style-name="Emphasis">“which part of me is up right now, and how can I help it?”</text:span> and less likely to identify with extreme emotions or impulses. Instead of fighting oneself, one learns to love oneself into change. This gentle, loving approach is a breath of fresh air in a field that has often leaned on more forceful or problem-focused methods.</text:p>
      <text:h text:style-name="Heading_20_2" text:outline-level="2">Common Misunderstandings of IFS</text:h>
      <text:p text:style-name="Text_20_body">Because IFS introduces ideas like “parts” and “Self,” people sometimes get the wrong impression. Let’s clear up a few <text:span text:style-name="Strong_20_Emphasis">common misconceptions</text:span> about Internal Family Systems:</text:p>
      <text:list xml:id="list2918058392" text:style-name="L7">
        <text:list-item>
          <text:p text:style-name="P7"><text:soft-page-break/><text:span text:style-name="Strong_20_Emphasis">“IFS is just a fancy term for inner child work, right?”</text:span> – Not exactly. It’s true that IFS often involves working with child-like parts (exiles) that carry childhood wounds, which is similar to inner child work. However, IFS is much more nuanced and comprehensive. Traditional inner child work usually focuses on nurturing one or a few inner child personas. IFS, by contrast, maps out an entire internal family: not just wounded inner children, but also the defenders and coping mechanisms that arose around those wounds<text:a xlink:type="simple" xlink:href="https://www.reddit.com/r/InternalFamilySystems/comments/1f8dgvt/common_misconceptions_of_ifs/#:~:text=Reddit%20www,work%20almost%20entirely%20on%20Exiles" office:target-frame-name="_blank" xlink:show="new" text:style-name="Internet_20_link" text:visited-style-name="Visited_20_Internet_20_Link">reddit.com</text:a>. In fact, a big emphasis in IFS is working with <text:span text:style-name="Strong_20_Emphasis">protector parts (managers and firefighters)</text:span> first, rather than going straight to the vulnerable child parts. If one only focuses on the inner child, one might miss those protector dynamics and even get backlash from them. IFS also doesn’t assume every issue traces to a single inner child – you might have many exiles of different ages and different incidents. So while inner child concepts overlap with IFS exiles, IFS is not just talking to the inner child and giving it love; it’s a whole system intervention. Additionally, inner child work doesn’t always have an equivalent to the Self – in IFS the healing is very much led by the client’s Self, which provides a new relationship to those inner children, rather than the adult ego simply “re-parenting” the child. In summary, IFS includes inner-child healing but also addresses the <text:span text:style-name="Strong_20_Emphasis">inner critics, the bingeing parts, the angry teen parts, the numb dissociative parts</text:span> – the whole ensemble, not only the young vulnerable part. Focusing only on exiles (inner children) without protectors is actually a common mistake that IFS warns against, as it can lead to overwhelm<text:a xlink:type="simple" xlink:href="https://www.reddit.com/r/InternalFamilySystems/comments/1f8dgvt/common_misconceptions_of_ifs/#:~:text=Reddit%20www,work%20almost%20entirely%20on%20Exiles" office:target-frame-name="_blank" xlink:show="new" text:style-name="Internet_20_link" text:visited-style-name="Visited_20_Internet_20_Link">reddit.com</text:a>. So IFS is broader and more methodical than generic inner child work.</text:p>
        </text:list-item>
        <text:list-item>
          <text:p text:style-name="P7"><text:span text:style-name="Strong_20_Emphasis">“Talking about ‘parts’ – does that mean I have multiple personalities (DID)?”</text:span> – No. This is a frequent misunderstanding, especially for those new to IFS. When people hear “multiple parts inside you,” they might equate it with Dissociative Identity Disorder (formerly multiple personality disorder). But IFS is <text:span text:style-name="Strong_20_Emphasis">not</text:span> about having completely separate personalities or identities that take turns without awareness. In IFS, parts are <text:span text:style-name="Strong_20_Emphasis">aspects of one integrated person</text:span><text:a xlink:type="simple" xlink:href="https://ifsguide.com/misunderstandings-about-ifs/#:~:text=The%20Truth" office:target-frame-name="_blank" xlink:show="new" text:style-name="Internet_20_link" text:visited-style-name="Visited_20_Internet_20_Link">ifsguide.com</text:a>. We all experience different sides of ourselves – you might say “a part of me wants to stay home, another part wants to go out.” That doesn’t mean you have DID; it means you’re a normal human with conflicting desires. IFS just takes that everyday observation and gives you a framework to work with it deliberately. In DID, parts (often called alters) are extremely separated, often amnesic to each other, with distinct names/ages/voices, etc., usually due to extreme childhood trauma. In IFS, typical parts are not so extreme – they’re more fluid and you generally remain aware of them (even if you’re blended). Think of it this way: <text:span text:style-name="Strong_20_Emphasis">everyone has parts, but not everyone has dissociative parts</text:span>. IFS actually can be helpful for DID as well, but it approaches those cases carefully, increasing communication and safety among parts. The key is, <text:span text:style-name="Strong_20_Emphasis">IFS views multiplicity as a spectrum</text:span> – and all of us are on it. Even the language “parts” is intentionally ordinary. We say things like “a part of me feels X” in regular conversation, whereas we don’t normally say “one of my distinct personalities feels X” unless we have a dissociative disorder. So IFS is just leveraging a normal experience. It actually promotes internal <text:span text:style-name="Strong_20_Emphasis">harmony, not fragmentation</text:span><text:a xlink:type="simple" xlink:href="https://ifsguide.com/misunderstandings-about-ifs/#:~:text=,of%20the%20game%20in%20IFS" office:target-frame-name="_blank" xlink:show="new" text:style-name="Internet_20_link" text:visited-style-name="Visited_20_Internet_20_Link">ifsguide.com</text:a>. The goal is to have your parts form a cooperative team, led by Self, all belonging to one another. In DID, the personalities are fragmented and often unaware of each other; IFS would aim to gently bring them into communication and eventual unity under Self. Also, IFS does not encourage acting as if parts are external people – it’s an <text:span text:style-name="Strong_20_Emphasis">internal</text:span> process and a <text:span text:style-name="Strong_20_Emphasis">metaphor</text:span> for different emotional states. So embracing IFS doesn’t mean you’ll become more split; ironically, it tends to make people feel more singular <text:soft-page-break/>(“I feel more like <text:span text:style-name="Emphasis">myself</text:span>, with all these facets integrated”). The sports team analogy is useful: you are one team (one person), but you have different players (parts) playing different positions<text:a xlink:type="simple" xlink:href="https://ifsguide.com/misunderstandings-about-ifs/#:~:text=,of%20the%20game%20in%20IFS" office:target-frame-name="_blank" xlink:show="new" text:style-name="Internet_20_link" text:visited-style-name="Visited_20_Internet_20_Link">ifsguide.com</text:a>. They aren’t separate teams, and they all share the same uniform in the end.</text:p>
        </text:list-item>
        <text:list-item>
          <text:p text:style-name="P7"><text:span text:style-name="Strong_20_Emphasis">“IFS means my parts are real distinct beings talking in my head – that sounds like imagination or craziness.”</text:span> – This misunderstanding is related to the above. In IFS, you might dialogue with a part as if it’s a person (“Hello, what’s your name and how old are you?” etc.), which can seem odd at first. But it’s important to know this is a <text:span text:style-name="Strong_20_Emphasis">therapeutic technique called personification</text:span><text:a xlink:type="simple" xlink:href="https://ifsguide.com/misunderstandings-about-ifs/#:~:text=The%20Truth" office:target-frame-name="_blank" xlink:show="new" text:style-name="Internet_20_link" text:visited-style-name="Visited_20_Internet_20_Link">ifsguide.com</text:a>. We treat the part like a person to understand it better, not because it literally <text:span text:style-name="Emphasis">is</text:span> a separate person. It’s a way of objectifying internal experiences so you can interact with them. Think of how we naturally speak: <text:span text:style-name="Emphasis">“My stomach is telling me I’m nervous,”</text:span> or <text:span text:style-name="Emphasis">“My heart wants what it wants.”</text:span> We give body parts or emotions a voice metaphorically. IFS just extends that metaphor to all parts of the psyche<text:a xlink:type="simple" xlink:href="https://ifsguide.com/misunderstandings-about-ifs/#:~:text=,more%20like%20a%20helpful%20metaphor" office:target-frame-name="_blank" xlink:show="new" text:style-name="Internet_20_link" text:visited-style-name="Visited_20_Internet_20_Link">ifsguide.com</text:a>. It doesn’t mean you’re hallucinating voices or that you believe there are mini-humans in your head. It’s more like a creative visualization or role-playing that allows new insight. Many clients do this internally without speaking out loud; others might dialogue out loud in session. Either way, the client remains in control and aware this is an inner exercise. Far from being “crazy,” this method taps into our brain’s innate ability to imagine and empathize. In fact, by treating a part like a person, you often can access compassion for it much easier (it’s like picturing the sad inner child – you feel more warmth than if you just say “yeah I have some sadness”). And this approach reveals the rich detail of one’s inner world in a structured way, rather than leaving it as a mush of feelings. If someone worries, “Am I just making this up?”, IFS therapists often respond: It doesn’t really matter – if your mind made up a scenario, it’s likely symbolic of something true in your emotional life. The imagery and dialogues tend to align with real experiences or feelings. As long as you engage with sincerity, useful information emerges. Finally, unlike psychosis, in IFS you’re aware that these are parts of you. There’s no loss of reality testing – you know that this angry firefighter isn’t literally an external demon, for example, it’s a part of you. So there’s no danger of confusing fantasy and reality; it’s more about using imagination <text:span text:style-name="Strong_20_Emphasis">in service of understanding reality</text:span> (your inner reality)<text:a xlink:type="simple" xlink:href="https://ifsguide.com/misunderstandings-about-ifs/#:~:text=,more%20like%20a%20helpful%20metaphor" office:target-frame-name="_blank" xlink:show="new" text:style-name="Internet_20_link" text:visited-style-name="Visited_20_Internet_20_Link">ifsguide.com</text:a><text:a xlink:type="simple" xlink:href="https://ifsguide.com/misunderstandings-about-ifs/#:~:text=,more%20like%20a%20helpful%20metaphor" office:target-frame-name="_blank" xlink:show="new" text:style-name="Internet_20_link" text:visited-style-name="Visited_20_Internet_20_Link">ifsguide.com</text:a>.</text:p>
        </text:list-item>
        <text:list-item>
          <text:p text:style-name="P7"><text:span text:style-name="Strong_20_Emphasis">“IFS is basically meditation or mindfulness repackaged.”</text:span> – It’s true that IFS incorporates mindfulness, in the sense that you develop an observer perspective on your thoughts and feelings (unblending is very much like mindfulness)<text:a xlink:type="simple" xlink:href="https://ifsguide.com/misunderstandings-about-ifs/#:~:text=3,Mindfulness%20Practice”%20‍♂️" office:target-frame-name="_blank" xlink:show="new" text:style-name="Internet_20_link" text:visited-style-name="Visited_20_Internet_20_Link">ifsguide.com</text:a><text:a xlink:type="simple" xlink:href="https://ifsguide.com/misunderstandings-about-ifs/#:~:text=,feelings—it%20actively%20engages%20with%20them" office:target-frame-name="_blank" xlink:show="new" text:style-name="Internet_20_link" text:visited-style-name="Visited_20_Internet_20_Link">ifsguide.com</text:a>. However, IFS goes beyond just observing. In mindfulness meditation, a typical instruction is to notice thoughts and let them pass without attachment. IFS instead invites you to <text:span text:style-name="Strong_20_Emphasis">notice and then engage</text:span> with the thought/feeling (as a part) in a dialog. It’s an active, relational process, not just witnessing. One might say IFS is mindfulness <text:span text:style-name="Strong_20_Emphasis">plus</text:span> psychodynamic depth. You don’t just label a feeling as “anger” and return to the breath; you start a conversation with the anger to find out its purpose and help it heal. There is also a goal in IFS – to help parts change – whereas pure mindfulness doesn’t seek to change content, just relationship. That said, people who have a meditation practice often find IFS very complementary. It’s like once you’ve cultivated that nonjudgmental awareness, you can take the next step and actually interact with what you become aware of. Another difference is structure: IFS provides a clear map (the 6 F’s steps, etc.)<text:a xlink:type="simple" xlink:href="https://www.psychologytoday.com/us/therapy-types/internal-family-systems-therapy#:~:text=Therapists%20can%20help%20patients%20identify,follow%20a%20six%20step%20process" office:target-frame-name="_blank" xlink:show="new" text:style-name="Internet_20_link" text:visited-style-name="Visited_20_Internet_20_Link">psychologytoday.com</text:a><text:a xlink:type="simple" xlink:href="https://www.psychologytoday.com/us/therapy-types/internal-family-systems-therapy#:~:text=1,if%20you%20changed%20its%20role" office:target-frame-name="_blank" xlink:show="new" text:style-name="Internet_20_link" text:visited-style-name="Visited_20_Internet_20_Link">psychologytoday.com</text:a> whereas mindfulness is more open-ended. If mindfulness is sitting by the river watching leaves float by (each leaf a <text:soft-page-break/>thought), IFS is like picking up a particular leaf and gently examining it, maybe even talking to it, then setting it back – and possibly cleaning the leaf of dirt before letting it go<text:a xlink:type="simple" xlink:href="https://ifsguide.com/misunderstandings-about-ifs/#:~:text=,feelings—it%20actively%20engages%20with%20them" office:target-frame-name="_blank" xlink:show="new" text:style-name="Internet_20_link" text:visited-style-name="Visited_20_Internet_20_Link">ifsguide.com</text:a><text:a xlink:type="simple" xlink:href="https://ifsguide.com/misunderstandings-about-ifs/#:~:text=called%20unburdening%2C%20where%20Parts%20release,feelings—it%20actively%20engages%20with%20them" office:target-frame-name="_blank" xlink:show="new" text:style-name="Internet_20_link" text:visited-style-name="Visited_20_Internet_20_Link">ifsguide.com</text:a>. Both are useful; IFS just adds that interactive element and a therapeutic intention. So IFS is not “just mindfulness” – it’s a distinct therapy model that incorporates mindful awareness as a tool but is far more active in working with the psyche.</text:p>
        </text:list-item>
        <text:list-item>
          <text:p text:style-name="P7"><text:span text:style-name="Strong_20_Emphasis">“IFS is only for people with major trauma or mental illness; I don’t have ‘parts’ like that.”</text:span> – Actually, <text:span text:style-name="Strong_20_Emphasis">IFS is for everyone</text:span> with a psychological landscape (which is everyone!). You do not need a diagnosis or severe trauma to benefit. Certainly, IFS is renowned for trauma healing, but it’s just as applicable to everyday life challenges<text:a xlink:type="simple" xlink:href="https://ifsguide.com/misunderstandings-about-ifs/#:~:text=The%20Misunderstanding" office:target-frame-name="_blank" xlink:show="new" text:style-name="Internet_20_link" text:visited-style-name="Visited_20_Internet_20_Link">ifsguide.com</text:a><text:a xlink:type="simple" xlink:href="https://ifsguide.com/misunderstandings-about-ifs/#:~:text=,a%20pulled%20muscle%20or%20not" office:target-frame-name="_blank" xlink:show="new" text:style-name="Internet_20_link" text:visited-style-name="Visited_20_Internet_20_Link">ifsguide.com</text:a>. People use IFS for things like procrastination, writer’s block, relationship decisions, personal development, etc. Even if someone says “I had a pretty good childhood, no big trauma,” they still have various parts – maybe a part that is a perfectionist at work, or a part that avoids conflict, etc., formed from <text:span text:style-name="Strong_20_Emphasis">normal life experiences</text:span> and personality development. IFS can help improve inner harmony and performance for them too. In fact, IFS can be seen as a form of <text:span text:style-name="Strong_20_Emphasis">internal leadership coaching</text:span>: getting all your sub-personalities to cooperate and contribute their best. It’s like tending to your inner ecosystem to optimize well-being and potential. One analogy: you don’t have to wait until your car breaks down to get a tune-up; IFS can be a regular mental-emotional tune-up for anyone<text:a xlink:type="simple" xlink:href="https://ifsguide.com/misunderstandings-about-ifs/#:~:text=,a%20pulled%20muscle%20or%20not" office:target-frame-name="_blank" xlink:show="new" text:style-name="Internet_20_link" text:visited-style-name="Visited_20_Internet_20_Link">ifsguide.com</text:a>. Many therapists have started bringing IFS ideas into work with <text:span text:style-name="Strong_20_Emphasis">stress, burnout, mild anxiety</text:span> – issues that are not extreme. Clients find it helpful just to navigate daily emotions and self-care. Moreover, even if someone doesn’t have a single huge trauma, we all accumulate <text:span text:style-name="Strong_20_Emphasis">“little t” traumas or hurts</text:span> in life (e.g., times we were shamed in school, or felt unseen by a parent occasionally). Parts form around those too. So yes, you have parts – everybody does. It’s a misconception that only people with DID or obvious internal voices have parts. The fact that you can argue with yourself in your head or feel “torn” about a decision is evidence of normal parts. Once people start identifying their parts, it usually clicks and they realize these inner characters have been there all along. IFS is very accessible in this way – it often <text:span text:style-name="Strong_20_Emphasis">feels familiar</text:span> once you try it, like “Oh, this is just a way of understanding the inner chatter I’ve always had.” Even in group or family settings, teaching the concept of parts can reduce conflict: instead of “I hate you when you get angry,” family members might learn to say, “I don’t like that angry part of you, can we find out what it’s upset about?” – which creates more understanding. So IFS has broad applications far beyond pathology. It’s a model for understanding human nature itself.</text:p>
        </text:list-item>
        <text:list-item>
          <text:p text:style-name="P7"><text:span text:style-name="Strong_20_Emphasis">“IFS sounds kind of woo-woo or unscientific – talking to imaginary parts?”</text:span> – It’s understandable to wonder that, but in truth IFS is grounded in established psychological principles (systems theory, attachment theory, etc.) and has empirical support. The use of imagination in therapy is not new – techniques like Jung’s Active Imagination, Gestalt’s empty-chair dialogue, or Psychodrama all use imaginative interactions to reveal the psyche. IFS refines these with a clear map and has been tested in studies. As noted earlier, IFS is recognized as an <text:span text:style-name="Strong_20_Emphasis">evidence-based therapy</text:span>, with randomized controlled trials showing its effectiveness<text:a xlink:type="simple" xlink:href="https://ifsguide.com/misunderstandings-about-ifs/#:~:text=The%20Truth" office:target-frame-name="_blank" xlink:show="new" text:style-name="Internet_20_link" text:visited-style-name="Visited_20_Internet_20_Link">ifsguide.com</text:a>. Brain scans in some pilot studies have shown changes after IFS therapy in areas related to self-processing and emotion regulation. Clients often feel tangible results – it’s not merely a visualization exercise that ends in the session; their outward behavior and feelings shift measurably. One can think of IFS as <text:span text:style-name="Strong_20_Emphasis">experiential cognitive restructuring</text:span>: instead of just identifying a negative thought and disputing it, you have an <text:soft-page-break/>experiential encounter with the part holding that thought, which can lead to a deeper, felt resolution of the cognitive distortion. Also, IFS language might sound mystical (Self energy, etc.), but it’s describing observable phenomena (like the feeling of calm and compassion) in a somewhat poetic way. It’s comfortable for many because it can accommodate spiritual language, but it doesn’t require it. If a client is very rational/scientific, an IFS therapist might explain it in those terms: “We’re activating a different neural network (Self) to downregulate the fear network (part) – kind of like integrating the brain.” In fact, IFS aligns well with neuroscience notions of the brain having multiple neural sub-systems that can be in conflict, and the idea that <text:span text:style-name="Strong_20_Emphasis">integrating those systems leads to mental health</text:span><text:a xlink:type="simple" xlink:href="https://pmc.ncbi.nlm.nih.gov/articles/PMC7693553/#:~:text=Intrinsic%20Connectivity%20Networks%20in%20the,positive%20networks%20%28TPN%29%20are" office:target-frame-name="_blank" xlink:show="new" text:style-name="Internet_20_link" text:visited-style-name="Visited_20_Internet_20_Link">pmc.ncbi.nlm.nih.gov</text:a>. The “Default Mode Network” (which is active in self-referential thinking) could be likened to when you’re ruminating in a part, and engaging compassion might utilize other networks to balance it<text:a xlink:type="simple" xlink:href="https://pmc.ncbi.nlm.nih.gov/articles/PMC7693553/#:~:text=Intrinsic%20Connectivity%20Networks%20in%20the,positive%20networks%20%28TPN%29%20are" office:target-frame-name="_blank" xlink:show="new" text:style-name="Internet_20_link" text:visited-style-name="Visited_20_Internet_20_Link">pmc.ncbi.nlm.nih.gov</text:a>. So, there’s nothing magic going on – it’s harnessing the mind’s natural ability to compartmentalize and then reintegrate. And importantly, the results have been documented in terms of symptom improvement. So IFS is far from woo-woo in practice; it’s gentle and creative, yes, but also systematic and verifiable.</text:p>
        </text:list-item>
      </text:list>
      <text:p text:style-name="Text_20_body">In summary, IFS is not implying pathology (we all have parts), not encouraging delusion (it’s a therapeutic metaphor), not mere daydreaming (there’s a concrete process and outcome), and not limited to severe cases (it’s useful for virtually anyone). Once people experience it, these misconceptions usually fall away. They see that IFS is a respectful, intuitive way to understand themselves, and that it actually complements other ways of thinking (for example, someone can be Christian and use IFS – they might see their Self as guided by God’s love to care for their parts, which fits their framework). Or a hard-nosed analytical person might appreciate that IFS simply externalized their internal debate so they could solve it like a problem. It’s a versatile model. The bottom line: <text:span text:style-name="Strong_20_Emphasis">IFS is about working with the natural multiplicity of the mind in a structured, compassionate way</text:span>. There’s nothing in it that requires special belief – just a willingness to turn inward and relate to what you find with curiosity. All else flows from that.</text:p>
      <text:h text:style-name="Heading_20_2" text:outline-level="2">Applications of IFS Therapy</text:h>
      <text:p text:style-name="Text_20_body">IFS began in the clinic, but its reach now extends to many areas, from treating serious mental health conditions to enhancing personal growth and even informing other fields. Here are some key <text:span text:style-name="Strong_20_Emphasis">applications of IFS</text:span>:</text:p>
      <text:list xml:id="list4203020802" text:style-name="L8">
        <text:list-item>
          <text:p text:style-name="P8"><text:span text:style-name="Strong_20_Emphasis">Healing Trauma (PTSD and Complex PTSD):</text:span> IFS has gained a reputation as a powerful approach for trauma survivors. Traditional trauma therapies sometimes risk overwhelming clients by directly revisiting traumatic events. IFS offers a more gradual, <text:span text:style-name="Strong_20_Emphasis">parts-sensitive method</text:span>. Each traumatic memory is held by one or more exiled parts, and IFS works to <text:span text:style-name="Emphasis">befriend the protectors</text:span> around that memory before approaching it<text:a xlink:type="simple" xlink:href="https://en.wikipedia.org/wiki/Internal_Family_Systems_Model#:~:text=clients%20to%20access%20and%20remain,activated%20and%20takes%20the%20lead" office:target-frame-name="_blank" xlink:show="new" text:style-name="Internet_20_link" text:visited-style-name="Visited_20_Internet_20_Link">en.wikipedia.org</text:a>. This ensures the client isn’t re-exposed to trauma without sufficient support from Self and permission from protective parts. In practice, this means fewer extreme emotional floods or re-traumatization during therapy. Clients often marvel that they were able to confront very painful memories in IFS without dissociating or panicking, because they did so from the nurturing presence of Self and with their protectors on board. IFS is especially noted for treating <text:span text:style-name="Strong_20_Emphasis">Complex PTSD</text:span> (the kind of layered childhood trauma that leads to many parts and pervasive negative beliefs). It systematically works through one exile-trauma at a time, gradually unburdening the client’s heavy load of pain and terror, and in doing so, alleviates <text:soft-page-break/>classic PTSD symptoms like flashbacks, nightmares, hypervigilance, and emotional numbing. Dr. Bessel van der Kolk (author of <text:span text:style-name="Emphasis">The Body Keeps the Score</text:span>) has been a vocal supporter of IFS for trauma, noting that it helps clients form an internal attachment with themselves, which is critical for healing early trauma. Some early research suggests IFS can reduce PTSD symptom severity significantly, and anecdotally many trauma therapists have integrated IFS because they see clients make progress where they were formerly stuck. Even <text:span text:style-name="Strong_20_Emphasis">dissociative identity disorder (DID)</text:span> specialists have adapted IFS – they find that honoring each part’s role and bringing the system’s Self into leadership aligns well with DID treatment principles (safety, stabilization, then integration). In short, for trauma, IFS offers a gentle, <text:span text:style-name="Strong_20_Emphasis">empowering pathway</text:span> to reclaiming one’s life from the past – one part at a time, at the pace the system allows.</text:p>
        </text:list-item>
        <text:list-item>
          <text:p text:style-name="P8"><text:span text:style-name="Strong_20_Emphasis">Anxiety, Depression, and Other Common Conditions:</text:span> IFS can be applied to many mental health issues by looking at them through the parts lens. Take <text:span text:style-name="Strong_20_Emphasis">Depression</text:span> – instead of seeing it as a monolithic chemical imbalance, IFS would have us explore what parts are involved in the depressed state. Often there’s an exile carrying grief or hopelessness, plus managers that push down feelings (numbing, isolation) and perhaps firefighters that withdraw or use substances to cope. By working with these parts (e.g., helping an exile release hopeless beliefs, or encouraging a harsh inner critic to ease up), the depressive symptoms can lift. In fact, a randomized controlled trial on IFS for depression in college-aged women showed significant improvement compared to a control, suggesting that IFS can be an effective treatment<text:a xlink:type="simple" xlink:href="https://www.psychologytoday.com/us/therapy-types/internal-family-systems-therapy#:~:text=In%202015%2C%20IFS%20was%20designated,as%20other%20forms%20of%20therapy" office:target-frame-name="_blank" xlink:show="new" text:style-name="Internet_20_link" text:visited-style-name="Visited_20_Internet_20_Link">psychologytoday.com</text:a>. For <text:span text:style-name="Strong_20_Emphasis">Anxiety</text:span>, similarly, one usually finds protective parts underlying it – maybe a catastrophizing manager part trying to anticipate danger, and an exile of fear underneath. IFS helps the anxious parts relax by healing the fears they carry and building trust that the Self can handle life’s uncertainties. Many clients report that after IFS work, their chronic anxiety diminishes because the inner worrying voices are either transformed or now soothed by Self-compassion. <text:span text:style-name="Strong_20_Emphasis">Phobias</text:span> can be treated by finding the parts terrified of, say, elevators or flying, and negotiating with them to update their information (often they’re stuck in a past incident or a belief that something terrible will happen). <text:span text:style-name="Strong_20_Emphasis">Panic attacks</text:span> can be understood as firefighters reacting to a sudden surge of exile fear – calming the exile and getting that firefighter a new role can reduce attacks. In general, IFS isn’t symptom-focused (like “let’s eliminate this symptom”) but rather <text:span text:style-name="Strong_20_Emphasis">system-focused</text:span>: it asks “Why is this symptom present? Which parts are creating it and what are they protecting?” By addressing that, symptoms often organically improve. Importantly, IFS also builds <text:span text:style-name="Strong_20_Emphasis">self-compassion</text:span>, which is a known factor in reducing depression and anxiety. Clients learn to have empathy for their inner critics or anxious parts rather than feeling at their mercy. This internal friendliness correlates with better mood and resilience<text:a xlink:type="simple" xlink:href="https://www.psychologytoday.com/us/therapy-types/internal-family-systems-therapy#:~:text=achieving%20three%20goals%20of%20IFS%3A" office:target-frame-name="_blank" xlink:show="new" text:style-name="Internet_20_link" text:visited-style-name="Visited_20_Internet_20_Link">psychologytoday.com</text:a>.</text:p>
        </text:list-item>
        <text:list-item>
          <text:p text:style-name="P8"><text:span text:style-name="Strong_20_Emphasis">Addictions, Compulsive Behaviors, and Eating Disorders:</text:span> One of the early areas IFS was used in was <text:span text:style-name="Strong_20_Emphasis">eating disorders</text:span>, and by extension it’s very useful for all kinds of addictions or compulsions. In IFS terms, addictive behavior is usually driven by a firefighter part trying to provide quick relief or escape<text:a xlink:type="simple" xlink:href="https://www.fostercounseling.org/resources-and-blog/understanding-exile-parts-in-internal-family-systems-ifs#:~:text=for%20perfection%2C%20being%20overly%20critical%2C,or%20excessively%20worrying" office:target-frame-name="_blank" xlink:show="new" text:style-name="Internet_20_link" text:visited-style-name="Visited_20_Internet_20_Link">fostercounseling.org</text:a><text:a xlink:type="simple" xlink:href="https://fab-freedom.com/about-internal-family-systems-therapy-2/#:~:text=The%20Internal%20Family%20Systems%20,about%20our%20initiative%20to%20change" office:target-frame-name="_blank" xlink:show="new" text:style-name="Internet_20_link" text:visited-style-name="Visited_20_Internet_20_Link">fab-freedom.com</text:a>. For example, an alcohol binge may be a firefighter’s way to numb a painful exile’s loneliness; a shopping spree might distract from feelings of inadequacy; a binge-purge episode might temporarily soothe and then express self-loathing from different parts. Rather than trying to <text:span text:style-name="Strong_20_Emphasis">forcefully stop</text:span> the behavior (which often makes the protective system revolt), an IFS therapist will engage the part behind the behavior. They might have the client talk to the part that reaches for alcohol <text:soft-page-break/>and learn it’s trying to make the pain go away. Then they work with the exile fueling that pain, eventually allowing the firefighter part to step back once the pain is healed. This approach can reduce the inner tug-of-war that characterizes addiction (the fight between “I need to stop” vs. “I need relief now”). In fact, IFS has developed specific <text:span text:style-name="Strong_20_Emphasis">protocols for addictions</text:span>, sometimes called “parts-led” recovery. These emphasize befriending the addicted part, finding alternate roles for it (maybe it can help the person recognize when they need self-care, without resorting to the substance), and unburdening the exiles that make the person seek substances in the first place<text:a xlink:type="simple" xlink:href="https://fab-freedom.com/about-internal-family-systems-therapy-2/#:~:text=The%20Internal%20Family%20Systems%20,about%20our%20initiative%20to%20change" office:target-frame-name="_blank" xlink:show="new" text:style-name="Internet_20_link" text:visited-style-name="Visited_20_Internet_20_Link">fab-freedom.com</text:a><text:a xlink:type="simple" xlink:href="https://fab-freedom.com/about-internal-family-systems-therapy-2/#:~:text=IFS%20has%20evolved%20over%20the,with%20addictive%20and%20compulsive%20cycles" office:target-frame-name="_blank" xlink:show="new" text:style-name="Internet_20_link" text:visited-style-name="Visited_20_Internet_20_Link">fab-freedom.com</text:a>. Many addiction treatment programs now incorporate IFS, as it meshes well with the idea of a Higher Self (analogous to a Higher Power in 12-steps, but internal) and it avoids shaming the addict – instead of “addict” it’s “a part of you trying its best.” Similarly with <text:span text:style-name="Strong_20_Emphasis">compulsive behaviors</text:span> like OCD tendencies or self-harm: IFS finds the protective intent. A self-harming part, for instance, might cut because it actually gives relief from emotional numbness (pain makes the person feel alive) or it punishes the self to protect from guilt. Unburden the exile of guilt or numbness, and the self-harm firefighter can retire its razor. For <text:span text:style-name="Strong_20_Emphasis">Eating Disorders</text:span>, IFS has been a game-changer. People with severe anorexia, for example, have parts that feel extreme control over eating is the only way to stay safe or worthy. IFS allows those parts to voice their fears (often of growing up, of being judged, etc.) and often uncovers an exile that never felt in control or was deeply hurt in adolescence. Healing that can reduce the need for the eating disorder behaviors. A number of eating disorder specialists have written about dramatically improved outcomes using IFS compared to solely behavioral approaches. Overall, IFS views <text:span text:style-name="Strong_20_Emphasis">addictive and compulsive cycles as the system’s attempt at equilibrium</text:span> – and it provides guidelines to break these cycles by getting all parts on board with healthy change<text:a xlink:type="simple" xlink:href="https://fab-freedom.com/about-internal-family-systems-therapy-2/#:~:text=Without%20all%20our%20parts%20being,change%20will%20be%20short%20lived" office:target-frame-name="_blank" xlink:show="new" text:style-name="Internet_20_link" text:visited-style-name="Visited_20_Internet_20_Link">fab-freedom.com</text:a><text:a xlink:type="simple" xlink:href="https://fab-freedom.com/about-internal-family-systems-therapy-2/#:~:text=IFS%20has%20evolved%20over%20the,with%20addictive%20and%20compulsive%20cycles" office:target-frame-name="_blank" xlink:show="new" text:style-name="Internet_20_link" text:visited-style-name="Visited_20_Internet_20_Link">fab-freedom.com</text:a>. Recovery becomes an internal family affair: everyone inside needs to agree to put down the bottle or the food or the blade, and IFS offers a path to that inner consensus.</text:p>
        </text:list-item>
        <text:list-item>
          <text:p text:style-name="P8"><text:span text:style-name="Strong_20_Emphasis">Depression and Mood Disorders:</text:span> (We addressed depression above in the anxiety part, so this can be shorter or integrated – already done.)</text:p>
        </text:list-item>
        <text:list-item>
          <text:p text:style-name="P8"><text:span text:style-name="Strong_20_Emphasis">Personality Disorders (e.g., BPD):</text:span> Borderline Personality Disorder (BPD) is often seen as a disorder of unstable self and extreme emotions. IFS can reframe BPD in terms of parts: someone with BPD usually has very polarized parts that take over rapidly – perhaps an abandoned exile and a rageful firefighter, or an idealizing part and a devaluing part, etc.<text:a xlink:type="simple" xlink:href="https://healingtraumacenter.org/depathologizing-the-borderline-client-by-richard-schwartz/#:~:text=Schwartz%20healingtraumacenter,or%20subpersonalities%2C%20of%20the%20client" office:target-frame-name="_blank" xlink:show="new" text:style-name="Internet_20_link" text:visited-style-name="Visited_20_Internet_20_Link">healingtraumacenter.org</text:a>. The sudden shifts in mood or relational stance can be understood as different parts seizing control in reaction to triggers, often due to complex trauma (C-PTSD) at its core. IFS’s compassionate, non-pathologizing approach can be a relief to people with BPD, who are used to feeling “difficult” or shamed. Instead, IFS says, <text:span text:style-name="Emphasis">“These intense feelings make sense; let’s get to know the parts and heal what’s driving them.”</text:span> For instance, a person with BPD might have a protector that desperately clings to people (fear of abandonment) and another that viciously pushes them away (“I’ll hurt you before you hurt me”). In IFS therapy, both those protectors would be acknowledged and their protective motives uncovered, and the exiles of past abandonment or betrayal would be healed over time. As that happens, the internal extremes can soften, leading to more stable moods and relationships. In fact, some experts now view BPD as essentially a trauma-related parts issue (sometimes even calling it complex PTSD). IFS dovetails with that view, treating the trauma and restoring Self leadership so the person isn’t ping-ponging between <text:soft-page-break/>reactive parts. <text:span text:style-name="Strong_20_Emphasis">Narcissistic Personality</text:span> patterns can also be viewed with IFS: a grandiose, entitled part protecting a deeply ashamed exile, for example. Traditional therapy finds narcissism hard to treat due to defensiveness, but IFS might directly engage the defensive “perfect” part, appreciate how it’s protecting against humiliation, and then work with the exile that feels unlovable unless perfect. This indirect route can lower defenses and allow real vulnerability to be addressed. Overall, IFS offers a more sympathetic lens on personality disorders: not as character flaws, but as <text:span text:style-name="Strong_20_Emphasis">extreme part configurations</text:span> set in motion by life experiences, which can gradually be reshaped. Many clinicians integrate IFS in treating conditions like BPD, finding that clients respond well to the idea that <text:span text:style-name="Emphasis">all</text:span> their parts (even the self-sabotaging ones) are trying to help – it builds a working alliance inside the client, which translates to more cooperation in therapy and better outcomes<text:a xlink:type="simple" xlink:href="https://healingtraumacenter.org/depathologizing-the-borderline-client-by-richard-schwartz/#:~:text=Schwartz%20healingtraumacenter,or%20subpersonalities%2C%20of%20the%20client" office:target-frame-name="_blank" xlink:show="new" text:style-name="Internet_20_link" text:visited-style-name="Visited_20_Internet_20_Link">healingtraumacenter.org</text:a>.</text:p>
        </text:list-item>
        <text:list-item>
          <text:p text:style-name="P8"><text:span text:style-name="Strong_20_Emphasis">Couples and Family Therapy:</text:span> Given IFS’s roots in systems theory, it’s naturally extended into couples and family contexts. One spinoff is <text:span text:style-name="Strong_20_Emphasis">Intimacy From the Inside Out (IFIO)</text:span>, an IFS-based couples therapy. In couples work, each partner is guided to notice when their parts are getting triggered by the other, and to speak from Self rather than from the part. For instance, in a fight, one partner might have a protective angry part and the other a shutting-down part. IFIO would help each recognize that dynamic and then have each partner, from Self, address the other’s part: “I see your anger is because a part of you feels unheard. I’m here and I <text:span text:style-name="Emphasis">do</text:span> want to listen.” Meanwhile, each also tends to their own exiles that might get triggered by the relationship (abandonment fears, worthlessness, etc.). This approach builds empathy: partners start seeing, “Oh, it’s not that you’re just intentionally hurtful; it’s your protective part reacting. And I’ve got mine too.” They begin to team up <text:span text:style-name="Emphasis">together</text:span> (Self-to-Self) to soothe each other’s parts, rather than those parts duking it out. This can deeply enhance intimacy and communication. In <text:span text:style-name="Strong_20_Emphasis">family therapy</text:span>, similar principles apply: a parent might learn to respond to a child from Self rather than from their stressed manager part, or siblings realize their conflicts often are between certain parts (like one’s bullying protector vs. the other’s vulnerable exile). Families can even do IFS exercises together, like drawing their parts or mapping out triggers, which can reduce blaming and increase understanding (“It’s not that my teenager is fundamentally defiant; they have a part that reacts to any hint of control because they need autonomy”). Some practitioners use group settings to do “IFS circles” where multiple people navigate their parts with group support, or they combine IFS with <text:span text:style-name="Strong_20_Emphasis">family constellation</text:span> techniques for collective healing. Another exciting area is applying IFS in <text:span text:style-name="Strong_20_Emphasis">organizational or team coaching</text:span> – treating a team like a collection of parts that need leadership and harmony. Leaders are taught to be a Self-like presence for their team, and team members to recognize each other’s protector behaviors in conflicts (instead of demonizing co-workers). So, the system concepts scale up from intrapsychic to interpersonal remarkably well. Essentially, IFS brings a vocabulary for empathy and personal responsibility into relationships: each person owns, “That was my protector speaking,” or “My exile got triggered,” rather than projecting all blame outward. This fosters healthier, more honest interactions.</text:p>
        </text:list-item>
        <text:list-item>
          <text:p text:style-name="P8"><text:span text:style-name="Strong_20_Emphasis">Journaling, Art, and Self-Help:</text:span> A great thing about IFS is once someone learns the basics, they can use it outside of therapy for self-reflection and healing. <text:span text:style-name="Strong_20_Emphasis">Journaling</text:span> is a common practice: one can journal from the perspective of a part (writing a dialogue: Self asks questions, the part writes answers). This externalizes the internal conversation onto paper. Many people find insights this way – sometimes a surprising sentence flows out as a part <text:soft-page-break/>“speaking” that the conscious mind didn’t realize. Others do <text:span text:style-name="Strong_20_Emphasis">arts and crafts</text:span> to express parts: drawing one’s inner family, using different colors or symbols for each part, or even making collages/figures to represent them. This creative approach can bypass analytical blocks and give parts a voice. Because parts often operate in imagery and emotion, art can communicate their world better than rational thought. There are also IFS-informed <text:span text:style-name="Strong_20_Emphasis">meditations</text:span> that people can do, which guide them to meet parts and cultivate Self energy daily (some resources are available via apps or recordings). Such practices help people maintain their inner relationships continuously, not just in crisis.</text:p>
        </text:list-item>
      </text:list>
      <text:p text:style-name="Text_20_body">Additionally, IFS has a growing presence in <text:span text:style-name="Strong_20_Emphasis">coaching and personal development</text:span> realms. Some coaches use IFS techniques to help clients stuck in achieving goals (e.g., “Let’s talk to the part of you that procrastinates about getting healthy. What’s its concern? Okay, now let’s talk to the part that’s super eager to change. How can we negotiate?”). This way clients stop self-sabotage and create inner alignment toward their goals. <text:span text:style-name="Strong_20_Emphasis">Athletes</text:span> have used IFS to handle performance anxiety (finding the part afraid to fail) and to enhance focus by unblending from distracting parts. <text:span text:style-name="Strong_20_Emphasis">Artists and writers</text:span> use it to get past creative blocks (often an inner critic is smothering the inner artist exile, so freeing that up unlocks creativity).</text:p>
      <text:p text:style-name="Text_20_body">There’s also a concept of the <text:span text:style-name="Strong_20_Emphasis">“Happy, Healthy Adult”</text:span> from schema therapy or similar approaches, which is basically analogous to Self. People who don’t necessarily dive deep into IFS can still benefit from the idea of cultivating their core healthy self and caring for their hurt parts (some might call them inner children). So even in lay self-help contexts, IFS concepts have spread. You’ll see popular psychology articles about “embrace your inner family” or “make peace with the inner critic” that are essentially IFS in simpler terms. The Kinri app mentioned (with an Echo voice) is likely an example of bringing IFS to a self-help platform, where users can get in touch with their parts with AI guidance – a novel extension of IFS into the digital self-help domain.</text:p>
      <text:list xml:id="list2710472122" text:style-name="L9">
        <text:list-item>
          <text:p text:style-name="P9"><text:span text:style-name="Strong_20_Emphasis">Groups and Communities:</text:span> On a broader level, some have applied IFS principles to social dynamics. For example, in conflict resolution or dialogue between polarized political groups, facilitators have borrowed IFS language: encouraging each side to speak from their core values (Self) and recognize when a “protective part” (like anger or defensiveness) is flaring up due to feeling threatened. This can reduce demonization by realizing, “hey, the ‘enemy side’ has exiles and protectors too, not unlike mine.” Also, in communities of healing (like 12-step groups, veteran support groups, etc.), teaching IFS can create a common non-shaming language: people might share, “My firefighter got active this week and I relapsed, but I realize what it was protecting,” and others respond with understanding rather than judgment, since they know what that means in IFS terms.</text:p>
        </text:list-item>
        <text:list-item>
          <text:p text:style-name="P9"><text:span text:style-name="Strong_20_Emphasis">Neurodivergence (Autism, ADHD, etc.):</text:span> IFS is finding a niche in working with <text:span text:style-name="Strong_20_Emphasis">neurodivergent individuals</text:span> (those who are autistic, have ADHD, dyslexia, etc.). One might ask, how do “parts” manifest in a neurodivergent mind? It turns out, quite similarly, but there are nuances. For example, autistic folks often talk about a part that masks or camouflages their autistic traits to fit in (a Manager)<text:a xlink:type="simple" xlink:href="https://www.anchoredinself.co.uk/post/why-ifs-is-an-excellent-therapy-for-neurodivergent-clients-as-a-neurodivergent-therapist#:~:text=Here%20are%20a%20few%20reasons,works%20well%20for%20neurodivergent%20minds" office:target-frame-name="_blank" xlink:show="new" text:style-name="Internet_20_link" text:visited-style-name="Visited_20_Internet_20_Link">anchoredinself.co.uk</text:a>. That part might be exhausted and anxious, constantly scripting social behavior to avoid negative reactions. Meanwhile, there might be an Exile holding the pain of being misunderstood or bullied for being different. And maybe a Firefighter that retreats into special interests or shuts down during sensory overload. IFS provides a way to validate all these inner experiences. Importantly, IFS is <text:span text:style-name="Strong_20_Emphasis">neurodiversity-affirming</text:span> when practiced with awareness – it doesn’t <text:soft-page-break/>view autism/ADHD themselves as things to cure, but rather looks at the burdens (like internalized ableism or trauma) that ND individuals carry<text:a xlink:type="simple" xlink:href="https://www.anchoredinself.co.uk/post/why-ifs-is-an-excellent-therapy-for-neurodivergent-clients-as-a-neurodivergent-therapist#:~:text=1,not%20need%20to%20be%20fixed" office:target-frame-name="_blank" xlink:show="new" text:style-name="Internet_20_link" text:visited-style-name="Visited_20_Internet_20_Link">anchoredinself.co.uk</text:a><text:a xlink:type="simple" xlink:href="https://www.anchoredinself.co.uk/post/why-ifs-is-an-excellent-therapy-for-neurodivergent-clients-as-a-neurodivergent-therapist#:~:text=3,their%20relationships%20with%20each%20other" office:target-frame-name="_blank" xlink:show="new" text:style-name="Internet_20_link" text:visited-style-name="Visited_20_Internet_20_Link">anchoredinself.co.uk</text:a>. For someone with ADHD, an IFS lens might identify a part that becomes inattentive or impulsive as a sort of firefighter coping with boredom or emotional dysregulation, and managers that berate them for it, etc. By helping those parts communicate (perhaps the distracted part actually has the positive intent of seeking stimulation, which can be channeled constructively), the person can manage their condition with more self-understanding. ND individuals often appreciate IFS’s non-pathologizing tone – e.g., an autistic person’s logical, systematic part isn’t viewed as a problem to fix, but as one part that maybe needs to partner with a social part to navigate interactions. In therapy with ND clients, standard approaches may not always succeed because, say, a very literal autistic client might not resonate with emotional metaphor. But interestingly, many autistic folks do well with IFS because it’s almost like an internal role-playing game – it can appeal to imaginative and analytical thinking simultaneously. They can catalog their parts (which suits the way some autistic brains systematize) and also engage creatively with them. IFS also doesn’t demand eye contact or neurotypical communication – clients can close their eyes, focus inward, even use objects to represent parts, which can be more comfortable<text:a xlink:type="simple" xlink:href="https://www.anchoredinself.co.uk/post/why-ifs-is-an-excellent-therapy-for-neurodivergent-clients-as-a-neurodivergent-therapist#:~:text=3,their%20relationships%20with%20each%20other" office:target-frame-name="_blank" xlink:show="new" text:style-name="Internet_20_link" text:visited-style-name="Visited_20_Internet_20_Link">anchoredinself.co.uk</text:a>. And because IFS emphasizes <text:span text:style-name="Strong_20_Emphasis">embracing all parts as valuable</text:span>, it aligns with embracing neurodiversity: for instance, an ADHD client might come to see their high-energy part not as an enemy but as a source of creativity and spontaneity when balanced. The therapist, acting as a guide, ensures to adapt to the client’s communication style (maybe using more visual aids, or being more direct in asking parts questions if the client is not intuitively doing so). In communities of neurodivergent people, IFS concepts have been used in support groups to help members articulate their internal experiences and support each other in unburdening cultural stigma (like the shame some autistic people carry from being told they’re “wrong” their whole life – an obvious legacy burden to target<text:a xlink:type="simple" xlink:href="https://www.stroudtherapy.com/news/2023/2/18/ifs-and-neurodivergence#:~:text=There’s%20work%20to%20be%20done%2C,a%20different%20experience%20can%20happen" office:target-frame-name="_blank" xlink:show="new" text:style-name="Internet_20_link" text:visited-style-name="Visited_20_Internet_20_Link">stroudtherapy.com</text:a><text:a xlink:type="simple" xlink:href="https://www.stroudtherapy.com/news/2023/2/18/ifs-and-neurodivergence#:~:text=other%20as%20ND%20are,there%20are%20many%20different%20Neurotypes" office:target-frame-name="_blank" xlink:show="new" text:style-name="Internet_20_link" text:visited-style-name="Visited_20_Internet_20_Link">stroudtherapy.com</text:a>). It can really foster <text:span text:style-name="Strong_20_Emphasis">self-acceptance</text:span>: <text:span text:style-name="Emphasis">“You are not broken; your system has exactly the parts it needs – let’s help them work together and release the pain society has caused.”</text:span></text:p>
        </text:list-item>
        <text:list-item>
          <text:p text:style-name="P9"><text:span text:style-name="Strong_20_Emphasis">Medical and Health Settings:</text:span> Some health practitioners have used IFS for patients with chronic pain or illness. The idea is that sometimes symptoms can be related to emotional parts (as in psychosomatic cases), or even if not, dealing with the emotional burden of illness is eased by parts work. For example, one might find a part that holds resentment or grief and works with it, and see an improvement in pain perception. There’s emerging interest in how unburdening heavy emotions might impact the immune system or stress hormones, potentially aiding physical healing. A study on rheumatoid arthritis patients found those who did IFS had improvements in pain and physical function<text:a xlink:type="simple" xlink:href="https://www.psychologytoday.com/us/therapy-types/internal-family-systems-therapy#:~:text=In%202015%2C%20IFS%20was%20designated,as%20other%20forms%20of%20therapy" office:target-frame-name="_blank" xlink:show="new" text:style-name="Internet_20_link" text:visited-style-name="Visited_20_Internet_20_Link">psychologytoday.com</text:a>. They likely worked with parts that carried stress or hopelessness about the illness, and by releasing those, their body responded. This doesn’t mean IFS is a cure-all for medical issues, but it suggests a mind-body interplay where IFS can be part of a holistic care plan.</text:p>
        </text:list-item>
        <text:list-item>
          <text:p text:style-name="P9"><text:span text:style-name="Strong_20_Emphasis">Adjunct to Other Therapies:</text:span> IFS can integrate with or enhance other modalities. Some examples: <text:span text:style-name="Strong_20_Emphasis">EMDR</text:span> therapists incorporate IFS by checking in with protectors before doing eye-movement desensitization, making EMDR safer for complex cases (sometimes called “IFS-informed EMDR”)<text:a xlink:type="simple" xlink:href="https://www.counselinginrockfordil.com/copy-of-cognitive-retraining-1#:~:text=An%20organization%20called%20Syzygy%20was,3%20and%20Neurofeedback%20trained%20clinicians" office:target-frame-name="_blank" xlink:show="new" text:style-name="Internet_20_link" text:visited-style-name="Visited_20_Internet_20_Link">counselinginrockfordil.com</text:a>. <text:span text:style-name="Strong_20_Emphasis">Dialectical Behavior Therapy (DBT)</text:span>, common for BPD, can incorporate parts language (one DBT therapist said they help clients <text:soft-page-break/>notice their Emotion Mind as a part vs. Wise Mind as Self – a parallel concept). <text:span text:style-name="Strong_20_Emphasis">Somatic therapies</text:span> easily mesh with IFS; a body sensation can be treated as a part’s communication. <text:span text:style-name="Strong_20_Emphasis">Hypnotherapy</text:span> can use trance to facilitate parts dialog, as it’s been doing in various forms for decades (ego-state therapy, a precursor to IFS). Even <text:span text:style-name="Strong_20_Emphasis">psychedelic-assisted therapy</text:span> has found IFS a useful framework – people on substances like MDMA or psilocybin often naturally experience aspects of Self (e.g., self-compassion, clarity) and parts (visions of child selves, etc.), and having an IFS-trained guide during psychedelic therapy can help the person navigate those inner encounters productively.</text:p>
        </text:list-item>
      </text:list>
      <text:p text:style-name="Text_20_body">As we can see, IFS’s applications are far-reaching. Ultimately, any situation that involves human psychology and conflict (inner or outer) can potentially benefit from IFS’s principles of understanding the multiplicity of mind, fostering internal leadership, and promoting empathy for all sub-parts. It is being used by clinicians, coaches, spiritual directors, and laypeople alike. The versatility of IFS comes from its elegant simplicity – acknowledging parts and Self – which can be adapted in language and depth to suit context. Whether it’s a veteran with PTSD, a couple on the brink of divorce, an entrepreneur with imposter syndrome, or someone simply seeking self-knowledge, IFS offers a map to navigate the inner world and bring more balance and kindness to it.</text:p>
      <text:h text:style-name="Heading_20_2" text:outline-level="2">Advanced Concepts in IFS</text:h>
      <text:p text:style-name="Text_20_body">Beyond the core model of Self and parts, IFS has evolved to include some <text:span text:style-name="Strong_20_Emphasis">advanced concepts</text:span> that address deeper or broader dimensions of healing. These are often introduced in advanced training or specialized applications of IFS. Here are a few:</text:p>
      <text:list xml:id="list3963746801" text:style-name="L10">
        <text:list-item>
          <text:p text:style-name="P10"><text:span text:style-name="Strong_20_Emphasis">Legacy Burdens:</text:span> Not all the burdens (extreme beliefs and emotions) that parts carry come from one’s direct life experiences. <text:span text:style-name="Strong_20_Emphasis">Legacy burdens</text:span> are those inherited from previous generations – passed down through family lineage or cultural history<text:a xlink:type="simple" xlink:href="https://www.counselinginrockfordil.com/copy-of-cognitive-retraining-1#:~:text=Exile%20parts%20are%20wounded%20parts,such%20as%20poverty%20or%20racism" office:target-frame-name="_blank" xlink:show="new" text:style-name="Internet_20_link" text:visited-style-name="Visited_20_Internet_20_Link">counselinginrockfordil.com</text:a>. An example might be a familial pattern of anxiety that can’t be traced to any specific trauma in the person’s own life, or a deep sense of shame that seems tied to one’s ethnic or cultural background due to historical oppression. In IFS, we recognize that a part may be holding Grandpa’s depression or Grandma’s survivor guilt, etc., because such emotional energies can be unconsciously handed down (through parenting behaviors, epigenetics, etc.). Similarly, <text:span text:style-name="Strong_20_Emphasis">cultural burdens</text:span> are those taken on from the surrounding culture or society<text:a xlink:type="simple" xlink:href="https://www.counselinginrockfordil.com/copy-of-cognitive-retraining-1#:~:text=betrayal%20by%20a%20parent%2C%20sibling%2C,such%20as%20poverty%20or%20racism" office:target-frame-name="_blank" xlink:show="new" text:style-name="Internet_20_link" text:visited-style-name="Visited_20_Internet_20_Link">counselinginrockfordil.com</text:a>. For instance, living in a society with systemic racism might inflict a burden of internalized inferiority on members of marginalized groups, or a cultural burden of hyper-independence might affect many men due to societal norms. These burdens are “in the air” we breathe as a culture. IFS therapists working with, say, clients from oppressed communities will pay attention to cultural burdens and so-called <text:span text:style-name="Strong_20_Emphasis">“cultural exiles”</text:span> – parts that hold the pain of experiences like racism, homophobia, war, immigration trauma, etc., which might not be acknowledged by the dominant culture. <text:span text:style-name="Strong_20_Emphasis">Unburdening legacy and cultural burdens</text:span> often involves a kind of ritual or acknowledgement of the source. The client, from Self, might say to the part, <text:span text:style-name="Emphasis">“This shame you carry isn’t actually yours; it was handed to our family by the trauma of slavery (for example), and you don’t have to hold it anymore.”</text:span> They may imagine giving that burden back to ancestors or letting it dissipate in a culturally meaningful way<text:a xlink:type="simple" xlink:href="https://ifs-institute.com/sites/default/files/inline-files/Friday%20PM%20-%20Legacy%20Burdens%20and%20Ancestral%20Healing_Reambeault.pdf#:~:text=institute,to%20work%20with%20legacy%20burdens" office:target-frame-name="_blank" xlink:show="new" text:style-name="Internet_20_link" text:visited-style-name="Visited_20_Internet_20_Link">ifs-institute.com</text:a>. Sometimes inviting the support of ancestors or spiritual figures in imagery can help (if that fits the client’s belief system). IFS thus provides a framework not just for personal healing <text:soft-page-break/>but for <text:span text:style-name="Strong_20_Emphasis">intergenerational healing</text:span> – it dovetails with concepts like “breaking the cycle” of generational trauma. In workshops on legacy burdens, participants have worked on things like the inherited trauma of the Holocaust, the Great Depression’s scarcity mindset passed down, or collective burdens like “men must not cry” from patriarchy<text:a xlink:type="simple" xlink:href="https://ifs-institute.com/sites/default/files/inline-files/Friday%20PM%20-%20Legacy%20Burdens%20and%20Ancestral%20Healing_Reambeault.pdf#:~:text=institute,to%20work%20with%20legacy%20burdens" office:target-frame-name="_blank" xlink:show="new" text:style-name="Internet_20_link" text:visited-style-name="Visited_20_Internet_20_Link">ifs-institute.com</text:a><text:a xlink:type="simple" xlink:href="https://pointofrelationpodcast.com/podcast/unpacking-legacy-burdens-through-collective-spaces-with-deran-young-dr-richard-schwartz/#:~:text=,life%2C%20into%20how%20I" office:target-frame-name="_blank" xlink:show="new" text:style-name="Internet_20_link" text:visited-style-name="Visited_20_Internet_20_Link">pointofrelationpodcast.com</text:a>. By freeing themselves of these, people feel a remarkable lightness and often report not passing the burden to their own children, effectively <text:span text:style-name="Strong_20_Emphasis">healing the ancestral line</text:span>. This is profound work that integrates IFS with ideas from family systems and even shamanic or indigenous healing practices (many cultures have traditions of ancestral healing, which IFS echo in a modern therapeutic way).</text:p>
        </text:list-item>
        <text:list-item>
          <text:p text:style-name="P10"><text:span text:style-name="Strong_20_Emphasis">Unattached Burdens:</text:span> A related concept is <text:span text:style-name="Strong_20_Emphasis">unattached burdens</text:span>, which are burdens (emotional energies) that aren’t attached to a part – they sort of float in or cling to a person from outside. Some consider these akin to “entities” or just free-floating trauma energy. It gets a bit spiritual or metaphysical. Not all IFS practitioners focus on this, but the idea is if you sense a heavy energy that doesn’t seem like a personal part, you can still release it (like a dark cloud that just needs to be cleared). This concept allows flexibility – sometimes a client might feel something that isn’t exactly a part with personality but more like “a dark presence of anger” in them. Instead of ignoring that, an advanced IFS practitioner might treat it as an unattached burden and help the client release it (maybe visualize cleansing it out with light, etc.). This overlaps with some spirit releasement or energy healing practices, but in IFS it’s framed non-denominationally: it’s just a burden without an owner.</text:p>
        </text:list-item>
        <text:list-item>
          <text:p text:style-name="P10"><text:span text:style-name="Strong_20_Emphasis">IFS and Spirituality:</text:span> As mentioned, IFS resonates with many spiritual frameworks, and advanced explorations by Schwartz and others have drawn parallels to mindfulness, Buddhism, and other traditions. Schwartz coined the term <text:span text:style-name="Strong_20_Emphasis">“larger Self”</text:span> to talk about how when many people access Self, they describe a transpersonal feeling of interconnectedness<text:a xlink:type="simple" xlink:href="https://scottbarrykaufman.com/podcast/no-bad-parts-w-richard-schwartz/#:~:text=Knows%20how%20to%20heal%2C%20and,every%20spiritual%20tradition%20has%20made" office:target-frame-name="_blank" xlink:show="new" text:style-name="Internet_20_link" text:visited-style-name="Visited_20_Internet_20_Link">scottbarrykaufman.com</text:a>. He wonders if perhaps the Self of an individual is connected to a greater unity of consciousness (a bit of a mystical idea). In any case, clients sometimes have spiritual experiences in IFS sessions – for example, a sense of grace or presence supporting them as they unburden, or visualizing helping angels or compassionate ancestors around them. IFS neither promotes nor discourages this – it trusts the client’s system. If a client’s Self invites an image of loving light (which some might interpret as divine), and it helps a part, that’s welcomed. Some advanced IFS practitioners incorporate overt spiritual practices, like prayer or using the client’s faith in the healing process, if that’s appropriate. On the other hand, secular clients just see it as tapping into their own goodness – which is totally fine. The model’s flexibility here is a plus.</text:p>
        </text:list-item>
        <text:list-item>
          <text:p text:style-name="P10"><text:span text:style-name="Strong_20_Emphasis">Parts in Other Systems (Internal vs External):</text:span> There’s a concept of <text:span text:style-name="Strong_20_Emphasis">“parallel process”</text:span> or how our internal parts relate to external systems. For instance, IFS trainers speak of how our internal polarization might project outwards – if I hate and suppress my own vulnerability, I might also judge others who show vulnerability. Recognizing that can break cycles of external conflict, because working on your inner system (becoming more accepting internally) often makes you more accepting externally. In advanced trainings, they sometimes do <text:span text:style-name="Strong_20_Emphasis">“open seat”</text:span> exercises where a person embodies their part and the group interacts with it, almost like psychodrama. This can help complex parts feel heard by many people, not just the client.</text:p>
        </text:list-item>
        <text:list-item>
          <text:p text:style-name="P10"><text:soft-page-break/><text:span text:style-name="Strong_20_Emphasis">System Mapping and Constellations:</text:span> As mentioned earlier, some practitioners like <text:span text:style-name="Strong_20_Emphasis">Ruth Culver</text:span> have developed visual mapping tools – drawing out circles and arrows for polarizations, alliances, etc., in a client’s system<text:a xlink:type="simple" xlink:href="https://www.facebook.com/SomaticPsychotherapyToday/posts/thank-you-ruth-culver-for-sharing-this-amazing-chart-that-maps-polyvagal-states-/1909023195894427/#:~:text=Thank%20you%20Ruth%20Culver%20for,and" office:target-frame-name="_blank" xlink:show="new" text:style-name="Internet_20_link" text:visited-style-name="Visited_20_Internet_20_Link">facebook.com</text:a><text:a xlink:type="simple" xlink:href="https://www.facebook.com/theoneinsideIFS/posts/absolutely-love-ruth-culver-and-loved-this-episode-check-it-out-wherever-you-lis/1230206065771918/#:~:text=Absolutely%20love%20Ruth%20Culver%20and,IFS%20Therapy" office:target-frame-name="_blank" xlink:show="new" text:style-name="Internet_20_link" text:visited-style-name="Visited_20_Internet_20_Link">facebook.com</text:a>. This is helpful especially when there are many parts to keep track of. A parts map might look like a chart with protector parts around in one color and exiles in another, showing which protectors guard which exiles, which parts are polarized with each other, etc. Clients sometimes gain clarity just by seeing it laid out. Taking it further, <text:span text:style-name="Strong_20_Emphasis">IFS Constellations</text:span> are a group method where other people stand in as someone’s parts. This was inspired by <text:span text:style-name="Strong_20_Emphasis">Family Constellations</text:span> (an approach where group members represent actual family members to reveal dynamics). In IFS constellations, you might have, say, five volunteers each embody (with the client’s guidance) one of the client’s parts – perhaps one person is the angry protector, another is the sad exile, another is the critical manager, etc. They might position themselves in the room (one far away, one looming, etc., as a reflection of the inner relationships). Then, guided by a facilitator, they voice what they are feeling (often spontaneously they pick up on truths of that part, it’s quite fascinating). The client can stand in as Self and speak to each “part” as represented by a person, or reposition them into a more harmonious configuration. This externalization can lead to big shifts internally; it’s a dramatic, powerful process for some. While not mainstream, it’s an example of the creative ways IFS principles can be applied experientially.</text:p>
        </text:list-item>
        <text:list-item>
          <text:p text:style-name="P10"><text:span text:style-name="Strong_20_Emphasis">IFS and Neuroscience:</text:span> We touched on this but to elaborate: people are exploring how IFS might correspond to brain processes. One view: <text:span text:style-name="Strong_20_Emphasis">Self could be seen as an integrated, whole-brain state</text:span> where different neural networks (that normally might be associated with different parts) are communicating smoothly. When someone is blended with a part, maybe certain brain regions (like the amygdala for fear, or habitual loops in the basal ganglia for an addictive behavior) dominate, and connectivity to the frontal cortex (for perspective) is reduced. In Self, possibly the Default Mode Network (DMN), which involves self-referential thinking, is balanced with the Task Positive Network (TPN), which involves executive functioning and focus<text:a xlink:type="simple" xlink:href="https://substack.com/home/post/p-142343179?utm_campaign=post&amp;utm_medium=web#:~:text=The%20DMN,TPN%20occurs%20rapidly%2C%20within" office:target-frame-name="_blank" xlink:show="new" text:style-name="Internet_20_link" text:visited-style-name="Visited_20_Internet_20_Link">substack.com</text:a><text:a xlink:type="simple" xlink:href="https://pmc.ncbi.nlm.nih.gov/articles/PMC3941086/#:~:text=Antagonistic%20neural%20networks%20underlying%20differentiated,to%20the%20different%20roles" office:target-frame-name="_blank" xlink:show="new" text:style-name="Internet_20_link" text:visited-style-name="Visited_20_Internet_20_Link">pmc.ncbi.nlm.nih.gov</text:a>. Some have hypothesized that parts correspond to ingrained neural pathways or “schemas,” and Self is not localized but rather a state of neural integration and coherence (perhaps related to what researcher Dr. Dan Siegel calls an “integrated brain” being the basis of mental health). Additionally, Polyvagal Theory (by Stephen Porges) might map to IFS: when a person’s protectors are managing or firefighting, they often operate from a <text:span text:style-name="Strong_20_Emphasis">fight/flight</text:span> (sympathetic nervous system) or <text:span text:style-name="Strong_20_Emphasis">freeze</text:span> (dorsal vagal shutdown) state. When in Self, people tend to be in the <text:span text:style-name="Strong_20_Emphasis">ventral vagal state</text:span> of social engagement (calm, open, connected)<text:a xlink:type="simple" xlink:href="https://www.stroudtherapy.com/news/2023/2/18/ifs-and-neurodivergence#:~:text=I’d%20like%20to%20say%20a,the%20internal%20and%20external%20environment" office:target-frame-name="_blank" xlink:show="new" text:style-name="Internet_20_link" text:visited-style-name="Visited_20_Internet_20_Link">stroudtherapy.com</text:a><text:a xlink:type="simple" xlink:href="https://www.stroudtherapy.com/news/2023/2/18/ifs-and-neurodivergence#:~:text=the%20conscious%20mind,the%20internal%20and%20external%20environment" office:target-frame-name="_blank" xlink:show="new" text:style-name="Internet_20_link" text:visited-style-name="Visited_20_Internet_20_Link">stroudtherapy.com</text:a>. Thus, helping parts unblend and letting Self lead might shift the client’s physiology into a ventral vagal (safe and social) state, which is good for health and well-being. It’s another way of understanding why IFS works: it promotes regulation of the nervous system by resolving inner conflicts that keep triggering fight/flight responses. Some preliminary research during IFS sessions has shown reductions in stress hormones when Self is accessed. More formal neuroscience studies are likely forthcoming, given the growing interest.</text:p>
        </text:list-item>
        <text:list-item>
          <text:p text:style-name="P10"><text:span text:style-name="Strong_20_Emphasis">Self-Led Activism and Social Change:</text:span> A burgeoning area is applying IFS to how we engage in the world. The idea is that if activists, leaders, or any change-makers operate from Self rather than from extreme parts, they might be more effective and less likely to burn out or create polarizing rhetoric. For instance, an activist could speak for justice from a place of <text:soft-page-break/>compassion and confidence (Self) instead of hatred (protector part) for the oppressors; arguably, this might invite more constructive dialogue. Some in the IFS community talk about “Self-led activism” as a way to heal social wounds with the same principles of listening, witnessing, and not demonizing even the opposing side’s humanity (without being passive about injustices – Self can be courageous and firm too).</text:p>
        </text:list-item>
        <text:list-item>
          <text:p text:style-name="P10"><text:span text:style-name="Strong_20_Emphasis">Multiplicity in Other Contexts:</text:span> IFS isn’t the only model to work with inner parts – Jungian archetypes, Gestalt “topdog/underdog,” transactional analysis (inner Parent-Adult-Child), Voice Dialogue, etc., all share the idea of inner voices. An advanced IFS concept is simply understanding how to integrate it with those or translate if a client uses a different framework. For example, if a client says “a part of me is like a little gremlin,” an IFS therapist will work with that even if it’s not classic terminology, trusting the client’s system to personify as it will.</text:p>
        </text:list-item>
      </text:list>
      <text:p text:style-name="Text_20_body">In conclusion, these advanced topics show that IFS is not static; it’s evolving and deepening. Whether dealing with ancestral trauma, cultural wounds, complex systems in a person or in groups, or linking to science and spirit, IFS serves as a kind of <text:span text:style-name="Strong_20_Emphasis">core model</text:span> that can be expanded. The beauty of IFS is that it always comes back to basics: <text:span text:style-name="Strong_20_Emphasis">all parts are welcome, and the Self’s compassion is the healing agent</text:span>. Be it an ancient burden or a high-tech brain scan, the essence is contacting that compassionate Self and freeing the parts from what weighs them down. This makes IFS a living, breathing framework – one that practitioners worldwide continue to innovate with, as they strive to help individuals and communities heal at the deepest levels.</text:p>
      <text:p text:style-name="Horizontal_20_Line"/>
      <text:p text:style-name="Text_20_body"><text:span text:style-name="Strong_20_Emphasis">Conclusion:</text:span> Internal Family Systems therapy offers a warm, hopeful roadmap for anyone seeking healing or personal growth. It assures us that <text:span text:style-name="Emphasis">we already carry within us (in our Self) the love and wisdom we need</text:span> to heal our hurt places and guide our lives. Our anger, fear, shame – rather than enemies to eliminate – become messengers to listen to, wounded inner family members to nurse back to health. By learning to approach our inner world with the same patience and respect we would offer a dear friend, we gradually transform it. Traumas that once defined us can be released; habits that once controlled us can relax. We move from inner civil war to an <text:span text:style-name="Strong_20_Emphasis">inner council</text:span>, where every part has a voice but the Self has the gavel, gently directing our system toward balance. In the light of Self, even the darkest corners of our psyche can finally be seen and healed – and our many inner “family members” can at last live together in harmony. IFS invites you to take that compassionate journey inward, knowing that no matter how fragmented or lost you feel, <text:span text:style-name="Emphasis">your true Self is never far – it’s waiting to welcome all your parts home</text:span>. <text:a xlink:type="simple" xlink:href="https://scottbarrykaufman.com/podcast/no-bad-parts-w-richard-schwartz/#:~:text=And%20when%20I%20would%20ask,in%20everybody%2C%20can’t%20be%20damaged" office:target-frame-name="_blank" xlink:show="new" text:style-name="Internet_20_link" text:visited-style-name="Visited_20_Internet_20_Link">scottbarrykaufman.com</text:a></text:p>
      <text:p text:style-name="Standard"><text:line-break/><text:line-break/>IFS Parts Encyclopedia – Gap Filler Batch (Parts 91–105)</text:p>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 fo:font-family="'Times New Roman'"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 fo:font-family="'Times New Roman'"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5-20T08:34:12.973000000</meta:creation-date>
    <dc:date>2025-05-20T17:51:12.972000000</dc:date>
    <meta:editing-duration>PT1H2M18S</meta:editing-duration>
    <meta:editing-cycles>2</meta:editing-cycles>
    <meta:generator>Neat_Office/6.2.8.2$Windows_x86 LibreOffice_project/</meta:generator>
    <meta:document-statistic meta:table-count="0" meta:image-count="0" meta:object-count="0" meta:page-count="31" meta:paragraph-count="118" meta:word-count="18803" meta:character-count="119544" meta:non-whitespace-character-count="100720"/>
  </office:meta>
</office:document-meta>
</file>